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683cm"/>
    </style:style>
    <style:style style:name="co7" style:family="table-column">
      <style:table-column-properties fo:break-before="auto" style:column-width="15.166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1.34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6.101cm"/>
    </style:style>
    <style:style style:name="co13" style:family="table-column">
      <style:table-column-properties fo:break-before="auto" style:column-width="9.287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2.254cm"/>
    </style:style>
    <style:style style:name="co17" style:family="table-column">
      <style:table-column-properties fo:break-before="auto" style:column-width="3.283cm"/>
    </style:style>
    <style:style style:name="co18" style:family="table-column">
      <style:table-column-properties fo:break-before="auto" style:column-width="2.23cm"/>
    </style:style>
    <style:style style:name="co19" style:family="table-column">
      <style:table-column-properties fo:break-before="auto" style:column-width="2.769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16.806cm"/>
    </style:style>
    <style:style style:name="co23" style:family="table-column">
      <style:table-column-properties fo:break-before="auto" style:column-width="1.102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6.884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1.744cm"/>
    </style:style>
    <style:style style:name="co28" style:family="table-column">
      <style:table-column-properties fo:break-before="auto" style:column-width="5.062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1.842cm"/>
    </style:style>
    <style:style style:name="co31" style:family="table-column">
      <style:table-column-properties fo:break-before="auto" style:column-width="2.422cm"/>
    </style:style>
    <style:style style:name="co32" style:family="table-column">
      <style:table-column-properties fo:break-before="auto" style:column-width="2.582cm"/>
    </style:style>
    <style:style style:name="co33" style:family="table-column">
      <style:table-column-properties fo:break-before="auto" style:column-width="3.258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0.989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99"/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3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" table:number-columns-repeated="1007" table:default-cell-style-name="Default"/>
        <table:table-row table:style-name="ro3">
          <table:table-cell table:style-name="ce94" office:value-type="string" calcext:value-type="string">
            <office:annotation draw:style-name="gr2" draw:text-style-name="P2" svg:width="8.869cm" svg:height="3.228cm" svg:x="7.01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94" office:value-type="string" calcext:value-type="string">
            <text:p>abbreviation</text:p>
          </table:table-cell>
          <table:table-cell table:style-name="ce94" office:value-type="string" calcext:value-type="string">
            <text:p>year</text:p>
          </table:table-cell>
          <table:table-cell table:style-name="ce94" office:value-type="string" calcext:value-type="string">
            <text:p>contains_page</text:p>
          </table:table-cell>
          <table:table-cell table:style-name="ce94" office:value-type="string" calcext:value-type="string">
            <text:p>assignee</text:p>
          </table:table-cell>
          <table:table-cell table:style-name="ce94" office:value-type="string" calcext:value-type="string">
            <text:p>doi</text:p>
          </table:table-cell>
          <table:table-cell table:style-name="ce94" office:value-type="string" calcext:value-type="string">
            <text:p>doi_url</text:p>
          </table:table-cell>
          <table:table-cell table:style-name="ce94" office:value-type="string" calcext:value-type="string">
            <text:p>comments</text:p>
          </table:table-cell>
          <table:table-cell table:style-name="ce45" office:value-type="string" calcext:value-type="string">
            <text:p>open</text:p>
          </table:table-cell>
          <table:table-cell table:style-name="ce52" office:value-type="string" calcext:value-type="string">
            <text:p>repro_inst</text:p>
          </table:table-cell>
          <table:table-cell table:style-name="ce52" office:value-type="string" calcext:value-type="string">
            <text:p>art_class</text:p>
          </table:table-cell>
          <table:table-cell table:style-name="ce52" office:value-type="string" calcext:value-type="string">
            <text:p>molecular</text:p>
          </table:table-cell>
          <table:table-cell table:style-name="ce52" office:value-type="string" calcext:value-type="string">
            <text:p>software_cite</text:p>
          </table:table-cell>
          <table:table-cell table:style-name="ce52" office:value-type="string" calcext:value-type="string">
            <text:p>software_avail</text:p>
          </table:table-cell>
          <table:table-cell table:style-name="ce52" office:value-type="string" calcext:value-type="string">
            <text:p>comp_mthds_avail</text:p>
          </table:table-cell>
          <table:table-cell table:style-name="ce52" office:value-type="string" calcext:value-type="string">
            <text:p>data_avail</text:p>
          </table:table-cell>
          <table:table-cell table:style-name="ce53" office:value-type="string" calcext:value-type="string">
            <text:p>software_used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3-0228-9</text:p>
          </table:table-cell>
          <table:table-cell table:style-name="ce39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6" table:formula="of:=LOOKUP([.A2]; [$'Journal Lookup Tables'.$A$2:.$B$22])" office:value-type="string" office:string-value="BOTH" calcext:value-type="string">
            <text:p>BOTH</text:p>
          </table:table-cell>
          <table:table-cell table:style-name="ce46" table:formula="of:=LOOKUP([.A2]; [$'Journal Lookup Tables'.$F$2:.$G$22])" office:value-type="float" office:value="2" calcext:value-type="float">
            <text:p>2</text:p>
          </table:table-cell>
          <table:table-cell table:style-name="ce46" office:value-type="string" calcext:value-type="string">
            <text:p>Applied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39" table:formula="of:=concat(&quot;https://dx.doi.org/&quot;; [.F3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47" table:formula="of:=LOOKUP([.A3]; [$'Journal Lookup Tables'.$A$2:.$B$22])" office:value-type="string" office:string-value="BOTH" calcext:value-type="string">
            <text:p>BOTH</text:p>
          </table:table-cell>
          <table:table-cell table:style-name="ce47" table:formula="of:=LOOKUP([.A3]; [$'Journal Lookup Tables'.$F$2:.$G$22])" office:value-type="float" office:value="2" calcext:value-type="float">
            <office:annotation draw:style-name="gr3" draw:text-style-name="P2" svg:width="11.222cm" svg:height="1.561cm" svg:x="38.62cm" svg:y="1.81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MaxEnt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4.986526</text:p>
          </table:table-cell>
          <table:table-cell table:style-name="ce39" table:formula="of:=concat(&quot;https://dx.doi.org/&quot;; [.F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]; [$'Journal Lookup Tables'.$A$2:.$B$22])" office:value-type="string" office:string-value="BOTH" calcext:value-type="string">
            <text:p>BOTH</text:p>
          </table:table-cell>
          <table:table-cell table:style-name="ce47" table:formula="of:=LOOKUP([.A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office:annotation draw:style-name="gr4" draw:text-style-name="P2" svg:width="25.162cm" svg:height="1.535cm" svg:x="49.842cm" svg:y="2.322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Sequench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8.1559224</text:p>
          </table:table-cell>
          <table:table-cell table:style-name="ce39" table:formula="of:=concat(&quot;https://dx.doi.org/&quot;; [.F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article was review, this is second in issue</text:p>
          </table:table-cell>
          <table:table-cell table:style-name="ce47" table:formula="of:=LOOKUP([.A5]; [$'Journal Lookup Tables'.$A$2:.$B$22])" office:value-type="string" office:string-value="BOTH" calcext:value-type="string">
            <text:p>BOTH</text:p>
          </table:table-cell>
          <table:table-cell table:style-name="ce47" table:formula="of:=LOOKUP([.A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" calcext:value-type="float">
            <office:annotation draw:style-name="gr4" draw:text-style-name="P2" svg:width="20.607cm" svg:height="1.535cm" svg:x="14.312cm" svg:y="3.391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39" table:formula="of:=concat(&quot;https://dx.doi.org/&quot;; [.F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47" table:formula="of:=LOOKUP([.A6]; [$'Journal Lookup Tables'.$A$2:.$B$22])" office:value-type="string" office:string-value="BOTH" calcext:value-type="string">
            <text:p>BOTH</text:p>
          </table:table-cell>
          <table:table-cell table:style-name="ce47" table:formula="of:=LOOKUP([.A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4" draw:text-style-name="P2" svg:width="11.565cm" svg:height="1.535cm" svg:x="41.903cm" svg:y="3.391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4" draw:text-style-name="P2" svg:width="9.899cm" svg:height="1.535cm" svg:x="72.529cm" svg:y="3.391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681396</text:p>
          </table:table-cell>
          <table:table-cell table:style-name="ce39" table:formula="of:=concat(&quot;https://dx.doi.org/&quot;; [.F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</text:p>
          </table:table-cell>
          <table:table-cell table:style-name="ce47" table:formula="of:=LOOKUP([.A7]; [$'Journal Lookup Tables'.$A$2:.$B$22])" office:value-type="string" office:string-value="BOTH" calcext:value-type="string">
            <text:p>BOTH</text:p>
          </table:table-cell>
          <table:table-cell table:style-name="ce47" table:formula="of:=LOOKUP([.A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702128</text:p>
          </table:table-cell>
          <table:table-cell table:style-name="ce39" table:formula="of:=concat(&quot;https://dx.doi.org/&quot;; [.F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]; [$'Journal Lookup Tables'.$A$2:.$B$22])" office:value-type="string" office:string-value="BOTH" calcext:value-type="string">
            <text:p>BOTH</text:p>
          </table:table-cell>
          <table:table-cell table:style-name="ce47" table:formula="of:=LOOKUP([.A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office:annotation draw:style-name="gr5" draw:text-style-name="P2" svg:width="24.01cm" svg:height="1.508cm" svg:x="53.468cm" svg:y="4.461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4.461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10.001</text:p>
          </table:table-cell>
          <table:table-cell table:style-name="ce39" table:formula="of:=concat(&quot;https://dx.doi.org/&quot;; [.F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 (also from second volume of year)</text:p>
          </table:table-cell>
          <table:table-cell table:style-name="ce47" table:formula="of:=LOOKUP([.A9]; [$'Journal Lookup Tables'.$A$2:.$B$22])" office:value-type="string" office:string-value="BOTH" calcext:value-type="string">
            <text:p>BOTH</text:p>
          </table:table-cell>
          <table:table-cell table:style-name="ce47" table:formula="of:=LOOKUP([.A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5.10.019</text:p>
          </table:table-cell>
          <table:table-cell table:style-name="ce39" table:formula="of:=concat(&quot;https://dx.doi.org/&quot;; [.F1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]; [$'Journal Lookup Tables'.$A$2:.$B$22])" office:value-type="string" office:string-value="BOTH" calcext:value-type="string">
            <text:p>BOTH</text:p>
          </table:table-cell>
          <table:table-cell table:style-name="ce47" table:formula="of:=LOOKUP([.A1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5.503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08.024</text:p>
          </table:table-cell>
          <table:table-cell table:style-name="ce39" table:formula="of:=concat(&quot;https://dx.doi.org/&quot;; [.F1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1]; [$'Journal Lookup Tables'.$A$2:.$B$22])" office:value-type="string" office:string-value="BOTH" calcext:value-type="string">
            <text:p>BOTH</text:p>
          </table:table-cell>
          <table:table-cell table:style-name="ce47" table:formula="of:=LOOKUP([.A1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2.09.009</text:p>
          </table:table-cell>
          <table:table-cell table:style-name="ce39" table:formula="of:=concat(&quot;https://dx.doi.org/&quot;; [.F12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ncluded in previous article. Next sequential article selected</text:p>
          </table:table-cell>
          <table:table-cell table:style-name="ce47" table:formula="of:=LOOKUP([.A12]; [$'Journal Lookup Tables'.$A$2:.$B$22])" office:value-type="string" office:string-value="BOTH" calcext:value-type="string">
            <text:p>BOTH</text:p>
          </table:table-cell>
          <table:table-cell table:style-name="ce47" table:formula="of:=LOOKUP([.A1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3.10.003</text:p>
          </table:table-cell>
          <table:table-cell table:style-name="ce39" table:formula="of:=concat(&quot;https://dx.doi.org/&quot;; [.F1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3]; [$'Journal Lookup Tables'.$A$2:.$B$22])" office:value-type="string" office:string-value="BOTH" calcext:value-type="string">
            <text:p>BOTH</text:p>
          </table:table-cell>
          <table:table-cell table:style-name="ce47" table:formula="of:=LOOKUP([.A1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3" draw:text-style-name="P2" svg:width="9.899cm" svg:height="1.561cm" svg:x="72.529cm" svg:y="6.964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4.09.015</text:p>
          </table:table-cell>
          <table:table-cell table:style-name="ce39" table:formula="of:=concat(&quot;https://dx.doi.org/&quot;; [.F1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4]; [$'Journal Lookup Tables'.$A$2:.$B$22])" office:value-type="string" office:string-value="BOTH" calcext:value-type="string">
            <text:p>BOTH</text:p>
          </table:table-cell>
          <table:table-cell table:style-name="ce47" table:formula="of:=LOOKUP([.A1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25.628cm" svg:height="1.56cm" svg:x="46.901cm" svg:y="7.45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1-9847-6</text:p>
          </table:table-cell>
          <table:table-cell table:style-name="ce39" table:formula="of:=concat(&quot;https://dx.doi.org/&quot;; [.F1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5]; [$'Journal Lookup Tables'.$A$2:.$B$22])" office:value-type="string" office:string-value="BOTH" calcext:value-type="string">
            <text:p>BOTH</text:p>
          </table:table-cell>
          <table:table-cell table:style-name="ce47" table:formula="of:=LOOKUP([.A1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" draw:text-style-name="P2" svg:width="9.899cm" svg:height="2.619cm" svg:x="72.529cm" svg:y="7.99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2-0064-8</text:p>
          </table:table-cell>
          <table:table-cell table:style-name="ce39" table:formula="of:=concat(&quot;https://dx.doi.org/&quot;; [.F1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6]; [$'Journal Lookup Tables'.$A$2:.$B$22])" office:value-type="string" office:string-value="BOTH" calcext:value-type="string">
            <text:p>BOTH</text:p>
          </table:table-cell>
          <table:table-cell table:style-name="ce47" table:formula="of:=LOOKUP([.A1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8.546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7" draw:text-style-name="P2" svg:width="24.23cm" svg:height="1.781cm" svg:x="55.723cm" svg:y="8.41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5-0740-6</text:p>
          </table:table-cell>
          <table:table-cell table:style-name="ce39" table:formula="of:=concat(&quot;https://dx.doi.org/&quot;; [.F1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7]; [$'Journal Lookup Tables'.$A$2:.$B$22])" office:value-type="string" office:string-value="BOTH" calcext:value-type="string">
            <text:p>BOTH</text:p>
          </table:table-cell>
          <table:table-cell table:style-name="ce47" table:formula="of:=LOOKUP([.A1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4.23cm" svg:height="1.508cm" svg:x="55.723cm" svg:y="9.033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pDRAW32, SPSS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8-1547-z</text:p>
          </table:table-cell>
          <table:table-cell table:style-name="ce39" table:formula="of:=concat(&quot;https://dx.doi.org/&quot;; [.F1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8]; [$'Journal Lookup Tables'.$A$2:.$B$22])" office:value-type="string" office:string-value="BOTH" calcext:value-type="string">
            <text:p>BOTH</text:p>
          </table:table-cell>
          <table:table-cell table:style-name="ce47" table:formula="of:=LOOKUP([.A1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9.384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439-0329.2011.00729.x</text:p>
          </table:table-cell>
          <table:table-cell table:style-name="ce39" table:formula="of:=concat(&quot;https://dx.doi.org/&quot;; [.F1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9]; [$'Journal Lookup Tables'.$A$2:.$B$22])" office:value-type="string" office:string-value="BOTH" calcext:value-type="string">
            <text:p>BOTH</text:p>
          </table:table-cell>
          <table:table-cell table:style-name="ce47" table:formula="of:=LOOKUP([.A1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0.006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11</text:p>
          </table:table-cell>
          <table:table-cell table:style-name="ce39" table:formula="of:=concat(&quot;https://dx.doi.org/&quot;; [.F2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0]; [$'Journal Lookup Tables'.$A$2:.$B$22])" office:value-type="string" office:string-value="BOTH" calcext:value-type="string">
            <text:p>BOTH</text:p>
          </table:table-cell>
          <table:table-cell table:style-name="ce47" table:formula="of:=LOOKUP([.A2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0.493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4.23cm" svg:height="2.567cm" svg:x="55.723cm" svg:y="10.493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10.493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83" calcext:value-type="float">
            <text:p>83</text:p>
          </table:table-cell>
          <table:table-cell table:style-name="ce39" office:value-type="string" calcext:value-type="string">
            <text:p><text:a xlink:href="https://doi-org.ezproxy.usq.edu.au/10.1111/efp.12647" xlink:type="simple">Adam</text:a></text:p>
          </table:table-cell>
          <table:table-cell table:style-name="ce39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39" table:formula="of:=concat(&quot;https://dx.doi.org/&quot;; [.F2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 in this journal, so selected first article that was research in 2021</text:p>
          </table:table-cell>
          <table:table-cell table:style-name="ce47" table:formula="of:=LOOKUP([.A21]; [$'Journal Lookup Tables'.$A$2:.$B$22])" office:value-type="string" office:string-value="BOTH" calcext:value-type="string">
            <text:p>BOTH</text:p>
          </table:table-cell>
          <table:table-cell table:style-name="ce47" table:formula="of:=LOOKUP([.A2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76</text:p>
          </table:table-cell>
          <table:table-cell table:style-name="ce39" table:formula="of:=concat(&quot;https://dx.doi.org/&quot;; [.F2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2]; [$'Journal Lookup Tables'.$A$2:.$B$22])" office:value-type="string" office:string-value="BOTH" calcext:value-type="string">
            <text:p>BOTH</text:p>
          </table:table-cell>
          <table:table-cell table:style-name="ce47" table:formula="of:=LOOKUP([.A2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9" draw:text-style-name="P2" svg:width="9.899cm" svg:height="1.455cm" svg:x="72.529cm" svg:y="11.537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134</text:p>
          </table:table-cell>
          <table:table-cell table:style-name="ce39" table:formula="of:=concat(&quot;https://dx.doi.org/&quot;; [.F2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3]; [$'Journal Lookup Tables'.$A$2:.$B$22])" office:value-type="string" office:string-value="BOTH" calcext:value-type="string">
            <text:p>BOTH</text:p>
          </table:table-cell>
          <table:table-cell table:style-name="ce47" table:formula="of:=LOOKUP([.A2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Excel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7-9</text:p>
          </table:table-cell>
          <table:table-cell table:style-name="ce39" table:formula="of:=concat(&quot;https://dx.doi.org/&quot;; [.F2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4]; [$'Journal Lookup Tables'.$A$2:.$B$22])" office:value-type="string" office:string-value="BOTH" calcext:value-type="string">
            <text:p>BOTH</text:p>
          </table:table-cell>
          <table:table-cell table:style-name="ce47" table:formula="of:=LOOKUP([.A2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2.551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0-3</text:p>
          </table:table-cell>
          <table:table-cell table:style-name="ce39" table:formula="of:=concat(&quot;https://dx.doi.org/&quot;; [.F2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5]; [$'Journal Lookup Tables'.$A$2:.$B$22])" office:value-type="string" office:string-value="BOTH" calcext:value-type="string">
            <text:p>BOTH</text:p>
          </table:table-cell>
          <table:table-cell table:style-name="ce47" table:formula="of:=LOOKUP([.A2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0" draw:text-style-name="P2" svg:width="24.01cm" svg:height="2.645cm" svg:x="53.468cm" svg:y="13.081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416-4</text:p>
          </table:table-cell>
          <table:table-cell table:style-name="ce39" table:formula="of:=concat(&quot;https://dx.doi.org/&quot;; [.F2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6]; [$'Journal Lookup Tables'.$A$2:.$B$22])" office:value-type="string" office:string-value="BOTH" calcext:value-type="string">
            <text:p>BOTH</text:p>
          </table:table-cell>
          <table:table-cell table:style-name="ce47" table:formula="of:=LOOKUP([.A2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20-00965-9</text:p>
          </table:table-cell>
          <table:table-cell table:style-name="ce39" table:formula="of:=concat(&quot;https://dx.doi.org/&quot;; [.F2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27]; [$'Journal Lookup Tables'.$A$2:.$B$22])" office:value-type="string" office:string-value="BOTH" calcext:value-type="string">
            <text:p>BOTH</text:p>
          </table:table-cell>
          <table:table-cell table:style-name="ce47" table:formula="of:=LOOKUP([.A2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3-0428-8</text:p>
          </table:table-cell>
          <table:table-cell table:style-name="ce39" table:formula="of:=concat(&quot;https://dx.doi.org/&quot;; [.F2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8]; [$'Journal Lookup Tables'.$A$2:.$B$22])" office:value-type="string" office:string-value="BOTH" calcext:value-type="string">
            <text:p>BOTH</text:p>
          </table:table-cell>
          <table:table-cell table:style-name="ce47" table:formula="of:=LOOKUP([.A2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office:annotation draw:style-name="gr5" draw:text-style-name="P2" svg:width="25.628cm" svg:height="1.508cm" svg:x="46.901cm" svg:y="14.705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1" draw:text-style-name="P2" svg:width="24.23cm" svg:height="2.566cm" svg:x="55.723cm" svg:y="14.705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14.705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5-0633-8</text:p>
          </table:table-cell>
          <table:table-cell table:style-name="ce39" table:formula="of:=concat(&quot;https://dx.doi.org/&quot;; [.F2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9]; [$'Journal Lookup Tables'.$A$2:.$B$22])" office:value-type="string" office:string-value="BOTH" calcext:value-type="string">
            <text:p>BOTH</text:p>
          </table:table-cell>
          <table:table-cell table:style-name="ce47" table:formula="of:=LOOKUP([.A2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office:annotation draw:style-name="gr9" draw:text-style-name="P2" svg:width="24.01cm" svg:height="1.455cm" svg:x="53.468cm" svg:y="15.192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office:annotation draw:style-name="gr9" draw:text-style-name="P2" svg:width="24.23cm" svg:height="1.455cm" svg:x="55.723cm" svg:y="15.192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158</text:p>
          </table:table-cell>
          <table:table-cell table:style-name="ce39" table:formula="of:=concat(&quot;https://dx.doi.org/&quot;; [.F3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0]; [$'Journal Lookup Tables'.$A$2:.$B$22])" office:value-type="string" office:string-value="BOTH" calcext:value-type="string">
            <text:p>BOTH</text:p>
          </table:table-cell>
          <table:table-cell table:style-name="ce47" table:formula="of:=LOOKUP([.A3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38</text:p>
          </table:table-cell>
          <table:table-cell table:style-name="ce39" table:formula="of:=concat(&quot;https://dx.doi.org/&quot;; [.F3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1]; [$'Journal Lookup Tables'.$A$2:.$B$22])" office:value-type="string" office:string-value="BOTH" calcext:value-type="string">
            <text:p>BOTH</text:p>
          </table:table-cell>
          <table:table-cell table:style-name="ce47" table:formula="of:=LOOKUP([.A31]; [$'Journal Lookup Tables'.$F$2:.$G$22])" office:value-type="float" office:value="1" calcext:value-type="float">
            <office:annotation draw:style-name="gr9" draw:text-style-name="P2" svg:width="11.222cm" svg:height="1.455cm" svg:x="38.62cm" svg:y="16.166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9" draw:text-style-name="P2" svg:width="9.899cm" svg:height="1.455cm" svg:x="72.529cm" svg:y="16.166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7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59</text:p>
          </table:table-cell>
          <table:table-cell table:style-name="ce39" table:formula="of:=concat(&quot;https://dx.doi.org/&quot;; [.F3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2]; [$'Journal Lookup Tables'.$A$2:.$B$22])" office:value-type="string" office:string-value="BOTH" calcext:value-type="string">
            <text:p>BOTH</text:p>
          </table:table-cell>
          <table:table-cell table:style-name="ce47" table:formula="of:=LOOKUP([.A3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74</text:p>
          </table:table-cell>
          <table:table-cell table:style-name="ce39" table:formula="of:=concat(&quot;https://dx.doi.org/&quot;; [.F3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3]; [$'Journal Lookup Tables'.$A$2:.$B$22])" office:value-type="string" office:string-value="BOTH" calcext:value-type="string">
            <text:p>BOTH</text:p>
          </table:table-cell>
          <table:table-cell table:style-name="ce47" table:formula="of:=LOOKUP([.A3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29</text:p>
          </table:table-cell>
          <table:table-cell table:style-name="ce39" table:formula="of:=concat(&quot;https://dx.doi.org/&quot;; [.F3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4]; [$'Journal Lookup Tables'.$A$2:.$B$22])" office:value-type="string" office:string-value="BOTH" calcext:value-type="string">
            <text:p>BOTH</text:p>
          </table:table-cell>
          <table:table-cell table:style-name="ce47" table:formula="of:=LOOKUP([.A3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2" draw:text-style-name="P2" svg:width="25.162cm" svg:height="1.534cm" svg:x="49.842cm" svg:y="17.642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5i1.004</text:p>
          </table:table-cell>
          <table:table-cell table:style-name="ce39" table:formula="of:=concat(&quot;https://dx.doi.org/&quot;; [.F3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5]; [$'Journal Lookup Tables'.$A$2:.$B$22])" office:value-type="string" office:string-value="BOTH" calcext:value-type="string">
            <text:p>BOTH</text:p>
          </table:table-cell>
          <table:table-cell table:style-name="ce47" table:formula="of:=LOOKUP([.A35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4" draw:text-style-name="P2" svg:width="25.628cm" svg:height="1.535cm" svg:x="46.901cm" svg:y="18.129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hoto-Cap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8i1.028</text:p>
          </table:table-cell>
          <table:table-cell table:style-name="ce39" table:formula="of:=concat(&quot;https://dx.doi.org/&quot;; [.F3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36]; [$'Journal Lookup Tables'.$A$2:.$B$22])" office:value-type="string" office:string-value="BOTH" calcext:value-type="string">
            <text:p>BOTH</text:p>
          </table:table-cell>
          <table:table-cell table:style-name="ce47" table:formula="of:=LOOKUP([.A36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2" draw:text-style-name="P2" svg:width="24.23cm" svg:height="1.534cm" svg:x="55.723cm" svg:y="18.616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DNAMAN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5-6</text:p>
          </table:table-cell>
          <table:table-cell table:style-name="ce39" table:formula="of:=concat(&quot;https://dx.doi.org/&quot;; [.F3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7]; [$'Journal Lookup Tables'.$A$2:.$B$22])" office:value-type="string" office:string-value="BOTH" calcext:value-type="string">
            <text:p>BOTH</text:p>
          </table:table-cell>
          <table:table-cell table:style-name="ce47" table:formula="of:=LOOKUP([.A37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8-3</text:p>
          </table:table-cell>
          <table:table-cell table:style-name="ce39" table:formula="of:=concat(&quot;https://dx.doi.org/&quot;; [.F3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8]; [$'Journal Lookup Tables'.$A$2:.$B$22])" office:value-type="string" office:string-value="BOTH" calcext:value-type="string">
            <text:p>BOTH</text:p>
          </table:table-cell>
          <table:table-cell table:style-name="ce47" table:formula="of:=LOOKUP([.A3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ARwi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9-00373-9</text:p>
          </table:table-cell>
          <table:table-cell table:style-name="ce39" table:formula="of:=concat(&quot;https://dx.doi.org/&quot;; [.F3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9]; [$'Journal Lookup Tables'.$A$2:.$B$22])" office:value-type="string" office:string-value="BOTH" calcext:value-type="string">
            <text:p>BOTH</text:p>
          </table:table-cell>
          <table:table-cell table:style-name="ce47" table:formula="of:=LOOKUP([.A3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OPGENE, 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7i1.013</text:p>
          </table:table-cell>
          <table:table-cell table:style-name="ce39" table:formula="of:=concat(&quot;https://dx.doi.org/&quot;; [.F4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0]; [$'Journal Lookup Tables'.$A$2:.$B$22])" office:value-type="string" office:string-value="BOTH" calcext:value-type="string">
            <text:p>BOTH</text:p>
          </table:table-cell>
          <table:table-cell table:style-name="ce47" table:formula="of:=LOOKUP([.A4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string" calcext:value-type="string">
            <text:p>NA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2.00826.x</text:p>
          </table:table-cell>
          <table:table-cell table:style-name="ce39" table:formula="of:=concat(&quot;https://dx.doi.org/&quot;; [.F4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1]; [$'Journal Lookup Tables'.$A$2:.$B$22])" office:value-type="string" office:string-value="BOTH" calcext:value-type="string">
            <text:p>BOTH</text:p>
          </table:table-cell>
          <table:table-cell table:style-name="ce47" table:formula="of:=LOOKUP([.A4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" draw:text-style-name="P2" svg:width="16.639cm" svg:height="2.619cm" svg:x="21.981cm" svg:y="21.685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39" table:formula="of:=concat(&quot;https://dx.doi.org/&quot;; [.F4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2]; [$'Journal Lookup Tables'.$A$2:.$B$22])" office:value-type="string" office:string-value="BOTH" calcext:value-type="string">
            <text:p>BOTH</text:p>
          </table:table-cell>
          <table:table-cell table:style-name="ce47" table:formula="of:=LOOKUP([.A4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4.23cm" svg:height="1.508cm" svg:x="55.723cm" svg:y="21.685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5" draw:text-style-name="P2" svg:width="16.639cm" svg:height="1.508cm" svg:x="21.981cm" svg:y="22.241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39" table:formula="of:=concat(&quot;https://dx.doi.org/&quot;; [.F4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3]; [$'Journal Lookup Tables'.$A$2:.$B$22])" office:value-type="string" office:string-value="BOTH" calcext:value-type="string">
            <text:p>BOTH</text:p>
          </table:table-cell>
          <table:table-cell table:style-name="ce47" table:formula="of:=LOOKUP([.A4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0</text:p>
          </table:table-cell>
          <table:table-cell table:style-name="ce39" table:formula="of:=concat(&quot;https://dx.doi.org/&quot;; [.F44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first research article of 2021</text:p>
          </table:table-cell>
          <table:table-cell table:style-name="ce47" table:formula="of:=LOOKUP([.A44]; [$'Journal Lookup Tables'.$A$2:.$B$22])" office:value-type="string" office:string-value="BOTH" calcext:value-type="string">
            <text:p>BOTH</text:p>
          </table:table-cell>
          <table:table-cell table:style-name="ce47" table:formula="of:=LOOKUP([.A4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owtie, Tophat, edg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23.x</text:p>
          </table:table-cell>
          <table:table-cell table:style-name="ce39" table:formula="of:=concat(&quot;https://dx.doi.org/&quot;; [.F4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5]; [$'Journal Lookup Tables'.$A$2:.$B$22])" office:value-type="string" office:string-value="BOTH" calcext:value-type="string">
            <text:p>BOTH</text:p>
          </table:table-cell>
          <table:table-cell table:style-name="ce47" table:formula="of:=LOOKUP([.A4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3" draw:text-style-name="P2" svg:width="16.639cm" svg:height="2.966cm" svg:x="21.981cm" svg:y="23.529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39" table:formula="of:=concat(&quot;https://dx.doi.org/&quot;; [.F4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in previous article, selected next article</text:p>
          </table:table-cell>
          <table:table-cell table:style-name="ce47" table:formula="of:=LOOKUP([.A46]; [$'Journal Lookup Tables'.$A$2:.$B$22])" office:value-type="string" office:string-value="BOTH" calcext:value-type="string">
            <text:p>BOTH</text:p>
          </table:table-cell>
          <table:table-cell table:style-name="ce47" table:formula="of:=LOOKUP([.A4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36.x</text:p>
          </table:table-cell>
          <table:table-cell table:style-name="ce39" table:formula="of:=concat(&quot;https://dx.doi.org/&quot;; [.F4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7]; [$'Journal Lookup Tables'.$A$2:.$B$22])" office:value-type="string" office:string-value="BOTH" calcext:value-type="string">
            <text:p>BOTH</text:p>
          </table:table-cell>
          <table:table-cell table:style-name="ce47" table:formula="of:=LOOKUP([.A4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REST, NJPL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2</text:p>
          </table:table-cell>
          <table:table-cell table:style-name="ce39" table:formula="of:=concat(&quot;https://dx.doi.org/&quot;; [.F48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second research article of 2021</text:p>
          </table:table-cell>
          <table:table-cell table:style-name="ce47" table:formula="of:=LOOKUP([.A48]; [$'Journal Lookup Tables'.$A$2:.$B$22])" office:value-type="string" office:string-value="BOTH" calcext:value-type="string">
            <text:p>BOTH</text:p>
          </table:table-cell>
          <table:table-cell table:style-name="ce47" table:formula="of:=LOOKUP([.A4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39" table:formula="of:=concat(&quot;https://dx.doi.org/&quot;; [.F4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a review, selected second sequential article</text:p>
          </table:table-cell>
          <table:table-cell table:style-name="ce47" table:formula="of:=LOOKUP([.A49]; [$'Journal Lookup Tables'.$A$2:.$B$22])" office:value-type="float" office:value="1" calcext:value-type="float">
            <text:p>1</text:p>
          </table:table-cell>
          <table:table-cell table:style-name="ce47" table:formula="of:=LOOKUP([.A4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24.01cm" svg:height="1.508cm" svg:x="53.468cm" svg:y="25.23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39" table:formula="of:=concat(&quot;https://dx.doi.org/&quot;; [.F50])" office:value-type="string" office:string-value="" calcext:value-type="error">
            <text:p>#NAME?</text:p>
          </table:table-cell>
          <table:table-cell table:style-name="ce34" office:value-type="string" calcext:value-type="string">
            <text:p>Duplicate article was selected initially. This is the article following 10.1094/mpmi-08-13-0225-r</text:p>
          </table:table-cell>
          <table:table-cell table:style-name="ce47" table:formula="of:=LOOKUP([.A50]; [$'Journal Lookup Tables'.$A$2:.$B$22])" office:value-type="float" office:value="1" calcext:value-type="float">
            <text:p>1</text:p>
          </table:table-cell>
          <table:table-cell table:style-name="ce47" table:formula="of:=LOOKUP([.A5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25.733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9-18-0265-TA</text:p>
          </table:table-cell>
          <table:table-cell table:style-name="ce39" table:formula="of:=concat(&quot;https://dx.doi.org/&quot;; [.F51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the 900s, this is the first research article of 2019</text:p>
          </table:table-cell>
          <table:table-cell table:style-name="ce47" table:formula="of:=LOOKUP([.A51]; [$'Journal Lookup Tables'.$A$2:.$B$22])" office:value-type="float" office:value="1" calcext:value-type="float">
            <text:p>1</text:p>
          </table:table-cell>
          <table:table-cell table:style-name="ce47" table:formula="of:=LOOKUP([.A5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20-0201-R</text:p>
          </table:table-cell>
          <table:table-cell table:style-name="ce39" table:formula="of:=concat(&quot;https://dx.doi.org/&quot;; [.F52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52]; [$'Journal Lookup Tables'.$A$2:.$B$22])" office:value-type="float" office:value="1" calcext:value-type="float">
            <text:p>1</text:p>
          </table:table-cell>
          <table:table-cell table:style-name="ce47" table:formula="of:=LOOKUP([.A5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26.723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7" office:value-type="string" calcext:value-type="string">
            <text:p>BLASTp, MATLAB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39" table:formula="of:=concat(&quot;https://dx.doi.org/&quot;; [.F53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47" table:formula="of:=LOOKUP([.A53]; [$'Journal Lookup Tables'.$A$2:.$B$22])" office:value-type="float" office:value="1" calcext:value-type="float">
            <text:p>1</text:p>
          </table:table-cell>
          <table:table-cell table:style-name="ce47" table:formula="of:=LOOKUP([.A5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4.23cm" svg:height="1.508cm" svg:x="55.723cm" svg:y="27.21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27.074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11-0193</text:p>
          </table:table-cell>
          <table:table-cell table:style-name="ce39" table:formula="of:=concat(&quot;https://dx.doi.org/&quot;; [.F5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54]; [$'Journal Lookup Tables'.$A$2:.$B$22])" office:value-type="float" office:value="1" calcext:value-type="float">
            <text:p>1</text:p>
          </table:table-cell>
          <table:table-cell table:style-name="ce47" table:formula="of:=LOOKUP([.A5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office:annotation draw:style-name="gr14" draw:text-style-name="P2" svg:width="11.565cm" svg:height="1.507cm" svg:x="41.903cm" svg:y="27.713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14" draw:text-style-name="P2" svg:width="25.628cm" svg:height="1.507cm" svg:x="46.901cm" svg:y="27.713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39" table:formula="of:=concat(&quot;https://dx.doi.org/&quot;; [.F5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second sequential article selected as first was assigned to Emerson</text:p>
          </table:table-cell>
          <table:table-cell table:style-name="ce47" table:formula="of:=LOOKUP([.A55]; [$'Journal Lookup Tables'.$A$2:.$B$22])" office:value-type="float" office:value="1" calcext:value-type="float">
            <text:p>1</text:p>
          </table:table-cell>
          <table:table-cell table:style-name="ce47" table:formula="of:=LOOKUP([.A5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aGe, ApE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3</text:p>
          </table:table-cell>
          <table:table-cell table:style-name="ce39" table:formula="of:=concat(&quot;https://dx.doi.org/&quot;; [.F5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6]; [$'Journal Lookup Tables'.$A$2:.$B$22])" office:value-type="string" office:string-value="BOTH" calcext:value-type="string">
            <text:p>BOTH</text:p>
          </table:table-cell>
          <table:table-cell table:style-name="ce47" table:formula="of:=LOOKUP([.A5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6</text:p>
          </table:table-cell>
          <table:table-cell table:style-name="ce39" table:formula="of:=concat(&quot;https://dx.doi.org/&quot;; [.F5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7]; [$'Journal Lookup Tables'.$A$2:.$B$22])" office:value-type="string" office:string-value="BOTH" calcext:value-type="string">
            <text:p>BOTH</text:p>
          </table:table-cell>
          <table:table-cell table:style-name="ce47" table:formula="of:=LOOKUP([.A5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2x643914</text:p>
          </table:table-cell>
          <table:table-cell table:style-name="ce39" table:formula="of:=concat(&quot;https://dx.doi.org/&quot;; [.F58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previous plant parasitic nematode article</text:p>
          </table:table-cell>
          <table:table-cell table:style-name="ce47" table:formula="of:=LOOKUP([.A58]; [$'Journal Lookup Tables'.$A$2:.$B$22])" office:value-type="string" office:string-value="BOTH" calcext:value-type="string">
            <text:p>BOTH</text:p>
          </table:table-cell>
          <table:table-cell table:style-name="ce47" table:formula="of:=LOOKUP([.A5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3" draw:text-style-name="P2" svg:width="25.628cm" svg:height="1.561cm" svg:x="46.901cm" svg:y="29.675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HYLI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5</text:p>
          </table:table-cell>
          <table:table-cell table:style-name="ce39" table:formula="of:=concat(&quot;https://dx.doi.org/&quot;; [.F59])" office:value-type="string" office:string-value="" calcext:value-type="error">
            <text:p>#NAME?</text:p>
          </table:table-cell>
          <table:table-cell table:style-name="ce34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47" table:formula="of:=LOOKUP([.A59]; [$'Journal Lookup Tables'.$A$2:.$B$22])" office:value-type="string" office:string-value="BOTH" calcext:value-type="string">
            <text:p>BOTH</text:p>
          </table:table-cell>
          <table:table-cell table:style-name="ce47" table:formula="of:=LOOKUP([.A5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25.628cm" svg:height="1.56cm" svg:x="46.901cm" svg:y="30.162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3205</text:p>
          </table:table-cell>
          <table:table-cell table:style-name="ce39" table:formula="of:=concat(&quot;https://dx.doi.org/&quot;; [.F6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60]; [$'Journal Lookup Tables'.$A$2:.$B$22])" office:value-type="string" office:string-value="BOTH" calcext:value-type="string">
            <text:p>BOTH</text:p>
          </table:table-cell>
          <table:table-cell table:style-name="ce47" table:formula="of:=LOOKUP([.A6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3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938</text:p>
          </table:table-cell>
          <table:table-cell table:style-name="ce39" table:formula="of:=concat(&quot;https://dx.doi.org/&quot;; [.F6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plant parasitic nematode article</text:p>
          </table:table-cell>
          <table:table-cell table:style-name="ce47" table:formula="of:=LOOKUP([.A61]; [$'Journal Lookup Tables'.$A$2:.$B$22])" office:value-type="string" office:string-value="BOTH" calcext:value-type="string">
            <text:p>BOTH</text:p>
          </table:table-cell>
          <table:table-cell table:style-name="ce47" table:formula="of:=LOOKUP([.A6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5.628cm" svg:height="1.508cm" svg:x="46.901cm" svg:y="31.258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office:value-type="string" calcext:value-type="string">
            <text:p><text:a xlink:href="https://doi.org/10.1016/j.pmpp.2020.101567" xlink:type="simple">Adam</text:a></text:p>
          </table:table-cell>
          <table:table-cell table:style-name="ce39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39" table:formula="of:=concat(&quot;https://dx.doi.org/&quot;; [.F62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second research article of 2021</text:p>
          </table:table-cell>
          <table:table-cell table:style-name="ce47" table:formula="of:=LOOKUP([.A62]; [$'Journal Lookup Tables'.$A$2:.$B$22])" office:value-type="string" office:string-value="BOTH" calcext:value-type="string">
            <text:p>BOTH</text:p>
          </table:table-cell>
          <table:table-cell table:style-name="ce47" table:formula="of:=LOOKUP([.A6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25.628cm" svg:height="1.508cm" svg:x="46.901cm" svg:y="31.745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9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39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39" table:formula="of:=concat(&quot;https://dx.doi.org/&quot;; [.F6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first research article of 2021</text:p>
          </table:table-cell>
          <table:table-cell table:style-name="ce47" table:formula="of:=LOOKUP([.A63]; [$'Journal Lookup Tables'.$A$2:.$B$22])" office:value-type="string" office:string-value="BOTH" calcext:value-type="string">
            <text:p>BOTH</text:p>
          </table:table-cell>
          <table:table-cell table:style-name="ce47" table:formula="of:=LOOKUP([.A6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2.247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AlphaView S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1.12.003</text:p>
          </table:table-cell>
          <table:table-cell table:style-name="ce39" table:formula="of:=concat(&quot;https://dx.doi.org/&quot;; [.F6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April 2012</text:p>
          </table:table-cell>
          <table:table-cell table:style-name="ce47" table:formula="of:=LOOKUP([.A64]; [$'Journal Lookup Tables'.$A$2:.$B$22])" office:value-type="string" office:string-value="BOTH" calcext:value-type="string">
            <text:p>BOTH</text:p>
          </table:table-cell>
          <table:table-cell table:style-name="ce47" table:formula="of:=LOOKUP([.A6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2.75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32.75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32.614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2.03.001</text:p>
          </table:table-cell>
          <table:table-cell table:style-name="ce39" table:formula="of:=concat(&quot;https://dx.doi.org/&quot;; [.F6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July 2012</text:p>
          </table:table-cell>
          <table:table-cell table:style-name="ce47" table:formula="of:=LOOKUP([.A65]; [$'Journal Lookup Tables'.$A$2:.$B$22])" office:value-type="string" office:string-value="BOTH" calcext:value-type="string">
            <text:p>BOTH</text:p>
          </table:table-cell>
          <table:table-cell table:style-name="ce47" table:formula="of:=LOOKUP([.A6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28" calcext:value-type="float">
            <office:annotation draw:style-name="gr3" draw:text-style-name="P2" svg:width="20.607cm" svg:height="1.561cm" svg:x="14.312cm" svg:y="33.724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5" draw:text-style-name="P2" svg:width="16.639cm" svg:height="2.672cm" svg:x="21.981cm" svg:y="33.724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39" table:formula="of:=concat(&quot;https://dx.doi.org/&quot;; [.F6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6]; [$'Journal Lookup Tables'.$A$2:.$B$22])" office:value-type="string" office:string-value="BOTH" calcext:value-type="string">
            <text:p>BOTH</text:p>
          </table:table-cell>
          <table:table-cell table:style-name="ce47" table:formula="of:=LOOKUP([.A6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office:annotation draw:style-name="gr3" draw:text-style-name="P2" svg:width="25.628cm" svg:height="1.561cm" svg:x="46.901cm" svg:y="33.724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office:annotation draw:style-name="gr3" draw:text-style-name="P2" svg:width="25.162cm" svg:height="1.561cm" svg:x="49.842cm" svg:y="33.724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3" draw:text-style-name="P2" svg:width="24.23cm" svg:height="1.561cm" svg:x="55.723cm" svg:y="33.724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pOne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5.12.002</text:p>
          </table:table-cell>
          <table:table-cell table:style-name="ce39" table:formula="of:=concat(&quot;https://dx.doi.org/&quot;; [.F6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7]; [$'Journal Lookup Tables'.$A$2:.$B$22])" office:value-type="string" office:string-value="BOTH" calcext:value-type="string">
            <text:p>BOTH</text:p>
          </table:table-cell>
          <table:table-cell table:style-name="ce47" table:formula="of:=LOOKUP([.A6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6" draw:text-style-name="P2" svg:width="25.628cm" svg:height="1.56cm" svg:x="46.901cm" svg:y="34.211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64-y</text:p>
          </table:table-cell>
          <table:table-cell table:style-name="ce39" table:formula="of:=concat(&quot;https://dx.doi.org/&quot;; [.F6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8]; [$'Journal Lookup Tables'.$A$2:.$B$22])" office:value-type="string" office:string-value="BOTH" calcext:value-type="string">
            <text:p>BOTH</text:p>
          </table:table-cell>
          <table:table-cell table:style-name="ce47" table:formula="of:=LOOKUP([.A6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75-8</text:p>
          </table:table-cell>
          <table:table-cell table:style-name="ce39" table:formula="of:=concat(&quot;https://dx.doi.org/&quot;; [.F6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9]; [$'Journal Lookup Tables'.$A$2:.$B$22])" office:value-type="string" office:string-value="BOTH" calcext:value-type="string">
            <text:p>BOTH</text:p>
          </table:table-cell>
          <table:table-cell table:style-name="ce47" table:formula="of:=LOOKUP([.A6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<text:a xlink:href="https://doi.org/10.1007/s12600-018-00708-9" xlink:type="simple">Adam</text:a></text:p>
          </table:table-cell>
          <table:table-cell table:style-name="ce39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39" table:formula="of:=concat(&quot;https://dx.doi.org/&quot;; [.F70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plant pathogenic article in 2019</text:p>
          </table:table-cell>
          <table:table-cell table:style-name="ce47" table:formula="of:=LOOKUP([.A70]; [$'Journal Lookup Tables'.$A$2:.$B$22])" office:value-type="string" office:string-value="BOTH" calcext:value-type="string">
            <text:p>BOTH</text:p>
          </table:table-cell>
          <table:table-cell table:style-name="ce47" table:formula="of:=LOOKUP([.A7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31-4</text:p>
          </table:table-cell>
          <table:table-cell table:style-name="ce39" table:formula="of:=concat(&quot;https://dx.doi.org/&quot;; [.F7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47" table:formula="of:=LOOKUP([.A71]; [$'Journal Lookup Tables'.$A$2:.$B$22])" office:value-type="string" office:string-value="BOTH" calcext:value-type="string">
            <text:p>BOTH</text:p>
          </table:table-cell>
          <table:table-cell table:style-name="ce47" table:formula="of:=LOOKUP([.A71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2" draw:text-style-name="P2" svg:width="24.23cm" svg:height="1.534cm" svg:x="55.723cm" svg:y="36.295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18-1</text:p>
          </table:table-cell>
          <table:table-cell table:style-name="ce39" table:formula="of:=concat(&quot;https://dx.doi.org/&quot;; [.F7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2]; [$'Journal Lookup Tables'.$A$2:.$B$22])" office:value-type="string" office:string-value="BOTH" calcext:value-type="string">
            <text:p>BOTH</text:p>
          </table:table-cell>
          <table:table-cell table:style-name="ce47" table:formula="of:=LOOKUP([.A7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16" draw:text-style-name="P2" svg:width="25.628cm" svg:height="1.481cm" svg:x="46.901cm" svg:y="36.835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23-4</text:p>
          </table:table-cell>
          <table:table-cell table:style-name="ce39" table:formula="of:=concat(&quot;https://dx.doi.org/&quot;; [.F7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3]; [$'Journal Lookup Tables'.$A$2:.$B$22])" office:value-type="string" office:string-value="BOTH" calcext:value-type="string">
            <text:p>BOTH</text:p>
          </table:table-cell>
          <table:table-cell table:style-name="ce47" table:formula="of:=LOOKUP([.A7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6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56-y</text:p>
          </table:table-cell>
          <table:table-cell table:style-name="ce39" table:formula="of:=concat(&quot;https://dx.doi.org/&quot;; [.F7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4]; [$'Journal Lookup Tables'.$A$2:.$B$22])" office:value-type="string" office:string-value="BOTH" calcext:value-type="string">
            <text:p>BOTH</text:p>
          </table:table-cell>
          <table:table-cell table:style-name="ce47" table:formula="of:=LOOKUP([.A7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7.851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37.715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39" table:formula="of:=concat(&quot;https://dx.doi.org/&quot;; [.F7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was in previous article, next article selected</text:p>
          </table:table-cell>
          <table:table-cell table:style-name="ce47" table:formula="of:=LOOKUP([.A75]; [$'Journal Lookup Tables'.$A$2:.$B$22])" office:value-type="float" office:value="1" calcext:value-type="float">
            <text:p>1</text:p>
          </table:table-cell>
          <table:table-cell table:style-name="ce47" table:formula="of:=LOOKUP([.A7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4.23cm" svg:height="1.508cm" svg:x="55.723cm" svg:y="38.407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ArcGIS, Maxen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39" table:formula="of:=concat(&quot;https://dx.doi.org/&quot;; [.F7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first following article that was plant pathology</text:p>
          </table:table-cell>
          <table:table-cell table:style-name="ce47" table:formula="of:=LOOKUP([.A76]; [$'Journal Lookup Tables'.$A$2:.$B$22])" office:value-type="float" office:value="1" calcext:value-type="float">
            <text:p>1</text:p>
          </table:table-cell>
          <table:table-cell table:style-name="ce47" table:formula="of:=LOOKUP([.A7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5" calcext:value-type="float">
            <text:p>95</text:p>
          </table:table-cell>
          <table:table-cell table:style-name="ce39" office:value-type="string" calcext:value-type="string">
            <text:p><text:a xlink:href="https://doi.org/10.36253/phyto-10911" xlink:type="simple">Adam</text:a></text:p>
          </table:table-cell>
          <table:table-cell table:style-name="ce39" office:value-type="string" calcext:value-type="string">
            <text:p><text:a xlink:href="https://doi.org/10.36253/phyto-10911" xlink:type="simple">10.36253/phyto-10911</text:a></text:p>
          </table:table-cell>
          <table:table-cell table:style-name="ce39" table:formula="of:=concat(&quot;https://dx.doi.org/&quot;; [.F7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7]; [$'Journal Lookup Tables'.$A$2:.$B$22])" office:value-type="float" office:value="1" calcext:value-type="float">
            <text:p>1</text:p>
          </table:table-cell>
          <table:table-cell table:style-name="ce47" table:formula="of:=LOOKUP([.A7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39.412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07" calcext:value-type="float">
            <text:p>107</text:p>
          </table:table-cell>
          <table:table-cell table:style-name="ce39" office:value-type="string" calcext:value-type="string">
            <text:p><text:a xlink:href="https://doi.org/10.36253/phyto-10720" xlink:type="simple">Adam</text:a></text:p>
          </table:table-cell>
          <table:table-cell table:style-name="ce39" office:value-type="string" calcext:value-type="string">
            <text:p><text:a xlink:href="https://doi.org/10.36253/phyto-10720" xlink:type="simple">10.36253/phyto-10720</text:a></text:p>
          </table:table-cell>
          <table:table-cell table:style-name="ce39" table:formula="of:=concat(&quot;https://dx.doi.org/&quot;; [.F7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8]; [$'Journal Lookup Tables'.$A$2:.$B$22])" office:value-type="float" office:value="1" calcext:value-type="float">
            <text:p>1</text:p>
          </table:table-cell>
          <table:table-cell table:style-name="ce47" table:formula="of:=LOOKUP([.A78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39.915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Prism, Statistix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36253/phyto-11840</text:p>
          </table:table-cell>
          <table:table-cell table:style-name="ce39" table:formula="of:=concat(&quot;https://dx.doi.org/&quot;; [.F7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9]; [$'Journal Lookup Tables'.$A$2:.$B$22])" office:value-type="float" office:value="1" calcext:value-type="float">
            <text:p>1</text:p>
          </table:table-cell>
          <table:table-cell table:style-name="ce47" table:formula="of:=LOOKUP([.A7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40.418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3-11-0062</text:p>
          </table:table-cell>
          <table:table-cell table:style-name="ce39" table:formula="of:=concat(&quot;https://dx.doi.org/&quot;; [.F8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0]; [$'Journal Lookup Tables'.$A$2:.$B$22])" office:value-type="string" office:string-value="BOTH" calcext:value-type="string">
            <text:p>BOTH</text:p>
          </table:table-cell>
          <table:table-cell table:style-name="ce47" table:formula="of:=LOOKUP([.A8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39" table:formula="of:=concat(&quot;https://dx.doi.org/&quot;; [.F8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1]; [$'Journal Lookup Tables'.$A$2:.$B$22])" office:value-type="string" office:string-value="BOTH" calcext:value-type="string">
            <text:p>BOTH</text:p>
          </table:table-cell>
          <table:table-cell table:style-name="ce47" table:formula="of:=LOOKUP([.A8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5-13-0119-r</text:p>
          </table:table-cell>
          <table:table-cell table:style-name="ce39" table:formula="of:=concat(&quot;https://dx.doi.org/&quot;; [.F8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2]; [$'Journal Lookup Tables'.$A$2:.$B$22])" office:value-type="string" office:string-value="BOTH" calcext:value-type="string">
            <text:p>BOTH</text:p>
          </table:table-cell>
          <table:table-cell table:style-name="ce47" table:formula="of:=LOOKUP([.A8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5-0166-r</text:p>
          </table:table-cell>
          <table:table-cell table:style-name="ce39" table:formula="of:=concat(&quot;https://dx.doi.org/&quot;; [.F8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3]; [$'Journal Lookup Tables'.$A$2:.$B$22])" office:value-type="string" office:string-value="BOTH" calcext:value-type="string">
            <text:p>BOTH</text:p>
          </table:table-cell>
          <table:table-cell table:style-name="ce47" table:formula="of:=LOOKUP([.A8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9-0247-FI</text:p>
          </table:table-cell>
          <table:table-cell table:style-name="ce39" table:formula="of:=concat(&quot;https://dx.doi.org/&quot;; [.F8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4]; [$'Journal Lookup Tables'.$A$2:.$B$22])" office:value-type="string" office:string-value="BOTH" calcext:value-type="string">
            <text:p>BOTH</text:p>
          </table:table-cell>
          <table:table-cell table:style-name="ce47" table:formula="of:=LOOKUP([.A8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, MEGA, DNAS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4-14-0096-r</text:p>
          </table:table-cell>
          <table:table-cell table:style-name="ce39" table:formula="of:=concat(&quot;https://dx.doi.org/&quot;; [.F8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5]; [$'Journal Lookup Tables'.$A$2:.$B$22])" office:value-type="string" office:string-value="BOTH" calcext:value-type="string">
            <text:p>BOTH</text:p>
          </table:table-cell>
          <table:table-cell table:style-name="ce47" table:formula="of:=LOOKUP([.A8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7" calcext:value-type="float">
            <text:p>67</text:p>
          </table:table-cell>
          <table:table-cell table:style-name="ce39" office:value-type="string" calcext:value-type="string">
            <text:p><text:a xlink:href="https://doi.org/10.1094/PHYTO-08-17-0287-R" xlink:type="simple">Adam</text:a></text:p>
          </table:table-cell>
          <table:table-cell table:style-name="ce39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39" table:formula="of:=concat(&quot;https://dx.doi.org/&quot;; [.F8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6]; [$'Journal Lookup Tables'.$A$2:.$B$22])" office:value-type="string" office:string-value="BOTH" calcext:value-type="string">
            <text:p>BOTH</text:p>
          </table:table-cell>
          <table:table-cell table:style-name="ce47" table:formula="of:=LOOKUP([.A86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0-17-0357-R</text:p>
          </table:table-cell>
          <table:table-cell table:style-name="ce39" table:formula="of:=concat(&quot;https://dx.doi.org/&quot;; [.F8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7]; [$'Journal Lookup Tables'.$A$2:.$B$22])" office:value-type="string" office:string-value="BOTH" calcext:value-type="string">
            <text:p>BOTH</text:p>
          </table:table-cell>
          <table:table-cell table:style-name="ce47" table:formula="of:=LOOKUP([.A87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R, RStudio, Exce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1-17-0386-R</text:p>
          </table:table-cell>
          <table:table-cell table:style-name="ce39" table:formula="of:=concat(&quot;https://dx.doi.org/&quot;; [.F8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8]; [$'Journal Lookup Tables'.$A$2:.$B$22])" office:value-type="string" office:string-value="BOTH" calcext:value-type="string">
            <text:p>BOTH</text:p>
          </table:table-cell>
          <table:table-cell table:style-name="ce47" table:formula="of:=LOOKUP([.A88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5.628cm" svg:height="1.508cm" svg:x="46.901cm" svg:y="44.831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44.831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athema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4-0156-r</text:p>
          </table:table-cell>
          <table:table-cell table:style-name="ce39" table:formula="of:=concat(&quot;https://dx.doi.org/&quot;; [.F8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9]; [$'Journal Lookup Tables'.$A$2:.$B$22])" office:value-type="string" office:string-value="BOTH" calcext:value-type="string">
            <text:p>BOTH</text:p>
          </table:table-cell>
          <table:table-cell table:style-name="ce47" table:formula="of:=LOOKUP([.A8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" draw:text-style-name="P2" svg:width="24.23cm" svg:height="2.619cm" svg:x="55.723cm" svg:y="45.318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MRUST_G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3-0175-r</text:p>
          </table:table-cell>
          <table:table-cell table:style-name="ce39" table:formula="of:=concat(&quot;https://dx.doi.org/&quot;; [.F9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0]; [$'Journal Lookup Tables'.$A$2:.$B$22])" office:value-type="string" office:string-value="BOTH" calcext:value-type="string">
            <text:p>BOTH</text:p>
          </table:table-cell>
          <table:table-cell table:style-name="ce47" table:formula="of:=LOOKUP([.A9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2-14-0122-re</text:p>
          </table:table-cell>
          <table:table-cell table:style-name="ce39" table:formula="of:=concat(&quot;https://dx.doi.org/&quot;; [.F9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1]; [$'Journal Lookup Tables'.$A$2:.$B$22])" office:value-type="string" office:string-value="BOTH" calcext:value-type="string">
            <text:p>BOTH</text:p>
          </table:table-cell>
          <table:table-cell table:style-name="ce47" table:formula="of:=LOOKUP([.A9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5-18-0715-RE</text:p>
          </table:table-cell>
          <table:table-cell table:style-name="ce39" table:formula="of:=concat(&quot;https://dx.doi.org/&quot;; [.F92])" office:value-type="string" office:string-value="" calcext:value-type="error">
            <text:p>#NAME?</text:p>
          </table:table-cell>
          <table:table-cell table:style-name="ce34" office:value-type="string" calcext:value-type="string">
            <text:p>Last research article in issue, the remainder, including p146, are disease notes</text:p>
          </table:table-cell>
          <table:table-cell table:style-name="ce47" table:formula="of:=LOOKUP([.A92]; [$'Journal Lookup Tables'.$A$2:.$B$22])" office:value-type="string" office:string-value="BOTH" calcext:value-type="string">
            <text:p>BOTH</text:p>
          </table:table-cell>
          <table:table-cell table:style-name="ce47" table:formula="of:=LOOKUP([.A9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2013-0922-01-rs</text:p>
          </table:table-cell>
          <table:table-cell table:style-name="ce39" table:formula="of:=concat(&quot;https://dx.doi.org/&quot;; [.F9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3]; [$'Journal Lookup Tables'.$A$2:.$B$22])" office:value-type="string" office:string-value="BOTH" calcext:value-type="string">
            <text:p>BOTH</text:p>
          </table:table-cell>
          <table:table-cell table:style-name="ce47" table:formula="of:=LOOKUP([.A9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rs-15-0050</text:p>
          </table:table-cell>
          <table:table-cell table:style-name="ce39" table:formula="of:=concat(&quot;https://dx.doi.org/&quot;; [.F94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4]; [$'Journal Lookup Tables'.$A$2:.$B$22])" office:value-type="string" office:string-value="BOTH" calcext:value-type="string">
            <text:p>BOTH</text:p>
          </table:table-cell>
          <table:table-cell table:style-name="ce47" table:formula="of:=LOOKUP([.A9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09-18-0054-RS</text:p>
          </table:table-cell>
          <table:table-cell table:style-name="ce39" table:formula="of:=concat(&quot;https://dx.doi.org/&quot;; [.F9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95]; [$'Journal Lookup Tables'.$A$2:.$B$22])" office:value-type="string" office:string-value="BOTH" calcext:value-type="string">
            <text:p>BOTH</text:p>
          </table:table-cell>
          <table:table-cell table:style-name="ce47" table:formula="of:=LOOKUP([.A9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26.x</text:p>
          </table:table-cell>
          <table:table-cell table:style-name="ce39" table:formula="of:=concat(&quot;https://dx.doi.org/&quot;; [.F9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6]; [$'Journal Lookup Tables'.$A$2:.$B$22])" office:value-type="string" office:string-value="BOTH" calcext:value-type="string">
            <text:p>BOTH</text:p>
          </table:table-cell>
          <table:table-cell table:style-name="ce47" table:formula="of:=LOOKUP([.A96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48.725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31.x</text:p>
          </table:table-cell>
          <table:table-cell table:style-name="ce39" table:formula="of:=concat(&quot;https://dx.doi.org/&quot;; [.F9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7]; [$'Journal Lookup Tables'.$A$2:.$B$22])" office:value-type="string" office:string-value="BOTH" calcext:value-type="string">
            <text:p>BOTH</text:p>
          </table:table-cell>
          <table:table-cell table:style-name="ce47" table:formula="of:=LOOKUP([.A97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Y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4</text:p>
          </table:table-cell>
          <table:table-cell table:style-name="ce39" table:formula="of:=concat(&quot;https://dx.doi.org/&quot;; [.F9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8]; [$'Journal Lookup Tables'.$A$2:.$B$22])" office:value-type="string" office:string-value="BOTH" calcext:value-type="string">
            <text:p>BOTH</text:p>
          </table:table-cell>
          <table:table-cell table:style-name="ce47" table:formula="of:=LOOKUP([.A9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5</text:p>
          </table:table-cell>
          <table:table-cell table:style-name="ce39" table:formula="of:=concat(&quot;https://dx.doi.org/&quot;; [.F9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9]; [$'Journal Lookup Tables'.$A$2:.$B$22])" office:value-type="string" office:string-value="BOTH" calcext:value-type="string">
            <text:p>BOTH</text:p>
          </table:table-cell>
          <table:table-cell table:style-name="ce47" table:formula="of:=LOOKUP([.A9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1</text:p>
          </table:table-cell>
          <table:table-cell table:style-name="ce39" table:formula="of:=concat(&quot;https://dx.doi.org/&quot;; [.F10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0]; [$'Journal Lookup Tables'.$A$2:.$B$22])" office:value-type="float" office:value="1" calcext:value-type="float">
            <text:p>1</text:p>
          </table:table-cell>
          <table:table-cell table:style-name="ce47" table:formula="of:=LOOKUP([.A10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Variowin, Surfer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47" table:formula="of:=LOOKUP([.A101]; [$'Journal Lookup Tables'.$A$2:.$B$22])" office:value-type="float" office:value="1" calcext:value-type="float">
            <text:p>1</text:p>
          </table:table-cell>
          <table:table-cell table:style-name="ce47" table:formula="of:=LOOKUP([.A10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51.187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4"/>
          <table:table-cell table:style-name="ce34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47" table:formula="of:=LOOKUP([.A102]; [$'Journal Lookup Tables'.$A$2:.$B$22])" office:value-type="float" office:value="1" calcext:value-type="float">
            <text:p>1</text:p>
          </table:table-cell>
          <table:table-cell table:style-name="ce47" table:formula="of:=LOOKUP([.A10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3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47" table:formula="of:=LOOKUP([.A103]; [$'Journal Lookup Tables'.$A$2:.$B$22])" office:value-type="float" office:value="1" calcext:value-type="float">
            <office:annotation draw:style-name="gr7" draw:text-style-name="P2" svg:width="10.535cm" svg:height="1.781cm" svg:x="36.366cm" svg:y="52.093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table:formula="of:=LOOKUP([.A10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09-2</text:p>
          </table:table-cell>
          <table:table-cell table:style-name="ce39" table:formula="of:=concat(&quot;https://dx.doi.org/&quot;; [.F10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4]; [$'Journal Lookup Tables'.$A$2:.$B$22])" office:value-type="float" office:value="1" calcext:value-type="float">
            <text:p>1</text:p>
          </table:table-cell>
          <table:table-cell table:style-name="ce47" table:formula="of:=LOOKUP([.A104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mageTool, 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4</text:p>
          </table:table-cell>
          <table:table-cell table:style-name="ce39" table:formula="of:=concat(&quot;https://dx.doi.org/&quot;; [.F10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5]; [$'Journal Lookup Tables'.$A$2:.$B$22])" office:value-type="float" office:value="1" calcext:value-type="float">
            <text:p>1</text:p>
          </table:table-cell>
          <table:table-cell table:style-name="ce47" table:formula="of:=LOOKUP([.A10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53.202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AxioVisio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2008-1</text:p>
          </table:table-cell>
          <table:table-cell table:style-name="ce39" table:formula="of:=concat(&quot;https://dx.doi.org/&quot;; [.F10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6]; [$'Journal Lookup Tables'.$A$2:.$B$22])" office:value-type="float" office:value="1" calcext:value-type="float">
            <text:p>1</text:p>
          </table:table-cell>
          <table:table-cell table:style-name="ce47" table:formula="of:=LOOKUP([.A10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7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47" table:formula="of:=LOOKUP([.A107]; [$'Journal Lookup Tables'.$A$2:.$B$22])" office:value-type="float" office:value="1" calcext:value-type="float">
            <text:p>1</text:p>
          </table:table-cell>
          <table:table-cell table:style-name="ce47" table:formula="of:=LOOKUP([.A10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9-00330-y</text:p>
          </table:table-cell>
          <table:table-cell table:style-name="ce39" table:formula="of:=concat(&quot;https://dx.doi.org/&quot;; [.F10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8]; [$'Journal Lookup Tables'.$A$2:.$B$22])" office:value-type="string" office:string-value="BOTH" calcext:value-type="string">
            <text:p>BOTH</text:p>
          </table:table-cell>
          <table:table-cell table:style-name="ce47" table:formula="of:=LOOKUP([.A10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Trinity tool, BLAS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5-0015-y</text:p>
          </table:table-cell>
          <table:table-cell table:style-name="ce39" table:formula="of:=concat(&quot;https://dx.doi.org/&quot;; [.F10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9]; [$'Journal Lookup Tables'.$A$2:.$B$22])" office:value-type="string" office:string-value="BOTH" calcext:value-type="string">
            <text:p>BOTH</text:p>
          </table:table-cell>
          <table:table-cell table:style-name="ce47" table:formula="of:=LOOKUP([.A10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PS Explorer, MASC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Virology Journal (Plant Viruses Section)</text:p>
          </table:table-cell>
          <table:table-cell table:style-name="ce34" office:value-type="string" calcext:value-type="string">
            <text:p>Virol J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86/s12985-018-1106-4</text:p>
          </table:table-cell>
          <table:table-cell table:style-name="ce39" table:formula="of:=concat(&quot;https://dx.doi.org/&quot;; [.F11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10]; [$'Journal Lookup Tables'.$A$2:.$B$22])" office:value-type="float" office:value="1" calcext:value-type="float">
            <text:p>1</text:p>
          </table:table-cell>
          <table:table-cell table:style-name="ce47" table:formula="of:=LOOKUP([.A11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55.5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40" table:formula="of:=concat(&quot;https://dx.doi.org/&quot;; [.F11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11]; [$'Journal Lookup Tables'.$A$2:.$B$22])" office:value-type="string" office:string-value="BOTH" calcext:value-type="string">
            <text:p>BOTH</text:p>
          </table:table-cell>
          <table:table-cell table:style-name="ce48" table:formula="of:=LOOKUP([.A11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STATC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2" calcext:value-type="float">
            <office:annotation draw:style-name="gr5" draw:text-style-name="P2" svg:width="20.607cm" svg:height="1.508cm" svg:x="14.312cm" svg:y="56.626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5.1004111</text:p>
          </table:table-cell>
          <table:table-cell table:style-name="ce40" table:formula="of:=concat(&quot;https://dx.doi.org/&quot;; [.F1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2]; [$'Journal Lookup Tables'.$A$2:.$B$22])" office:value-type="string" office:string-value="BOTH" calcext:value-type="string">
            <text:p>BOTH</text:p>
          </table:table-cell>
          <table:table-cell table:style-name="ce48" table:formula="of:=LOOKUP([.A11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56.626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56.626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7915</text:p>
          </table:table-cell>
          <table:table-cell table:style-name="ce40" table:formula="of:=concat(&quot;https://dx.doi.org/&quot;; [.F11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3]; [$'Journal Lookup Tables'.$A$2:.$B$22])" office:value-type="string" office:string-value="BOTH" calcext:value-type="string">
            <text:p>BOTH</text:p>
          </table:table-cell>
          <table:table-cell table:style-name="ce48" table:formula="of:=LOOKUP([.A11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4881</text:p>
          </table:table-cell>
          <table:table-cell table:style-name="ce40" table:formula="of:=concat(&quot;https://dx.doi.org/&quot;; [.F11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4]; [$'Journal Lookup Tables'.$A$2:.$B$22])" office:value-type="string" office:string-value="BOTH" calcext:value-type="string">
            <text:p>BOTH</text:p>
          </table:table-cell>
          <table:table-cell table:style-name="ce48" table:formula="of:=LOOKUP([.A11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2.09.001</text:p>
          </table:table-cell>
          <table:table-cell table:style-name="ce40" table:formula="of:=concat(&quot;https://dx.doi.org/&quot;; [.F11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5]; [$'Journal Lookup Tables'.$A$2:.$B$22])" office:value-type="string" office:string-value="BOTH" calcext:value-type="string">
            <text:p>BOTH</text:p>
          </table:table-cell>
          <table:table-cell table:style-name="ce48" table:formula="of:=LOOKUP([.A11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6" draw:text-style-name="P2" svg:width="11.565cm" svg:height="1.481cm" svg:x="41.903cm" svg:y="58.087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17" draw:text-style-name="P2" svg:width="25.162cm" svg:height="2.592cm" svg:x="49.842cm" svg:y="58.087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OriginPro, Canoco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3.10.002</text:p>
          </table:table-cell>
          <table:table-cell table:style-name="ce40" table:formula="of:=concat(&quot;https://dx.doi.org/&quot;; [.F1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6]; [$'Journal Lookup Tables'.$A$2:.$B$22])" office:value-type="string" office:string-value="BOTH" calcext:value-type="string">
            <text:p>BOTH</text:p>
          </table:table-cell>
          <table:table-cell table:style-name="ce48" table:formula="of:=LOOKUP([.A11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8" draw:text-style-name="P2" svg:width="11.565cm" svg:height="1.482cm" svg:x="41.903cm" svg:y="58.573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11.028</text:p>
          </table:table-cell>
          <table:table-cell table:style-name="ce40" table:formula="of:=concat(&quot;https://dx.doi.org/&quot;; [.F11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7]; [$'Journal Lookup Tables'.$A$2:.$B$22])" office:value-type="string" office:string-value="BOTH" calcext:value-type="string">
            <text:p>BOTH</text:p>
          </table:table-cell>
          <table:table-cell table:style-name="ce48" table:formula="of:=LOOKUP([.A11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tlab</text:p>
          </table:table-cell>
          <table:table-cell table:number-columns-repeated="1007"/>
        </table:table-row>
        <table:table-row table:style-name="ro6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40" office:value-type="string" calcext:value-type="string">
            <text:p><text:a xlink:href="https://doi.org/10.1016/j.cropro.2020.105335" xlink:type="simple">Emerson</text:a></text:p>
          </table:table-cell>
          <table:table-cell table:style-name="ce40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40" table:formula="of:=concat(&quot;https://dx.doi.org/&quot;; [.F118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eighth article of the continuous numbering system</text:p>
          </table:table-cell>
          <table:table-cell table:style-name="ce48" table:formula="of:=LOOKUP([.A118]; [$'Journal Lookup Tables'.$A$2:.$B$22])" office:value-type="string" office:string-value="BOTH" calcext:value-type="string">
            <text:p>BOTH</text:p>
          </table:table-cell>
          <table:table-cell table:style-name="ce48" table:formula="of:=LOOKUP([.A11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09.012</text:p>
          </table:table-cell>
          <table:table-cell table:style-name="ce40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9]; [$'Journal Lookup Tables'.$A$2:.$B$22])" office:value-type="string" office:string-value="BOTH" calcext:value-type="string">
            <text:p>BOTH</text:p>
          </table:table-cell>
          <table:table-cell table:style-name="ce48" table:formula="of:=LOOKUP([.A11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ligo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office:annotation draw:style-name="gr19" draw:text-style-name="P2" svg:width="11.442cm" svg:height="10.471cm" svg:x="10.539cm" svg:y="60.331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16.639cm" svg:height="1.508cm" svg:x="21.981cm" svg:y="60.632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40" table:formula="of:=concat(&quot;https://dx.doi.org/&quot;; [.F12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per was not plant pathology, next suitable paper chosen</text:p>
            <text:p/>
          </table:table-cell>
          <table:table-cell table:style-name="ce48" table:formula="of:=LOOKUP([.A120]; [$'Journal Lookup Tables'.$A$2:.$B$22])" office:value-type="string" office:string-value="BOTH" calcext:value-type="string">
            <text:p>BOTH</text:p>
          </table:table-cell>
          <table:table-cell table:style-name="ce48" table:formula="of:=LOOKUP([.A12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4-0525-3</text:p>
          </table:table-cell>
          <table:table-cell table:style-name="ce40" table:formula="of:=concat(&quot;https://dx.doi.org/&quot;; [.F1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1]; [$'Journal Lookup Tables'.$A$2:.$B$22])" office:value-type="string" office:string-value="BOTH" calcext:value-type="string">
            <text:p>BOTH</text:p>
          </table:table-cell>
          <table:table-cell table:style-name="ce48" table:formula="of:=LOOKUP([.A12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1.187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40" table:formula="of:=concat(&quot;https://dx.doi.org/&quot;; [.F12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2]; [$'Journal Lookup Tables'.$A$2:.$B$22])" office:value-type="string" office:string-value="BOTH" calcext:value-type="string">
            <text:p>BOTH</text:p>
          </table:table-cell>
          <table:table-cell table:style-name="ce48" table:formula="of:=LOOKUP([.A12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9-01860-6</text:p>
          </table:table-cell>
          <table:table-cell table:style-name="ce40" table:formula="of:=concat(&quot;https://dx.doi.org/&quot;; [.F12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3]; [$'Journal Lookup Tables'.$A$2:.$B$22])" office:value-type="string" office:string-value="BOTH" calcext:value-type="string">
            <text:p>BOTH</text:p>
          </table:table-cell>
          <table:table-cell table:style-name="ce48" table:formula="of:=LOOKUP([.A12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65-7</text:p>
          </table:table-cell>
          <table:table-cell table:style-name="ce40" table:formula="of:=concat(&quot;https://dx.doi.org/&quot;; [.F12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24]; [$'Journal Lookup Tables'.$A$2:.$B$22])" office:value-type="string" office:string-value="BOTH" calcext:value-type="string">
            <text:p>BOTH</text:p>
          </table:table-cell>
          <table:table-cell table:style-name="ce48" table:formula="of:=LOOKUP([.A12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AST, 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34-1</text:p>
          </table:table-cell>
          <table:table-cell table:style-name="ce40" table:formula="of:=concat(&quot;https://dx.doi.org/&quot;; [.F1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5]; [$'Journal Lookup Tables'.$A$2:.$B$22])" office:value-type="string" office:string-value="BOTH" calcext:value-type="string">
            <text:p>BOTH</text:p>
          </table:table-cell>
          <table:table-cell table:style-name="ce48" table:formula="of:=LOOKUP([.A12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4" draw:text-style-name="P2" svg:width="11.565cm" svg:height="1.535cm" svg:x="41.903cm" svg:y="63.151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RNAviz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8-1458-z</text:p>
          </table:table-cell>
          <table:table-cell table:style-name="ce40" table:formula="of:=concat(&quot;https://dx.doi.org/&quot;; [.F1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6]; [$'Journal Lookup Tables'.$A$2:.$B$22])" office:value-type="string" office:string-value="BOTH" calcext:value-type="string">
            <text:p>BOTH</text:p>
          </table:table-cell>
          <table:table-cell table:style-name="ce48" table:formula="of:=LOOKUP([.A12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6</text:p>
          </table:table-cell>
          <table:table-cell table:style-name="ce40" table:formula="of:=concat(&quot;https://dx.doi.org/&quot;; [.F1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7]; [$'Journal Lookup Tables'.$A$2:.$B$22])" office:value-type="string" office:string-value="BOTH" calcext:value-type="string">
            <text:p>BOTH</text:p>
          </table:table-cell>
          <table:table-cell table:style-name="ce48" table:formula="of:=LOOKUP([.A12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078</text:p>
          </table:table-cell>
          <table:table-cell table:style-name="ce40" table:formula="of:=concat(&quot;https://dx.doi.org/&quot;; [.F1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8]; [$'Journal Lookup Tables'.$A$2:.$B$22])" office:value-type="string" office:string-value="BOTH" calcext:value-type="string">
            <text:p>BOTH</text:p>
          </table:table-cell>
          <table:table-cell table:style-name="ce48" table:formula="of:=LOOKUP([.A12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4.638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0.00710.x</text:p>
          </table:table-cell>
          <table:table-cell table:style-name="ce40" table:formula="of:=concat(&quot;https://dx.doi.org/&quot;; [.F12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9]; [$'Journal Lookup Tables'.$A$2:.$B$22])" office:value-type="string" office:string-value="BOTH" calcext:value-type="string">
            <text:p>BOTH</text:p>
          </table:table-cell>
          <table:table-cell table:style-name="ce48" table:formula="of:=LOOKUP([.A12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5.193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1.00712.x</text:p>
          </table:table-cell>
          <table:table-cell table:style-name="ce40" table:formula="of:=concat(&quot;https://dx.doi.org/&quot;; [.F13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30]; [$'Journal Lookup Tables'.$A$2:.$B$22])" office:value-type="string" office:string-value="BOTH" calcext:value-type="string">
            <text:p>BOTH</text:p>
          </table:table-cell>
          <table:table-cell table:style-name="ce48" table:formula="of:=LOOKUP([.A13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5.68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Quantity On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88</text:p>
          </table:table-cell>
          <table:table-cell table:style-name="ce40" table:formula="of:=concat(&quot;https://dx.doi.org/&quot;; [.F1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1]; [$'Journal Lookup Tables'.$A$2:.$B$22])" office:value-type="string" office:string-value="BOTH" calcext:value-type="string">
            <text:p>BOTH</text:p>
          </table:table-cell>
          <table:table-cell table:style-name="ce48" table:formula="of:=LOOKUP([.A13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5</text:p>
          </table:table-cell>
          <table:table-cell table:style-name="ce40" table:formula="of:=concat(&quot;https://dx.doi.org/&quot;; [.F1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2]; [$'Journal Lookup Tables'.$A$2:.$B$22])" office:value-type="string" office:string-value="BOTH" calcext:value-type="string">
            <text:p>BOTH</text:p>
          </table:table-cell>
          <table:table-cell table:style-name="ce48" table:formula="of:=LOOKUP([.A13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39</text:p>
          </table:table-cell>
          <table:table-cell table:style-name="ce40" table:formula="of:=concat(&quot;https://dx.doi.org/&quot;; [.F1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3]; [$'Journal Lookup Tables'.$A$2:.$B$22])" office:value-type="string" office:string-value="BOTH" calcext:value-type="string">
            <text:p>BOTH</text:p>
          </table:table-cell>
          <table:table-cell table:style-name="ce48" table:formula="of:=LOOKUP([.A13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office:annotation draw:style-name="gr5" draw:text-style-name="P2" svg:width="25.162cm" svg:height="1.508cm" svg:x="49.842cm" svg:y="67.14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6-0690-7</text:p>
          </table:table-cell>
          <table:table-cell table:style-name="ce40" table:formula="of:=concat(&quot;https://dx.doi.org/&quot;; [.F13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4]; [$'Journal Lookup Tables'.$A$2:.$B$22])" office:value-type="string" office:string-value="BOTH" calcext:value-type="string">
            <text:p>BOTH</text:p>
          </table:table-cell>
          <table:table-cell table:style-name="ce48" table:formula="of:=LOOKUP([.A13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%2Fs10327-017-0756-1</text:p>
          </table:table-cell>
          <table:table-cell table:style-name="ce40" table:formula="of:=concat(&quot;https://dx.doi.org/&quot;; [.F13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5]; [$'Journal Lookup Tables'.$A$2:.$B$22])" office:value-type="string" office:string-value="BOTH" calcext:value-type="string">
            <text:p>BOTH</text:p>
          </table:table-cell>
          <table:table-cell table:style-name="ce48" table:formula="of:=LOOKUP([.A13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4-0557-8</text:p>
          </table:table-cell>
          <table:table-cell table:style-name="ce40" table:formula="of:=concat(&quot;https://dx.doi.org/&quot;; [.F13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6]; [$'Journal Lookup Tables'.$A$2:.$B$22])" office:value-type="string" office:string-value="BOTH" calcext:value-type="string">
            <text:p>BOTH</text:p>
          </table:table-cell>
          <table:table-cell table:style-name="ce48" table:formula="of:=LOOKUP([.A13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68.601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0" draw:text-style-name="P2" svg:width="25.162cm" svg:height="3.73cm" svg:x="49.842cm" svg:y="68.601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2-0363-0</text:p>
          </table:table-cell>
          <table:table-cell table:style-name="ce40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7]; [$'Journal Lookup Tables'.$A$2:.$B$22])" office:value-type="string" office:string-value="BOTH" calcext:value-type="string">
            <text:p>BOTH</text:p>
          </table:table-cell>
          <table:table-cell table:style-name="ce48" table:formula="of:=LOOKUP([.A13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69.088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5" draw:text-style-name="P2" svg:width="25.162cm" svg:height="1.508cm" svg:x="49.842cm" svg:y="69.088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9-00885-3</text:p>
          </table:table-cell>
          <table:table-cell table:style-name="ce40" table:formula="of:=concat(&quot;https://dx.doi.org/&quot;; [.F13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8]; [$'Journal Lookup Tables'.$A$2:.$B$22])" office:value-type="string" office:string-value="BOTH" calcext:value-type="string">
            <text:p>BOTH</text:p>
          </table:table-cell>
          <table:table-cell table:style-name="ce48" table:formula="of:=LOOKUP([.A13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AUP, Mr 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5</text:p>
          </table:table-cell>
          <table:table-cell table:style-name="ce40" table:formula="of:=concat(&quot;https://dx.doi.org/&quot;; [.F13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9]; [$'Journal Lookup Tables'.$A$2:.$B$22])" office:value-type="string" office:string-value="BOTH" calcext:value-type="string">
            <text:p>BOTH</text:p>
          </table:table-cell>
          <table:table-cell table:style-name="ce48" table:formula="of:=LOOKUP([.A13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027</text:p>
          </table:table-cell>
          <table:table-cell table:style-name="ce40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0]; [$'Journal Lookup Tables'.$A$2:.$B$22])" office:value-type="string" office:string-value="BOTH" calcext:value-type="string">
            <text:p>BOTH</text:p>
          </table:table-cell>
          <table:table-cell table:style-name="ce48" table:formula="of:=LOOKUP([.A14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70.548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8</text:p>
          </table:table-cell>
          <table:table-cell table:style-name="ce40" table:formula="of:=concat(&quot;https://dx.doi.org/&quot;; [.F1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1]; [$'Journal Lookup Tables'.$A$2:.$B$22])" office:value-type="string" office:string-value="BOTH" calcext:value-type="string">
            <text:p>BOTH</text:p>
          </table:table-cell>
          <table:table-cell table:style-name="ce48" table:formula="of:=LOOKUP([.A14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847</text:p>
          </table:table-cell>
          <table:table-cell table:style-name="ce40" table:formula="of:=concat(&quot;https://dx.doi.org/&quot;; [.F1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2]; [$'Journal Lookup Tables'.$A$2:.$B$22])" office:value-type="string" office:string-value="BOTH" calcext:value-type="string">
            <text:p>BOTH</text:p>
          </table:table-cell>
          <table:table-cell table:style-name="ce48" table:formula="of:=LOOKUP([.A14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43</text:p>
          </table:table-cell>
          <table:table-cell table:style-name="ce40" table:formula="of:=concat(&quot;https://dx.doi.org/&quot;; [.F14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3]; [$'Journal Lookup Tables'.$A$2:.$B$22])" office:value-type="string" office:string-value="BOTH" calcext:value-type="string">
            <text:p>BOTH</text:p>
          </table:table-cell>
          <table:table-cell table:style-name="ce48" table:formula="of:=LOOKUP([.A14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33</text:p>
          </table:table-cell>
          <table:table-cell table:style-name="ce40" table:formula="of:=concat(&quot;https://dx.doi.org/&quot;; [.F1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4]; [$'Journal Lookup Tables'.$A$2:.$B$22])" office:value-type="string" office:string-value="BOTH" calcext:value-type="string">
            <text:p>BOTH</text:p>
          </table:table-cell>
          <table:table-cell table:style-name="ce48" table:formula="of:=LOOKUP([.A14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70</text:p>
          </table:table-cell>
          <table:table-cell table:style-name="ce40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5]; [$'Journal Lookup Tables'.$A$2:.$B$22])" office:value-type="string" office:string-value="BOTH" calcext:value-type="string">
            <text:p>BOTH</text:p>
          </table:table-cell>
          <table:table-cell table:style-name="ce48" table:formula="of:=LOOKUP([.A14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67</text:p>
          </table:table-cell>
          <table:table-cell table:style-name="ce40" table:formula="of:=concat(&quot;https://dx.doi.org/&quot;; [.F1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6]; [$'Journal Lookup Tables'.$A$2:.$B$22])" office:value-type="string" office:string-value="BOTH" calcext:value-type="string">
            <text:p>BOTH</text:p>
          </table:table-cell>
          <table:table-cell table:style-name="ce48" table:formula="of:=LOOKUP([.A14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mar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02</text:p>
          </table:table-cell>
          <table:table-cell table:style-name="ce40" table:formula="of:=concat(&quot;https://dx.doi.org/&quot;; [.F14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7]; [$'Journal Lookup Tables'.$A$2:.$B$22])" office:value-type="string" office:string-value="BOTH" calcext:value-type="string">
            <text:p>BOTH</text:p>
          </table:table-cell>
          <table:table-cell table:style-name="ce48" table:formula="of:=LOOKUP([.A14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9i1.3771</text:p>
          </table:table-cell>
          <table:table-cell table:style-name="ce40" table:formula="of:=concat(&quot;https://dx.doi.org/&quot;; [.F148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from page 13 (review) to 17</text:p>
          </table:table-cell>
          <table:table-cell table:style-name="ce48" table:formula="of:=LOOKUP([.A148]; [$'Journal Lookup Tables'.$A$2:.$B$22])" office:value-type="string" office:string-value="BOTH" calcext:value-type="string">
            <text:p>BOTH</text:p>
          </table:table-cell>
          <table:table-cell table:style-name="ce48" table:formula="of:=LOOKUP([.A1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8i1.071</text:p>
          </table:table-cell>
          <table:table-cell table:style-name="ce40" table:formula="of:=concat(&quot;https://dx.doi.org/&quot;; [.F14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9]; [$'Journal Lookup Tables'.$A$2:.$B$22])" office:value-type="string" office:string-value="BOTH" calcext:value-type="string">
            <text:p>BOTH</text:p>
          </table:table-cell>
          <table:table-cell table:style-name="ce48" table:formula="of:=LOOKUP([.A1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74.93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19</text:p>
          </table:table-cell>
          <table:table-cell table:style-name="ce40" table:formula="of:=concat(&quot;https://dx.doi.org/&quot;; [.F15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0]; [$'Journal Lookup Tables'.$A$2:.$B$22])" office:value-type="string" office:string-value="BOTH" calcext:value-type="string">
            <text:p>BOTH</text:p>
          </table:table-cell>
          <table:table-cell table:style-name="ce48" table:formula="of:=LOOKUP([.A1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1" draw:text-style-name="P2" svg:width="25.162cm" svg:height="2.434cm" svg:x="49.842cm" svg:y="75.417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Mak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03</text:p>
          </table:table-cell>
          <table:table-cell table:style-name="ce40" table:formula="of:=concat(&quot;https://dx.doi.org/&quot;; [.F15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1]; [$'Journal Lookup Tables'.$A$2:.$B$22])" office:value-type="string" office:string-value="BOTH" calcext:value-type="string">
            <text:p>BOTH</text:p>
          </table:table-cell>
          <table:table-cell table:style-name="ce48" table:formula="of:=LOOKUP([.A1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22" draw:text-style-name="P2" svg:width="11.565cm" svg:height="1.323cm" svg:x="41.903cm" svg:y="75.903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2" draw:text-style-name="P2" svg:width="25.162cm" svg:height="1.323cm" svg:x="49.842cm" svg:y="75.903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13</text:p>
          </table:table-cell>
          <table:table-cell table:style-name="ce40" table:formula="of:=concat(&quot;https://dx.doi.org/&quot;; [.F15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2]; [$'Journal Lookup Tables'.$A$2:.$B$22])" office:value-type="string" office:string-value="BOTH" calcext:value-type="string">
            <text:p>BOTH</text:p>
          </table:table-cell>
          <table:table-cell table:style-name="ce48" table:formula="of:=LOOKUP([.A1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23" draw:text-style-name="P2" svg:width="25.162cm" svg:height="1.322cm" svg:x="49.842cm" svg:y="76.39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8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2161-018-0054-6</text:p>
          </table:table-cell>
          <table:table-cell table:style-name="ce40" table:formula="of:=concat(&quot;https://dx.doi.org/&quot;; [.F15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3]; [$'Journal Lookup Tables'.$A$2:.$B$22])" office:value-type="string" office:string-value="BOTH" calcext:value-type="string">
            <text:p>BOTH</text:p>
          </table:table-cell>
          <table:table-cell table:style-name="ce48" table:formula="of:=LOOKUP([.A1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DNAMAN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31.x</text:p>
          </table:table-cell>
          <table:table-cell table:style-name="ce40" table:formula="of:=concat(&quot;https://dx.doi.org/&quot;; [.F1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4]; [$'Journal Lookup Tables'.$A$2:.$B$22])" office:value-type="string" office:string-value="BOTH" calcext:value-type="string">
            <text:p>BOTH</text:p>
          </table:table-cell>
          <table:table-cell table:style-name="ce48" table:formula="of:=LOOKUP([.A15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26.x</text:p>
          </table:table-cell>
          <table:table-cell table:style-name="ce40" table:formula="of:=concat(&quot;https://dx.doi.org/&quot;; [.F1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5]; [$'Journal Lookup Tables'.$A$2:.$B$22])" office:value-type="string" office:string-value="BOTH" calcext:value-type="string">
            <text:p>BOTH</text:p>
          </table:table-cell>
          <table:table-cell table:style-name="ce48" table:formula="of:=LOOKUP([.A15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77.734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2</text:p>
          </table:table-cell>
          <table:table-cell table:style-name="ce40" table:formula="of:=concat(&quot;https://dx.doi.org/&quot;; [.F15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6]; [$'Journal Lookup Tables'.$A$2:.$B$22])" office:value-type="string" office:string-value="BOTH" calcext:value-type="string">
            <text:p>BOTH</text:p>
          </table:table-cell>
          <table:table-cell table:style-name="ce48" table:formula="of:=LOOKUP([.A15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743</text:p>
          </table:table-cell>
          <table:table-cell table:style-name="ce40" table:formula="of:=concat(&quot;https://dx.doi.org/&quot;; [.F1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7]; [$'Journal Lookup Tables'.$A$2:.$B$22])" office:value-type="string" office:string-value="BOTH" calcext:value-type="string">
            <text:p>BOTH</text:p>
          </table:table-cell>
          <table:table-cell table:style-name="ce48" table:formula="of:=LOOKUP([.A15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877</text:p>
          </table:table-cell>
          <table:table-cell table:style-name="ce40" table:formula="of:=concat(&quot;https://dx.doi.org/&quot;; [.F15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8]; [$'Journal Lookup Tables'.$A$2:.$B$22])" office:value-type="string" office:string-value="BOTH" calcext:value-type="string">
            <text:p>BOTH</text:p>
          </table:table-cell>
          <table:table-cell table:style-name="ce48" table:formula="of:=LOOKUP([.A15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ytho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3010</text:p>
          </table:table-cell>
          <table:table-cell table:style-name="ce40" table:formula="of:=concat(&quot;https://dx.doi.org/&quot;; [.F15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9]; [$'Journal Lookup Tables'.$A$2:.$B$22])" office:value-type="string" office:string-value="BOTH" calcext:value-type="string">
            <text:p>BOTH</text:p>
          </table:table-cell>
          <table:table-cell table:style-name="ce48" table:formula="of:=LOOKUP([.A15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GraphPad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4</text:p>
          </table:table-cell>
          <table:table-cell table:style-name="ce40" table:formula="of:=concat(&quot;https://dx.doi.org/&quot;; [.F1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0]; [$'Journal Lookup Tables'.$A$2:.$B$22])" office:value-type="string" office:string-value="BOTH" calcext:value-type="string">
            <text:p>BOTH</text:p>
          </table:table-cell>
          <table:table-cell table:style-name="ce48" table:formula="of:=LOOKUP([.A16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4" draw:text-style-name="P2" svg:width="25.162cm" svg:height="1.641cm" svg:x="49.842cm" svg:y="80.169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04-r</text:p>
          </table:table-cell>
          <table:table-cell table:style-name="ce40" table:formula="of:=concat(&quot;https://dx.doi.org/&quot;; [.F16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1]; [$'Journal Lookup Tables'.$A$2:.$B$22])" office:value-type="float" office:value="1" calcext:value-type="float">
            <text:p>1</text:p>
          </table:table-cell>
          <table:table-cell table:style-name="ce48" table:formula="of:=LOOKUP([.A16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6-17-0138-R</text:p>
          </table:table-cell>
          <table:table-cell table:style-name="ce40" table:formula="of:=concat(&quot;https://dx.doi.org/&quot;; [.F16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2]; [$'Journal Lookup Tables'.$A$2:.$B$22])" office:value-type="float" office:value="1" calcext:value-type="float">
            <text:p>1</text:p>
          </table:table-cell>
          <table:table-cell table:style-name="ce48" table:formula="of:=LOOKUP([.A16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9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7-0203-FI</text:p>
          </table:table-cell>
          <table:table-cell table:style-name="ce40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3]; [$'Journal Lookup Tables'.$A$2:.$B$22])" office:value-type="float" office:value="1" calcext:value-type="float">
            <text:p>1</text:p>
          </table:table-cell>
          <table:table-cell table:style-name="ce48" table:formula="of:=LOOKUP([.A16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3-0225-r</text:p>
          </table:table-cell>
          <table:table-cell table:style-name="ce40" table:formula="of:=concat(&quot;https://dx.doi.org/&quot;; [.F16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4]; [$'Journal Lookup Tables'.$A$2:.$B$22])" office:value-type="float" office:value="1" calcext:value-type="float">
            <text:p>1</text:p>
          </table:table-cell>
          <table:table-cell table:style-name="ce48" table:formula="of:=LOOKUP([.A16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5" draw:text-style-name="P2" svg:width="25.628cm" svg:height="1.508cm" svg:x="46.901cm" svg:y="82.317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20-0224-R</text:p>
          </table:table-cell>
          <table:table-cell table:style-name="ce40" table:formula="of:=concat(&quot;https://dx.doi.org/&quot;; [.F16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5]; [$'Journal Lookup Tables'.$A$2:.$B$22])" office:value-type="float" office:value="1" calcext:value-type="float">
            <text:p>1</text:p>
          </table:table-cell>
          <table:table-cell table:style-name="ce48" table:formula="of:=LOOKUP([.A16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5-17-0121-FI</text:p>
          </table:table-cell>
          <table:table-cell table:style-name="ce40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16 was a review. 46 is next research article</text:p>
          </table:table-cell>
          <table:table-cell table:style-name="ce48" table:formula="of:=LOOKUP([.A166]; [$'Journal Lookup Tables'.$A$2:.$B$22])" office:value-type="float" office:value="1" calcext:value-type="float">
            <text:p>1</text:p>
          </table:table-cell>
          <table:table-cell table:style-name="ce48" table:formula="of:=LOOKUP([.A16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7-18-0208-R</text:p>
          </table:table-cell>
          <table:table-cell table:style-name="ce40" table:formula="of:=concat(&quot;https://dx.doi.org/&quot;; [.F16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7]; [$'Journal Lookup Tables'.$A$2:.$B$22])" office:value-type="float" office:value="1" calcext:value-type="float">
            <text:p>1</text:p>
          </table:table-cell>
          <table:table-cell table:style-name="ce48" table:formula="of:=LOOKUP([.A16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19-r</text:p>
          </table:table-cell>
          <table:table-cell table:style-name="ce40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8]; [$'Journal Lookup Tables'.$A$2:.$B$22])" office:value-type="float" office:value="1" calcext:value-type="float">
            <text:p>1</text:p>
          </table:table-cell>
          <table:table-cell table:style-name="ce48" table:formula="of:=LOOKUP([.A16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6-0157-R</text:p>
          </table:table-cell>
          <table:table-cell table:style-name="ce40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13 was a review. Changed to page 16</text:p>
          </table:table-cell>
          <table:table-cell table:style-name="ce48" table:formula="of:=LOOKUP([.A169]; [$'Journal Lookup Tables'.$A$2:.$B$22])" office:value-type="float" office:value="1" calcext:value-type="float">
            <text:p>1</text:p>
          </table:table-cell>
          <table:table-cell table:style-name="ce48" table:formula="of:=LOOKUP([.A16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pMan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2x645606</text:p>
          </table:table-cell>
          <table:table-cell table:style-name="ce40" table:formula="of:=concat(&quot;https://dx.doi.org/&quot;; [.F17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0]; [$'Journal Lookup Tables'.$A$2:.$B$22])" office:value-type="string" office:string-value="BOTH" calcext:value-type="string">
            <text:p>BOTH</text:p>
          </table:table-cell>
          <table:table-cell table:style-name="ce48" table:formula="of:=LOOKUP([.A17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2753</text:p>
          </table:table-cell>
          <table:table-cell table:style-name="ce40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1]; [$'Journal Lookup Tables'.$A$2:.$B$22])" office:value-type="string" office:string-value="BOTH" calcext:value-type="string">
            <text:p>BOTH</text:p>
          </table:table-cell>
          <table:table-cell table:style-name="ce48" table:formula="of:=LOOKUP([.A17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3036</text:p>
          </table:table-cell>
          <table:table-cell table:style-name="ce40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2]; [$'Journal Lookup Tables'.$A$2:.$B$22])" office:value-type="string" office:string-value="BOTH" calcext:value-type="string">
            <text:p>BOTH</text:p>
          </table:table-cell>
          <table:table-cell table:style-name="ce48" table:formula="of:=LOOKUP([.A17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20.101566</text:p>
          </table:table-cell>
          <table:table-cell table:style-name="ce40" table:formula="of:=concat(&quot;https://dx.doi.org/&quot;; [.F173])" office:value-type="string" office:string-value="" calcext:value-type="error">
            <text:p>#NAME?</text:p>
          </table:table-cell>
          <table:table-cell table:style-name="ce35" office:value-type="string" calcext:value-type="string">
            <text:p>First article for continuous numbering system</text:p>
          </table:table-cell>
          <table:table-cell table:style-name="ce48" table:formula="of:=LOOKUP([.A173]; [$'Journal Lookup Tables'.$A$2:.$B$22])" office:value-type="string" office:string-value="BOTH" calcext:value-type="string">
            <text:p>BOTH</text:p>
          </table:table-cell>
          <table:table-cell table:style-name="ce48" table:formula="of:=LOOKUP([.A17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1.11.003</text:p>
          </table:table-cell>
          <table:table-cell table:style-name="ce40" table:formula="of:=concat(&quot;https://dx.doi.org/&quot;; [.F17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4]; [$'Journal Lookup Tables'.$A$2:.$B$22])" office:value-type="string" office:string-value="BOTH" calcext:value-type="string">
            <text:p>BOTH</text:p>
          </table:table-cell>
          <table:table-cell table:style-name="ce48" table:formula="of:=LOOKUP([.A17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2.002</text:p>
          </table:table-cell>
          <table:table-cell table:style-name="ce40" table:formula="of:=concat(&quot;https://dx.doi.org/&quot;; [.F1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5]; [$'Journal Lookup Tables'.$A$2:.$B$22])" office:value-type="string" office:string-value="BOTH" calcext:value-type="string">
            <text:p>BOTH</text:p>
          </table:table-cell>
          <table:table-cell table:style-name="ce48" table:formula="of:=LOOKUP([.A17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5" draw:text-style-name="P2" svg:width="25.162cm" svg:height="1.587cm" svg:x="49.842cm" svg:y="87.768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imer3, AlphaEase FC</text:p>
          </table:table-cell>
          <table:table-cell table:number-columns-repeated="1007"/>
        </table:table-row>
        <table:table-row table:style-name="ro10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3.005</text:p>
          </table:table-cell>
          <table:table-cell table:style-name="ce40" table:formula="of:=concat(&quot;https://dx.doi.org/&quot;; [.F17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6, last article of first issue for 2014 selected</text:p>
          </table:table-cell>
          <table:table-cell table:style-name="ce48" table:formula="of:=LOOKUP([.A176]; [$'Journal Lookup Tables'.$A$2:.$B$22])" office:value-type="string" office:string-value="BOTH" calcext:value-type="string">
            <text:p>BOTH</text:p>
          </table:table-cell>
          <table:table-cell table:style-name="ce48" table:formula="of:=LOOKUP([.A17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14" draw:text-style-name="P2" svg:width="25.162cm" svg:height="1.507cm" svg:x="49.842cm" svg:y="88.334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6.11.003</text:p>
          </table:table-cell>
          <table:table-cell table:style-name="ce40" table:formula="of:=concat(&quot;https://dx.doi.org/&quot;; [.F17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7]; [$'Journal Lookup Tables'.$A$2:.$B$22])" office:value-type="string" office:string-value="BOTH" calcext:value-type="string">
            <text:p>BOTH</text:p>
          </table:table-cell>
          <table:table-cell table:style-name="ce48" table:formula="of:=LOOKUP([.A17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01.001</text:p>
          </table:table-cell>
          <table:table-cell table:style-name="ce40" table:formula="of:=concat(&quot;https://dx.doi.org/&quot;; [.F17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8]; [$'Journal Lookup Tables'.$A$2:.$B$22])" office:value-type="string" office:string-value="BOTH" calcext:value-type="string">
            <text:p>BOTH</text:p>
          </table:table-cell>
          <table:table-cell table:style-name="ce48" table:formula="of:=LOOKUP([.A17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2.002</text:p>
          </table:table-cell>
          <table:table-cell table:style-name="ce40" table:formula="of:=concat(&quot;https://dx.doi.org/&quot;; [.F17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9]; [$'Journal Lookup Tables'.$A$2:.$B$22])" office:value-type="string" office:string-value="BOTH" calcext:value-type="string">
            <text:p>BOTH</text:p>
          </table:table-cell>
          <table:table-cell table:style-name="ce48" table:formula="of:=LOOKUP([.A17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0.008</text:p>
          </table:table-cell>
          <table:table-cell table:style-name="ce40" table:formula="of:=concat(&quot;https://dx.doi.org/&quot;; [.F18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0]; [$'Journal Lookup Tables'.$A$2:.$B$22])" office:value-type="string" office:string-value="BOTH" calcext:value-type="string">
            <text:p>BOTH</text:p>
          </table:table-cell>
          <table:table-cell table:style-name="ce48" table:formula="of:=LOOKUP([.A18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49-7</text:p>
          </table:table-cell>
          <table:table-cell table:style-name="ce40" table:formula="of:=concat(&quot;https://dx.doi.org/&quot;; [.F181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1]; [$'Journal Lookup Tables'.$A$2:.$B$22])" office:value-type="string" office:string-value="BOTH" calcext:value-type="string">
            <text:p>BOTH</text:p>
          </table:table-cell>
          <table:table-cell table:style-name="ce48" table:formula="of:=LOOKUP([.A18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50-1</text:p>
          </table:table-cell>
          <table:table-cell table:style-name="ce40" table:formula="of:=concat(&quot;https://dx.doi.org/&quot;; [.F18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2]; [$'Journal Lookup Tables'.$A$2:.$B$22])" office:value-type="string" office:string-value="BOTH" calcext:value-type="string">
            <text:p>BOTH</text:p>
          </table:table-cell>
          <table:table-cell table:style-name="ce48" table:formula="of:=LOOKUP([.A18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206-0</text:p>
          </table:table-cell>
          <table:table-cell table:style-name="ce40" table:formula="of:=concat(&quot;https://dx.doi.org/&quot;; [.F18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183]; [$'Journal Lookup Tables'.$A$2:.$B$22])" office:value-type="string" office:string-value="BOTH" calcext:value-type="string">
            <text:p>BOTH</text:p>
          </table:table-cell>
          <table:table-cell table:style-name="ce48" table:formula="of:=LOOKUP([.A18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3-9</text:p>
          </table:table-cell>
          <table:table-cell table:style-name="ce40" table:formula="of:=concat(&quot;https://dx.doi.org/&quot;; [.F184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4]; [$'Journal Lookup Tables'.$A$2:.$B$22])" office:value-type="string" office:string-value="BOTH" calcext:value-type="string">
            <text:p>BOTH</text:p>
          </table:table-cell>
          <table:table-cell table:style-name="ce48" table:formula="of:=LOOKUP([.A18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194-0</text:p>
          </table:table-cell>
          <table:table-cell table:style-name="ce40" table:formula="of:=concat(&quot;https://dx.doi.org/&quot;; [.F18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ior plant pathology article</text:p>
          </table:table-cell>
          <table:table-cell table:style-name="ce48" table:formula="of:=LOOKUP([.A185]; [$'Journal Lookup Tables'.$A$2:.$B$22])" office:value-type="string" office:string-value="BOTH" calcext:value-type="string">
            <text:p>BOTH</text:p>
          </table:table-cell>
          <table:table-cell table:style-name="ce48" table:formula="of:=LOOKUP([.A18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5-0493-y</text:p>
          </table:table-cell>
          <table:table-cell table:style-name="ce40" table:formula="of:=concat(&quot;https://dx.doi.org/&quot;; [.F186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6]; [$'Journal Lookup Tables'.$A$2:.$B$22])" office:value-type="string" office:string-value="BOTH" calcext:value-type="string">
            <text:p>BOTH</text:p>
          </table:table-cell>
          <table:table-cell table:style-name="ce48" table:formula="of:=LOOKUP([.A18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, R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4-0424-3</text:p>
          </table:table-cell>
          <table:table-cell table:style-name="ce40" table:formula="of:=concat(&quot;https://dx.doi.org/&quot;; [.F18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7]; [$'Journal Lookup Tables'.$A$2:.$B$22])" office:value-type="string" office:string-value="BOTH" calcext:value-type="string">
            <text:p>BOTH</text:p>
          </table:table-cell>
          <table:table-cell table:style-name="ce48" table:formula="of:=LOOKUP([.A18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9-3</text:p>
          </table:table-cell>
          <table:table-cell table:style-name="ce40" table:formula="of:=concat(&quot;https://dx.doi.org/&quot;; [.F18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8]; [$'Journal Lookup Tables'.$A$2:.$B$22])" office:value-type="string" office:string-value="BOTH" calcext:value-type="string">
            <text:p>BOTH</text:p>
          </table:table-cell>
          <table:table-cell table:style-name="ce48" table:formula="of:=LOOKUP([.A18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Primer Explorer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40" table:formula="of:=concat(&quot;https://dx.doi.org/&quot;; [.F18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9]; [$'Journal Lookup Tables'.$A$2:.$B$22])" office:value-type="float" office:value="1" calcext:value-type="float">
            <text:p>1</text:p>
          </table:table-cell>
          <table:table-cell table:style-name="ce48" table:formula="of:=LOOKUP([.A18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23cm" svg:height="1.508cm" svg:x="55.723cm" svg:y="94.731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0512</text:p>
          </table:table-cell>
          <table:table-cell table:style-name="ce40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back to 2013 article</text:p>
          </table:table-cell>
          <table:table-cell table:style-name="ce48" table:formula="of:=LOOKUP([.A190]; [$'Journal Lookup Tables'.$A$2:.$B$22])" office:value-type="float" office:value="1" calcext:value-type="float">
            <text:p>1</text:p>
          </table:table-cell>
          <table:table-cell table:style-name="ce48" table:formula="of:=LOOKUP([.A19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20358</text:p>
          </table:table-cell>
          <table:table-cell table:style-name="ce40" table:formula="of:=concat(&quot;https://dx.doi.org/&quot;; [.F19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1]; [$'Journal Lookup Tables'.$A$2:.$B$22])" office:value-type="float" office:value="1" calcext:value-type="float">
            <text:p>1</text:p>
          </table:table-cell>
          <table:table-cell table:style-name="ce48" table:formula="of:=LOOKUP([.A19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calibur, 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8769</text:p>
          </table:table-cell>
          <table:table-cell table:style-name="ce40" table:formula="of:=concat(&quot;https://dx.doi.org/&quot;; [.F19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2]; [$'Journal Lookup Tables'.$A$2:.$B$22])" office:value-type="float" office:value="1" calcext:value-type="float">
            <text:p>1</text:p>
          </table:table-cell>
          <table:table-cell table:style-name="ce48" table:formula="of:=LOOKUP([.A19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2183</text:p>
          </table:table-cell>
          <table:table-cell table:style-name="ce40" table:formula="of:=concat(&quot;https://dx.doi.org/&quot;; [.F19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3]; [$'Journal Lookup Tables'.$A$2:.$B$22])" office:value-type="float" office:value="1" calcext:value-type="float">
            <text:p>1</text:p>
          </table:table-cell>
          <table:table-cell table:style-name="ce48" table:formula="of:=LOOKUP([.A19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, MrModelTes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5776</text:p>
          </table:table-cell>
          <table:table-cell table:style-name="ce40" table:formula="of:=concat(&quot;https://dx.doi.org/&quot;; [.F19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4]; [$'Journal Lookup Tables'.$A$2:.$B$22])" office:value-type="float" office:value="1" calcext:value-type="float">
            <text:p>1</text:p>
          </table:table-cell>
          <table:table-cell table:style-name="ce48" table:formula="of:=LOOKUP([.A194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23cm" svg:height="1.508cm" svg:x="55.723cm" svg:y="97.181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1098</text:p>
          </table:table-cell>
          <table:table-cell table:style-name="ce40" table:formula="of:=concat(&quot;https://dx.doi.org/&quot;; [.F19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5]; [$'Journal Lookup Tables'.$A$2:.$B$22])" office:value-type="float" office:value="1" calcext:value-type="float">
            <text:p>1</text:p>
          </table:table-cell>
          <table:table-cell table:style-name="ce48" table:formula="of:=LOOKUP([.A19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7-15-0171-r</text:p>
          </table:table-cell>
          <table:table-cell table:style-name="ce40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6]; [$'Journal Lookup Tables'.$A$2:.$B$22])" office:value-type="string" office:string-value="BOTH" calcext:value-type="string">
            <text:p>BOTH</text:p>
          </table:table-cell>
          <table:table-cell table:style-name="ce48" table:formula="of:=LOOKUP([.A19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2-11-0040</text:p>
          </table:table-cell>
          <table:table-cell table:style-name="ce40" table:formula="of:=concat(&quot;https://dx.doi.org/&quot;; [.F1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7]; [$'Journal Lookup Tables'.$A$2:.$B$22])" office:value-type="string" office:string-value="BOTH" calcext:value-type="string">
            <text:p>BOTH</text:p>
          </table:table-cell>
          <table:table-cell table:style-name="ce48" table:formula="of:=LOOKUP([.A19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9" draw:text-style-name="P2" svg:width="9.899cm" svg:height="1.455cm" svg:x="72.529cm" svg:y="98.642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7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2-0108-r</text:p>
          </table:table-cell>
          <table:table-cell table:style-name="ce40" table:formula="of:=concat(&quot;https://dx.doi.org/&quot;; [.F1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8]; [$'Journal Lookup Tables'.$A$2:.$B$22])" office:value-type="string" office:string-value="BOTH" calcext:value-type="string">
            <text:p>BOTH</text:p>
          </table:table-cell>
          <table:table-cell table:style-name="ce48" table:formula="of:=LOOKUP([.A19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MrBayes, FigTree</text:p>
          </table:table-cell>
          <table:table-cell table:number-columns-repeated="1007"/>
        </table:table-row>
        <table:table-row table:style-name="ro2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16.639cm" svg:height="1.508cm" svg:x="21.981cm" svg:y="99.631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40" table:formula="of:=concat(&quot;https://dx.doi.org/&quot;; [.F199])" office:value-type="string" office:string-value="" calcext:value-type="error">
            <text:p>#NAME?</text:p>
          </table:table-cell>
          <table:table-cell table:style-name="ce35" office:value-type="string" calcext:value-type="string">
            <text:p>DOI did not match with page number. Picked the previous article that matched.</text:p>
          </table:table-cell>
          <table:table-cell table:style-name="ce48" table:formula="of:=LOOKUP([.A199]; [$'Journal Lookup Tables'.$A$2:.$B$22])" office:value-type="string" office:string-value="BOTH" calcext:value-type="string">
            <text:p>BOTH</text:p>
          </table:table-cell>
          <table:table-cell table:style-name="ce48" table:formula="of:=LOOKUP([.A19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3-0129-r</text:p>
          </table:table-cell>
          <table:table-cell table:style-name="ce40" table:formula="of:=concat(&quot;https://dx.doi.org/&quot;; [.F2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0]; [$'Journal Lookup Tables'.$A$2:.$B$22])" office:value-type="string" office:string-value="BOTH" calcext:value-type="string">
            <text:p>BOTH</text:p>
          </table:table-cell>
          <table:table-cell table:style-name="ce48" table:formula="of:=LOOKUP([.A20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igma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9-0185-FI</text:p>
          </table:table-cell>
          <table:table-cell table:style-name="ce40" table:formula="of:=concat(&quot;https://dx.doi.org/&quot;; [.F20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1]; [$'Journal Lookup Tables'.$A$2:.$B$22])" office:value-type="string" office:string-value="BOTH" calcext:value-type="string">
            <text:p>BOTH</text:p>
          </table:table-cell>
          <table:table-cell table:style-name="ce48" table:formula="of:=LOOKUP([.A20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6-0209-R</text:p>
          </table:table-cell>
          <table:table-cell table:style-name="ce40" table:formula="of:=concat(&quot;https://dx.doi.org/&quot;; [.F20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2]; [$'Journal Lookup Tables'.$A$2:.$B$22])" office:value-type="string" office:string-value="BOTH" calcext:value-type="string">
            <text:p>BOTH</text:p>
          </table:table-cell>
          <table:table-cell table:style-name="ce48" table:formula="of:=LOOKUP([.A20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opART</text:p>
          </table:table-cell>
          <table:table-cell table:number-columns-repeated="1007"/>
        </table:table-row>
        <table:table-row table:style-name="ro3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40" table:formula="of:=concat(&quot;https://dx.doi.org/&quot;; [.F20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203]; [$'Journal Lookup Tables'.$A$2:.$B$22])" office:value-type="string" office:string-value="BOTH" calcext:value-type="string">
            <text:p>BOTH</text:p>
          </table:table-cell>
          <table:table-cell table:style-name="ce48" table:formula="of:=LOOKUP([.A20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2-11-0119</text:p>
          </table:table-cell>
          <table:table-cell table:style-name="ce40" table:formula="of:=concat(&quot;https://dx.doi.org/&quot;; [.F2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4]; [$'Journal Lookup Tables'.$A$2:.$B$22])" office:value-type="string" office:string-value="BOTH" calcext:value-type="string">
            <text:p>BOTH</text:p>
          </table:table-cell>
          <table:table-cell table:style-name="ce48" table:formula="of:=LOOKUP([.A20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01cm" svg:height="1.508cm" svg:x="53.468cm" svg:y="102.15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6-14-0572-re</text:p>
          </table:table-cell>
          <table:table-cell table:style-name="ce40" table:formula="of:=concat(&quot;https://dx.doi.org/&quot;; [.F20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5]; [$'Journal Lookup Tables'.$A$2:.$B$22])" office:value-type="string" office:string-value="BOTH" calcext:value-type="string">
            <text:p>BOTH</text:p>
          </table:table-cell>
          <table:table-cell table:style-name="ce48" table:formula="of:=LOOKUP([.A20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5-17-0689-RE</text:p>
          </table:table-cell>
          <table:table-cell table:style-name="ce40" table:formula="of:=concat(&quot;https://dx.doi.org/&quot;; [.F206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</text:p>
          </table:table-cell>
          <table:table-cell table:style-name="ce48" table:formula="of:=LOOKUP([.A206]; [$'Journal Lookup Tables'.$A$2:.$B$22])" office:value-type="string" office:string-value="BOTH" calcext:value-type="string">
            <text:p>BOTH</text:p>
          </table:table-cell>
          <table:table-cell table:style-name="ce48" table:formula="of:=LOOKUP([.A20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1-20-0130-RE</text:p>
          </table:table-cell>
          <table:table-cell table:style-name="ce40" table:formula="of:=concat(&quot;https://dx.doi.org/&quot;; [.F20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7]; [$'Journal Lookup Tables'.$A$2:.$B$22])" office:value-type="string" office:string-value="BOTH" calcext:value-type="string">
            <text:p>BOTH</text:p>
          </table:table-cell>
          <table:table-cell table:style-name="ce48" table:formula="of:=LOOKUP([.A20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7-12-0646-re</text:p>
          </table:table-cell>
          <table:table-cell table:style-name="ce40" table:formula="of:=concat(&quot;https://dx.doi.org/&quot;; [.F208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8]; [$'Journal Lookup Tables'.$A$2:.$B$22])" office:value-type="string" office:string-value="BOTH" calcext:value-type="string">
            <text:p>BOTH</text:p>
          </table:table-cell>
          <table:table-cell table:style-name="ce48" table:formula="of:=LOOKUP([.A20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1-1071-re</text:p>
          </table:table-cell>
          <table:table-cell table:style-name="ce40" table:formula="of:=concat(&quot;https://dx.doi.org/&quot;; [.F2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9]; [$'Journal Lookup Tables'.$A$2:.$B$22])" office:value-type="string" office:string-value="BOTH" calcext:value-type="string">
            <text:p>BOTH</text:p>
          </table:table-cell>
          <table:table-cell table:style-name="ce48" table:formula="of:=LOOKUP([.A20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9-13-0936-re</text:p>
          </table:table-cell>
          <table:table-cell table:style-name="ce40" table:formula="of:=concat(&quot;https://dx.doi.org/&quot;; [.F21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0]; [$'Journal Lookup Tables'.$A$2:.$B$22])" office:value-type="string" office:string-value="BOTH" calcext:value-type="string">
            <text:p>BOTH</text:p>
          </table:table-cell>
          <table:table-cell table:style-name="ce48" table:formula="of:=LOOKUP([.A21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3-1257-re</text:p>
          </table:table-cell>
          <table:table-cell table:style-name="ce40" table:formula="of:=concat(&quot;https://dx.doi.org/&quot;; [.F21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1]; [$'Journal Lookup Tables'.$A$2:.$B$22])" office:value-type="string" office:string-value="BOTH" calcext:value-type="string">
            <text:p>BOTH</text:p>
          </table:table-cell>
          <table:table-cell table:style-name="ce48" table:formula="of:=LOOKUP([.A21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17-0593-RE</text:p>
          </table:table-cell>
          <table:table-cell table:style-name="ce40" table:formula="of:=concat(&quot;https://dx.doi.org/&quot;; [.F2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  <text:p/>
          </table:table-cell>
          <table:table-cell table:style-name="ce48" table:formula="of:=LOOKUP([.A212]; [$'Journal Lookup Tables'.$A$2:.$B$22])" office:value-type="string" office:string-value="BOTH" calcext:value-type="string">
            <text:p>BOTH</text:p>
          </table:table-cell>
          <table:table-cell table:style-name="ce48" table:formula="of:=LOOKUP([.A21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8" calcext:value-type="float">
            <text:p>78</text:p>
          </table:table-cell>
          <table:table-cell table:style-name="ce40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40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40" table:formula="of:=concat(&quot;https://dx.doi.org/&quot;; [.F21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3]; [$'Journal Lookup Tables'.$A$2:.$B$22])" office:value-type="string" office:string-value="BOTH" calcext:value-type="string">
            <text:p>BOTH</text:p>
          </table:table-cell>
          <table:table-cell table:style-name="ce48" table:formula="of:=LOOKUP([.A21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20-0792-RE</text:p>
          </table:table-cell>
          <table:table-cell table:style-name="ce40" table:formula="of:=concat(&quot;https://dx.doi.org/&quot;; [.F21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4]; [$'Journal Lookup Tables'.$A$2:.$B$22])" office:value-type="string" office:string-value="BOTH" calcext:value-type="string">
            <text:p>BOTH</text:p>
          </table:table-cell>
          <table:table-cell table:style-name="ce48" table:formula="of:=LOOKUP([.A21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rs-14-0017</text:p>
          </table:table-cell>
          <table:table-cell table:style-name="ce40" table:formula="of:=concat(&quot;https://dx.doi.org/&quot;; [.F21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15]; [$'Journal Lookup Tables'.$A$2:.$B$22])" office:value-type="string" office:string-value="BOTH" calcext:value-type="string">
            <text:p>BOTH</text:p>
          </table:table-cell>
          <table:table-cell table:style-name="ce48" table:formula="of:=LOOKUP([.A21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12-16-0073-RS</text:p>
          </table:table-cell>
          <table:table-cell table:style-name="ce40" table:formula="of:=concat(&quot;https://dx.doi.org/&quot;; [.F2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6]; [$'Journal Lookup Tables'.$A$2:.$B$22])" office:value-type="string" office:string-value="BOTH" calcext:value-type="string">
            <text:p>BOTH</text:p>
          </table:table-cell>
          <table:table-cell table:style-name="ce48" table:formula="of:=LOOKUP([.A21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09-19-0063-FI</text:p>
          </table:table-cell>
          <table:table-cell table:style-name="ce40" table:formula="of:=concat(&quot;https://dx.doi.org/&quot;; [.F21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7]; [$'Journal Lookup Tables'.$A$2:.$B$22])" office:value-type="string" office:string-value="BOTH" calcext:value-type="string">
            <text:p>BOTH</text:p>
          </table:table-cell>
          <table:table-cell table:style-name="ce48" table:formula="of:=LOOKUP([.A21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503.x</text:p>
          </table:table-cell>
          <table:table-cell table:style-name="ce40" table:formula="of:=concat(&quot;https://dx.doi.org/&quot;; [.F21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8]; [$'Journal Lookup Tables'.$A$2:.$B$22])" office:value-type="string" office:string-value="BOTH" calcext:value-type="string">
            <text:p>BOTH</text:p>
          </table:table-cell>
          <table:table-cell table:style-name="ce48" table:formula="of:=LOOKUP([.A21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58</text:p>
          </table:table-cell>
          <table:table-cell table:style-name="ce40" table:formula="of:=concat(&quot;https://dx.doi.org/&quot;; [.F2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9]; [$'Journal Lookup Tables'.$A$2:.$B$22])" office:value-type="string" office:string-value="BOTH" calcext:value-type="string">
            <text:p>BOTH</text:p>
          </table:table-cell>
          <table:table-cell table:style-name="ce48" table:formula="of:=LOOKUP([.A21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241</text:p>
          </table:table-cell>
          <table:table-cell table:style-name="ce40" table:formula="of:=concat(&quot;https://dx.doi.org/&quot;; [.F220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page from 25 to 24</text:p>
          </table:table-cell>
          <table:table-cell table:style-name="ce48" table:formula="of:=LOOKUP([.A220]; [$'Journal Lookup Tables'.$A$2:.$B$22])" office:value-type="string" office:string-value="BOTH" calcext:value-type="string">
            <text:p>BOTH</text:p>
          </table:table-cell>
          <table:table-cell table:style-name="ce48" table:formula="of:=LOOKUP([.A22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graphics 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89</text:p>
          </table:table-cell>
          <table:table-cell table:style-name="ce40" table:formula="of:=concat(&quot;https://dx.doi.org/&quot;; [.F2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1]; [$'Journal Lookup Tables'.$A$2:.$B$22])" office:value-type="string" office:string-value="BOTH" calcext:value-type="string">
            <text:p>BOTH</text:p>
          </table:table-cell>
          <table:table-cell table:style-name="ce48" table:formula="of:=LOOKUP([.A22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0</text:p>
          </table:table-cell>
          <table:table-cell table:style-name="ce40" table:formula="of:=concat(&quot;https://dx.doi.org/&quot;; [.F22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2]; [$'Journal Lookup Tables'.$A$2:.$B$22])" office:value-type="string" office:string-value="BOTH" calcext:value-type="string">
            <text:p>BOTH</text:p>
          </table:table-cell>
          <table:table-cell table:style-name="ce48" table:formula="of:=LOOKUP([.A22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6</text:p>
          </table:table-cell>
          <table:table-cell table:style-name="ce40" table:formula="of:=concat(&quot;https://dx.doi.org/&quot;; [.F22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3]; [$'Journal Lookup Tables'.$A$2:.$B$22])" office:value-type="string" office:string-value="BOTH" calcext:value-type="string">
            <text:p>BOTH</text:p>
          </table:table-cell>
          <table:table-cell table:style-name="ce48" table:formula="of:=LOOKUP([.A22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, STATISTIX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45</text:p>
          </table:table-cell>
          <table:table-cell table:style-name="ce40" table:formula="of:=concat(&quot;https://dx.doi.org/&quot;; [.F22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24]; [$'Journal Lookup Tables'.$A$2:.$B$22])" office:value-type="string" office:string-value="BOTH" calcext:value-type="string">
            <text:p>BOTH</text:p>
          </table:table-cell>
          <table:table-cell table:style-name="ce48" table:formula="of:=LOOKUP([.A22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401</text:p>
          </table:table-cell>
          <table:table-cell table:style-name="ce40" table:formula="of:=concat(&quot;https://dx.doi.org/&quot;; [.F2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5]; [$'Journal Lookup Tables'.$A$2:.$B$22])" office:value-type="string" office:string-value="BOTH" calcext:value-type="string">
            <text:p>BOTH</text:p>
          </table:table-cell>
          <table:table-cell table:style-name="ce48" table:formula="of:=LOOKUP([.A22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491.x</text:p>
          </table:table-cell>
          <table:table-cell table:style-name="ce40" table:formula="of:=concat(&quot;https://dx.doi.org/&quot;; [.F2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6]; [$'Journal Lookup Tables'.$A$2:.$B$22])" office:value-type="string" office:string-value="BOTH" calcext:value-type="string">
            <text:p>BOTH</text:p>
          </table:table-cell>
          <table:table-cell table:style-name="ce48" table:formula="of:=LOOKUP([.A22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41</text:p>
          </table:table-cell>
          <table:table-cell table:style-name="ce40" table:formula="of:=concat(&quot;https://dx.doi.org/&quot;; [.F2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7]; [$'Journal Lookup Tables'.$A$2:.$B$22])" office:value-type="string" office:string-value="BOTH" calcext:value-type="string">
            <text:p>BOTH</text:p>
          </table:table-cell>
          <table:table-cell table:style-name="ce48" table:formula="of:=LOOKUP([.A22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2</text:p>
          </table:table-cell>
          <table:table-cell table:style-name="ce40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8]; [$'Journal Lookup Tables'.$A$2:.$B$22])" office:value-type="string" office:string-value="BOTH" calcext:value-type="string">
            <text:p>BOTH</text:p>
          </table:table-cell>
          <table:table-cell table:style-name="ce48" table:formula="of:=LOOKUP([.A22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mageJ, Photosho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34</text:p>
          </table:table-cell>
          <table:table-cell table:style-name="ce40" table:formula="of:=concat(&quot;https://dx.doi.org/&quot;; [.F229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because page 5 was a review</text:p>
          </table:table-cell>
          <table:table-cell table:style-name="ce48" table:formula="of:=LOOKUP([.A229]; [$'Journal Lookup Tables'.$A$2:.$B$22])" office:value-type="string" office:string-value="BOTH" calcext:value-type="string">
            <text:p>BOTH</text:p>
          </table:table-cell>
          <table:table-cell table:style-name="ce48" table:formula="of:=LOOKUP([.A22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3099</text:p>
          </table:table-cell>
          <table:table-cell table:style-name="ce40" table:formula="of:=concat(&quot;https://dx.doi.org/&quot;; [.F230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30]; [$'Journal Lookup Tables'.$A$2:.$B$22])" office:value-type="string" office:string-value="BOTH" calcext:value-type="string">
            <text:p>BOTH</text:p>
          </table:table-cell>
          <table:table-cell table:style-name="ce48" table:formula="of:=LOOKUP([.A23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9</text:p>
          </table:table-cell>
          <table:table-cell table:style-name="ce40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1]; [$'Journal Lookup Tables'.$A$2:.$B$22])" office:value-type="string" office:string-value="BOTH" calcext:value-type="string">
            <text:p>BOTH</text:p>
          </table:table-cell>
          <table:table-cell table:style-name="ce48" table:formula="of:=LOOKUP([.A23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2.02625.x</text:p>
          </table:table-cell>
          <table:table-cell table:style-name="ce40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2]; [$'Journal Lookup Tables'.$A$2:.$B$22])" office:value-type="string" office:string-value="BOTH" calcext:value-type="string">
            <text:p>BOTH</text:p>
          </table:table-cell>
          <table:table-cell table:style-name="ce48" table:formula="of:=LOOKUP([.A23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5" draw:text-style-name="P2" svg:width="9.899cm" svg:height="1.508cm" svg:x="72.529cm" svg:y="116.162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83</text:p>
          </table:table-cell>
          <table:table-cell table:style-name="ce40" table:formula="of:=concat(&quot;https://dx.doi.org/&quot;; [.F2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3]; [$'Journal Lookup Tables'.$A$2:.$B$22])" office:value-type="string" office:string-value="BOTH" calcext:value-type="string">
            <text:p>BOTH</text:p>
          </table:table-cell>
          <table:table-cell table:style-name="ce48" table:formula="of:=LOOKUP([.A23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92</text:p>
          </table:table-cell>
          <table:table-cell table:style-name="ce40" table:formula="of:=concat(&quot;https://dx.doi.org/&quot;; [.F2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a review, selected next article</text:p>
          </table:table-cell>
          <table:table-cell table:style-name="ce48" table:formula="of:=LOOKUP([.A234]; [$'Journal Lookup Tables'.$A$2:.$B$22])" office:value-type="string" office:string-value="BOTH" calcext:value-type="string">
            <text:p>BOTH</text:p>
          </table:table-cell>
          <table:table-cell table:style-name="ce48" table:formula="of:=LOOKUP([.A23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POPPR, FigTree, Popgene, Multilocus, GenAlEx, Polys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2002-2</text:p>
          </table:table-cell>
          <table:table-cell table:style-name="ce40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after <text:s/>pp110, a review article, immediate prior article is already assigned to Adam</text:p>
          </table:table-cell>
          <table:table-cell table:style-name="ce48" table:formula="of:=LOOKUP([.A235]; [$'Journal Lookup Tables'.$A$2:.$B$22])" office:value-type="float" office:value="1" calcext:value-type="float">
            <text:p>1</text:p>
          </table:table-cell>
          <table:table-cell table:style-name="ce48" table:formula="of:=LOOKUP([.A23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48" table:formula="of:=LOOKUP([.A236]; [$'Journal Lookup Tables'.$A$2:.$B$22])" office:value-type="float" office:value="1" calcext:value-type="float">
            <text:p>1</text:p>
          </table:table-cell>
          <table:table-cell table:style-name="ce48" table:formula="of:=LOOKUP([.A236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Surfer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53" calcext:value-type="float">
            <office:annotation draw:style-name="gr14" draw:text-style-name="P2" svg:width="20.607cm" svg:height="1.507cm" svg:x="14.312cm" svg:y="118.598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7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48" table:formula="of:=LOOKUP([.A237]; [$'Journal Lookup Tables'.$A$2:.$B$22])" office:value-type="float" office:value="1" calcext:value-type="float">
            <text:p>1</text:p>
          </table:table-cell>
          <table:table-cell table:style-name="ce48" table:formula="of:=LOOKUP([.A23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709-2</text:p>
          </table:table-cell>
          <table:table-cell table:style-name="ce40" table:formula="of:=concat(&quot;https://dx.doi.org/&quot;; [.F23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8]; [$'Journal Lookup Tables'.$A$2:.$B$22])" office:value-type="float" office:value="1" calcext:value-type="float">
            <text:p>1</text:p>
          </table:table-cell>
          <table:table-cell table:style-name="ce48" table:formula="of:=LOOKUP([.A23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LC Main Workbench 7, TreeGraph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809-4</text:p>
          </table:table-cell>
          <table:table-cell table:style-name="ce40" table:formula="of:=concat(&quot;https://dx.doi.org/&quot;; [.F239])" office:value-type="string" office:string-value="" calcext:value-type="error">
            <text:p>#NAME?</text:p>
          </table:table-cell>
          <table:table-cell table:style-name="ce35" office:value-type="string" calcext:value-type="string">
            <text:p>prior to 97 page because that one was a review</text:p>
          </table:table-cell>
          <table:table-cell table:style-name="ce48" table:formula="of:=LOOKUP([.A239]; [$'Journal Lookup Tables'.$A$2:.$B$22])" office:value-type="float" office:value="1" calcext:value-type="float">
            <text:p>1</text:p>
          </table:table-cell>
          <table:table-cell table:style-name="ce48" table:formula="of:=LOOKUP([.A23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04-1</text:p>
          </table:table-cell>
          <table:table-cell table:style-name="ce40" table:formula="of:=concat(&quot;https://dx.doi.org/&quot;; [.F240])" office:value-type="string" office:string-value="" calcext:value-type="error">
            <text:p>#NAME?</text:p>
          </table:table-cell>
          <table:table-cell table:style-name="ce35" office:value-type="string" calcext:value-type="string">
            <text:p>Only goes back to 2015, selected article from 2015 with page 20 contained</text:p>
          </table:table-cell>
          <table:table-cell table:style-name="ce48" table:formula="of:=LOOKUP([.A240]; [$'Journal Lookup Tables'.$A$2:.$B$22])" office:value-type="string" office:string-value="BOTH" calcext:value-type="string">
            <text:p>BOTH</text:p>
          </table:table-cell>
          <table:table-cell table:style-name="ce48" table:formula="of:=LOOKUP([.A24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0" calcext:value-type="float">
            <text:p>90</text:p>
          </table:table-cell>
          <table:table-cell table:style-name="ce40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40" table:formula="of:=concat(&quot;https://dx.doi.org/&quot;; [.F2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1]; [$'Journal Lookup Tables'.$A$2:.$B$22])" office:value-type="string" office:string-value="BOTH" calcext:value-type="string">
            <text:p>BOTH</text:p>
          </table:table-cell>
          <table:table-cell table:style-name="ce48" table:formula="of:=LOOKUP([.A24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3" calcext:value-type="float">
            <text:p>83</text:p>
          </table:table-cell>
          <table:table-cell table:style-name="ce40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40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40" table:formula="of:=concat(&quot;https://dx.doi.org/&quot;; [.F2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2]; [$'Journal Lookup Tables'.$A$2:.$B$22])" office:value-type="string" office:string-value="BOTH" calcext:value-type="string">
            <text:p>BOTH</text:p>
          </table:table-cell>
          <table:table-cell table:style-name="ce48" table:formula="of:=LOOKUP([.A24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10-3</text:p>
          </table:table-cell>
          <table:table-cell table:style-name="ce40" table:formula="of:=concat(&quot;https://dx.doi.org/&quot;; [.F24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first article in Apr. 2015</text:p>
          </table:table-cell>
          <table:table-cell table:style-name="ce48" table:formula="of:=LOOKUP([.A243]; [$'Journal Lookup Tables'.$A$2:.$B$22])" office:value-type="string" office:string-value="BOTH" calcext:value-type="string">
            <text:p>BOTH</text:p>
          </table:table-cell>
          <table:table-cell table:style-name="ce48" table:formula="of:=LOOKUP([.A24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7-0182-0</text:p>
          </table:table-cell>
          <table:table-cell table:style-name="ce40" table:formula="of:=concat(&quot;https://dx.doi.org/&quot;; [.F2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4]; [$'Journal Lookup Tables'.$A$2:.$B$22])" office:value-type="string" office:string-value="BOTH" calcext:value-type="string">
            <text:p>BOTH</text:p>
          </table:table-cell>
          <table:table-cell table:style-name="ce48" table:formula="of:=LOOKUP([.A24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23-y</text:p>
          </table:table-cell>
          <table:table-cell table:style-name="ce40" table:formula="of:=concat(&quot;https://dx.doi.org/&quot;; [.F2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article containing PN 111 in Apr. 2015</text:p>
          </table:table-cell>
          <table:table-cell table:style-name="ce48" table:formula="of:=LOOKUP([.A245]; [$'Journal Lookup Tables'.$A$2:.$B$22])" office:value-type="string" office:string-value="BOTH" calcext:value-type="string">
            <text:p>BOTH</text:p>
          </table:table-cell>
          <table:table-cell table:style-name="ce48" table:formula="of:=LOOKUP([.A24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8-0258-5</text:p>
          </table:table-cell>
          <table:table-cell table:style-name="ce40" table:formula="of:=concat(&quot;https://dx.doi.org/&quot;; [.F2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6]; [$'Journal Lookup Tables'.$A$2:.$B$22])" office:value-type="string" office:string-value="BOTH" calcext:value-type="string">
            <text:p>BOTH</text:p>
          </table:table-cell>
          <table:table-cell table:style-name="ce48" table:formula="of:=LOOKUP([.A24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40" table:formula="of:=concat(&quot;https://dx.doi.org/&quot;; [.F247])" office:value-type="string" office:string-value="" calcext:value-type="error">
            <text:p>#NAME?</text:p>
          </table:table-cell>
          <table:table-cell table:style-name="ce35" office:value-type="string" calcext:value-type="string">
            <text:p>jumped go page 41 because others were review</text:p>
          </table:table-cell>
          <table:table-cell table:style-name="ce48" table:formula="of:=LOOKUP([.A247]; [$'Journal Lookup Tables'.$A$2:.$B$22])" office:value-type="string" office:string-value="BOTH" calcext:value-type="string">
            <text:p>BOTH</text:p>
          </table:table-cell>
          <table:table-cell table:style-name="ce48" table:formula="of:=LOOKUP([.A24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200</text:p>
          </table:table-cell>
          <table:table-cell table:style-name="ce40" table:formula="of:=concat(&quot;https://dx.doi.org/&quot;; [.F24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3 in Plant Viruses section</text:p>
          </table:table-cell>
          <table:table-cell table:style-name="ce48" table:formula="of:=LOOKUP([.A248]; [$'Journal Lookup Tables'.$A$2:.$B$22])" office:value-type="float" office:value="1" calcext:value-type="float">
            <text:p>1</text:p>
          </table:table-cell>
          <table:table-cell table:style-name="ce48" table:formula="of:=LOOKUP([.A2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173</text:p>
          </table:table-cell>
          <table:table-cell table:style-name="ce40" table:formula="of:=concat(&quot;https://dx.doi.org/&quot;; [.F249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3 in Plant Viruses section</text:p>
          </table:table-cell>
          <table:table-cell table:style-name="ce48" table:formula="of:=LOOKUP([.A249]; [$'Journal Lookup Tables'.$A$2:.$B$22])" office:value-type="float" office:value="1" calcext:value-type="float">
            <text:p>1</text:p>
          </table:table-cell>
          <table:table-cell table:style-name="ce48" table:formula="of:=LOOKUP([.A2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32-2</text:p>
          </table:table-cell>
          <table:table-cell table:style-name="ce40" table:formula="of:=concat(&quot;https://dx.doi.org/&quot;; [.F25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5 in Plant Viruses section</text:p>
          </table:table-cell>
          <table:table-cell table:style-name="ce48" table:formula="of:=LOOKUP([.A250]; [$'Journal Lookup Tables'.$A$2:.$B$22])" office:value-type="float" office:value="1" calcext:value-type="float">
            <text:p>1</text:p>
          </table:table-cell>
          <table:table-cell table:style-name="ce48" table:formula="of:=LOOKUP([.A2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716-6</text:p>
          </table:table-cell>
          <table:table-cell table:style-name="ce40" table:formula="of:=concat(&quot;https://dx.doi.org/&quot;; [.F251])" office:value-type="string" office:string-value="" calcext:value-type="error">
            <text:p>#NAME?</text:p>
          </table:table-cell>
          <table:table-cell table:style-name="ce35" office:value-type="string" calcext:value-type="string">
            <text:p>5th article to match 35 pages</text:p>
          </table:table-cell>
          <table:table-cell table:style-name="ce48" table:formula="of:=LOOKUP([.A251]; [$'Journal Lookup Tables'.$A$2:.$B$22])" office:value-type="float" office:value="1" calcext:value-type="float">
            <text:p>1</text:p>
          </table:table-cell>
          <table:table-cell table:style-name="ce48" table:formula="of:=LOOKUP([.A2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10-9</text:p>
          </table:table-cell>
          <table:table-cell table:style-name="ce40" table:formula="of:=concat(&quot;https://dx.doi.org/&quot;; [.F252])" office:value-type="string" office:string-value="" calcext:value-type="error">
            <text:p>#NAME?</text:p>
          </table:table-cell>
          <table:table-cell table:style-name="ce35" office:value-type="string" calcext:value-type="string">
            <text:p>11th article</text:p>
          </table:table-cell>
          <table:table-cell table:style-name="ce48" table:formula="of:=LOOKUP([.A252]; [$'Journal Lookup Tables'.$A$2:.$B$22])" office:value-type="float" office:value="1" calcext:value-type="float">
            <text:p>1</text:p>
          </table:table-cell>
          <table:table-cell table:style-name="ce48" table:formula="of:=LOOKUP([.A2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1-55" xlink:type="simple">10.1186/1743-422X-11-55</text:a></text:p>
          </table:table-cell>
          <table:table-cell table:style-name="ce40" table:formula="of:=concat(&quot;https://dx.doi.org/&quot;; [.F25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4 in Plant Viruses section</text:p>
          </table:table-cell>
          <table:table-cell table:style-name="ce48" table:formula="of:=LOOKUP([.A253]; [$'Journal Lookup Tables'.$A$2:.$B$22])" office:value-type="float" office:value="1" calcext:value-type="float">
            <text:p>1</text:p>
          </table:table-cell>
          <table:table-cell table:style-name="ce48" table:formula="of:=LOOKUP([.A2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33-2</text:p>
          </table:table-cell>
          <table:table-cell table:style-name="ce40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4]; [$'Journal Lookup Tables'.$A$2:.$B$22])" office:value-type="float" office:value="1" calcext:value-type="float">
            <text:p>1</text:p>
          </table:table-cell>
          <table:table-cell table:style-name="ce48" table:formula="of:=LOOKUP([.A25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BioEdi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81</text:p>
          </table:table-cell>
          <table:table-cell table:style-name="ce40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ourth article from 2014 in Plant Viruses section</text:p>
          </table:table-cell>
          <table:table-cell table:style-name="ce48" table:formula="of:=LOOKUP([.A255]; [$'Journal Lookup Tables'.$A$2:.$B$22])" office:value-type="float" office:value="1" calcext:value-type="float">
            <text:p>1</text:p>
          </table:table-cell>
          <table:table-cell table:style-name="ce48" table:formula="of:=LOOKUP([.A25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61-7</text:p>
          </table:table-cell>
          <table:table-cell table:style-name="ce40" table:formula="of:=concat(&quot;https://dx.doi.org/&quot;; [.F256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6 in Plant Viruses section</text:p>
          </table:table-cell>
          <table:table-cell table:style-name="ce48" table:formula="of:=LOOKUP([.A256]; [$'Journal Lookup Tables'.$A$2:.$B$22])" office:value-type="float" office:value="1" calcext:value-type="float">
            <text:p>1</text:p>
          </table:table-cell>
          <table:table-cell table:style-name="ce48" table:formula="of:=LOOKUP([.A25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EGA, DNAStar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8" calcext:value-type="float">
            <text:p>108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40" table:formula="of:=concat(&quot;https://dx.doi.org/&quot;; [.F2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57]; [$'Journal Lookup Tables'.$A$2:.$B$22])" office:value-type="float" office:value="1" calcext:value-type="float">
            <text:p>1</text:p>
          </table:table-cell>
          <table:table-cell table:style-name="ce48" table:formula="of:=LOOKUP([.A25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FX Manager Softwar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40-2</text:p>
          </table:table-cell>
          <table:table-cell table:style-name="ce40" table:formula="of:=concat(&quot;https://dx.doi.org/&quot;; [.F25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5 in Plant Viruses section</text:p>
          </table:table-cell>
          <table:table-cell table:style-name="ce48" table:formula="of:=LOOKUP([.A258]; [$'Journal Lookup Tables'.$A$2:.$B$22])" office:value-type="float" office:value="1" calcext:value-type="float">
            <text:p>1</text:p>
          </table:table-cell>
          <table:table-cell table:style-name="ce48" table:formula="of:=LOOKUP([.A25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57-3</text:p>
          </table:table-cell>
          <table:table-cell table:style-name="ce40" table:formula="of:=concat(&quot;https://dx.doi.org/&quot;; [.F2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9]; [$'Journal Lookup Tables'.$A$2:.$B$22])" office:value-type="float" office:value="1" calcext:value-type="float">
            <text:p>1</text:p>
          </table:table-cell>
          <table:table-cell table:style-name="ce48" table:formula="of:=LOOKUP([.A25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, RD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66</text:p>
          </table:table-cell>
          <table:table-cell table:style-name="ce40" table:formula="of:=concat(&quot;https://dx.doi.org/&quot;; [.F26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4 in Plant Viruses section</text:p>
          </table:table-cell>
          <table:table-cell table:style-name="ce48" table:formula="of:=LOOKUP([.A260]; [$'Journal Lookup Tables'.$A$2:.$B$22])" office:value-type="float" office:value="1" calcext:value-type="float">
            <text:p>1</text:p>
          </table:table-cell>
          <table:table-cell table:style-name="ce48" table:formula="of:=LOOKUP([.A26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AUP, FigTre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03-8</text:p>
          </table:table-cell>
          <table:table-cell table:style-name="ce40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10th article of the year</text:p>
          </table:table-cell>
          <table:table-cell table:style-name="ce48" table:formula="of:=LOOKUP([.A261]; [$'Journal Lookup Tables'.$A$2:.$B$22])" office:value-type="float" office:value="1" calcext:value-type="float">
            <text:p>1</text:p>
          </table:table-cell>
          <table:table-cell table:style-name="ce48" table:formula="of:=LOOKUP([.A26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venn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40" table:formula="of:=concat(&quot;https://dx.doi.org/&quot;; [.F262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3 in Plant Viruses section</text:p>
          </table:table-cell>
          <table:table-cell table:style-name="ce48" table:formula="of:=LOOKUP([.A262]; [$'Journal Lookup Tables'.$A$2:.$B$22])" office:value-type="float" office:value="1" calcext:value-type="float">
            <text:p>1</text:p>
          </table:table-cell>
          <table:table-cell table:style-name="ce48" table:formula="of:=LOOKUP([.A26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465-4</text:p>
          </table:table-cell>
          <table:table-cell table:style-name="ce41" table:formula="of:=concat(&quot;https://dx.doi.org/&quot;; [.F2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3]; [$'Journal Lookup Tables'.$A$2:.$B$22])" office:value-type="string" office:string-value="BOTH" calcext:value-type="string">
            <text:p>BOTH</text:p>
          </table:table-cell>
          <table:table-cell table:style-name="ce49" table:formula="of:=LOOKUP([.A26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61-0</text:p>
          </table:table-cell>
          <table:table-cell table:style-name="ce41" table:formula="of:=concat(&quot;https://dx.doi.org/&quot;; [.F26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plant pathology article</text:p>
          </table:table-cell>
          <table:table-cell table:style-name="ce49" table:formula="of:=LOOKUP([.A264]; [$'Journal Lookup Tables'.$A$2:.$B$22])" office:value-type="string" office:string-value="BOTH" calcext:value-type="string">
            <text:p>BOTH</text:p>
          </table:table-cell>
          <table:table-cell table:style-name="ce49" table:formula="of:=LOOKUP([.A26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532-x</text:p>
          </table:table-cell>
          <table:table-cell table:style-name="ce41" table:formula="of:=concat(&quot;https://dx.doi.org/&quot;; [.F2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5]; [$'Journal Lookup Tables'.$A$2:.$B$22])" office:value-type="string" office:string-value="BOTH" calcext:value-type="string">
            <text:p>BOTH</text:p>
          </table:table-cell>
          <table:table-cell table:style-name="ce49" table:formula="of:=LOOKUP([.A26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6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58-8</text:p>
          </table:table-cell>
          <table:table-cell table:style-name="ce41" table:formula="of:=concat(&quot;https://dx.doi.org/&quot;; [.F2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6]; [$'Journal Lookup Tables'.$A$2:.$B$22])" office:value-type="string" office:string-value="BOTH" calcext:value-type="string">
            <text:p>BOTH</text:p>
          </table:table-cell>
          <table:table-cell table:style-name="ce49" table:formula="of:=LOOKUP([.A26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GenAlEx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8.1442370</text:p>
          </table:table-cell>
          <table:table-cell table:style-name="ce41" table:formula="of:=concat(&quot;https://dx.doi.org/&quot;; [.F26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67]; [$'Journal Lookup Tables'.$A$2:.$B$22])" office:value-type="string" office:string-value="BOTH" calcext:value-type="string">
            <text:p>BOTH</text:p>
          </table:table-cell>
          <table:table-cell table:style-name="ce49" table:formula="of:=LOOKUP([.A26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21044</text:p>
          </table:table-cell>
          <table:table-cell table:style-name="ce41" table:formula="of:=concat(&quot;https://dx.doi.org/&quot;; [.F26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268]; [$'Journal Lookup Tables'.$A$2:.$B$22])" office:value-type="string" office:string-value="BOTH" calcext:value-type="string">
            <text:p>BOTH</text:p>
          </table:table-cell>
          <table:table-cell table:style-name="ce49" table:formula="of:=LOOKUP([.A26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9.1641750</text:p>
          </table:table-cell>
          <table:table-cell table:style-name="ce41" table:formula="of:=concat(&quot;https://dx.doi.org/&quot;; [.F26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69]; [$'Journal Lookup Tables'.$A$2:.$B$22])" office:value-type="string" office:string-value="BOTH" calcext:value-type="string">
            <text:p>BOTH</text:p>
          </table:table-cell>
          <table:table-cell table:style-name="ce49" table:formula="of:=LOOKUP([.A26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04021</text:p>
          </table:table-cell>
          <table:table-cell table:style-name="ce41" table:formula="of:=concat(&quot;https://dx.doi.org/&quot;; [.F2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0]; [$'Journal Lookup Tables'.$A$2:.$B$22])" office:value-type="string" office:string-value="BOTH" calcext:value-type="string">
            <text:p>BOTH</text:p>
          </table:table-cell>
          <table:table-cell table:style-name="ce49" table:formula="of:=LOOKUP([.A27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36488</text:p>
          </table:table-cell>
          <table:table-cell table:style-name="ce41" table:formula="of:=concat(&quot;https://dx.doi.org/&quot;; [.F27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71]; [$'Journal Lookup Tables'.$A$2:.$B$22])" office:value-type="string" office:string-value="BOTH" calcext:value-type="string">
            <text:p>BOTH</text:p>
          </table:table-cell>
          <table:table-cell table:style-name="ce49" table:formula="of:=LOOKUP([.A27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7.10.001</text:p>
          </table:table-cell>
          <table:table-cell table:style-name="ce41" table:formula="of:=concat(&quot;https://dx.doi.org/&quot;; [.F27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2]; [$'Journal Lookup Tables'.$A$2:.$B$22])" office:value-type="string" office:string-value="BOTH" calcext:value-type="string">
            <text:p>BOTH</text:p>
          </table:table-cell>
          <table:table-cell table:style-name="ce49" table:formula="of:=LOOKUP([.A27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9.104942</text:p>
          </table:table-cell>
          <table:table-cell table:style-name="ce41" table:formula="of:=concat(&quot;https://dx.doi.org/&quot;; [.F27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0.</text:p>
          </table:table-cell>
          <table:table-cell table:style-name="ce49" table:formula="of:=LOOKUP([.A273]; [$'Journal Lookup Tables'.$A$2:.$B$22])" office:value-type="string" office:string-value="BOTH" calcext:value-type="string">
            <text:p>BOTH</text:p>
          </table:table-cell>
          <table:table-cell table:style-name="ce49" table:formula="of:=LOOKUP([.A27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16/j.cropro.2020.105288" xlink:type="simple">Kaique</text:a></text:p>
          </table:table-cell>
          <table:table-cell table:style-name="ce41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41" table:formula="of:=concat(&quot;https://dx.doi.org/&quot;; [.F274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1.</text:p>
          </table:table-cell>
          <table:table-cell table:style-name="ce49" table:formula="of:=LOOKUP([.A274]; [$'Journal Lookup Tables'.$A$2:.$B$22])" office:value-type="string" office:string-value="BOTH" calcext:value-type="string">
            <text:p>BOTH</text:p>
          </table:table-cell>
          <table:table-cell table:style-name="ce49" table:formula="of:=LOOKUP([.A27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6.10.012</text:p>
          </table:table-cell>
          <table:table-cell table:style-name="ce41" table:formula="of:=concat(&quot;https://dx.doi.org/&quot;; [.F27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rticle not applicable, selected first prior article that was plant pathology</text:p>
          </table:table-cell>
          <table:table-cell table:style-name="ce49" table:formula="of:=LOOKUP([.A275]; [$'Journal Lookup Tables'.$A$2:.$B$22])" office:value-type="string" office:string-value="BOTH" calcext:value-type="string">
            <text:p>BOTH</text:p>
          </table:table-cell>
          <table:table-cell table:style-name="ce49" table:formula="of:=LOOKUP([.A27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79-6</text:p>
          </table:table-cell>
          <table:table-cell table:style-name="ce41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6]; [$'Journal Lookup Tables'.$A$2:.$B$22])" office:value-type="string" office:string-value="BOTH" calcext:value-type="string">
            <text:p>BOTH</text:p>
          </table:table-cell>
          <table:table-cell table:style-name="ce49" table:formula="of:=LOOKUP([.A27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8-1541-5</text:p>
          </table:table-cell>
          <table:table-cell table:style-name="ce41" table:formula="of:=concat(&quot;https://dx.doi.org/&quot;; [.F27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77]; [$'Journal Lookup Tables'.$A$2:.$B$22])" office:value-type="string" office:string-value="BOTH" calcext:value-type="string">
            <text:p>BOTH</text:p>
          </table:table-cell>
          <table:table-cell table:style-name="ce49" table:formula="of:=LOOKUP([.A27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83-x</text:p>
          </table:table-cell>
          <table:table-cell table:style-name="ce41" table:formula="of:=concat(&quot;https://dx.doi.org/&quot;; [.F2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8]; [$'Journal Lookup Tables'.$A$2:.$B$22])" office:value-type="string" office:string-value="BOTH" calcext:value-type="string">
            <text:p>BOTH</text:p>
          </table:table-cell>
          <table:table-cell table:style-name="ce49" table:formula="of:=LOOKUP([.A27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01</text:p>
          </table:table-cell>
          <table:table-cell table:style-name="ce41" table:formula="of:=concat(&quot;https://dx.doi.org/&quot;; [.F27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9]; [$'Journal Lookup Tables'.$A$2:.$B$22])" office:value-type="string" office:string-value="BOTH" calcext:value-type="string">
            <text:p>BOTH</text:p>
          </table:table-cell>
          <table:table-cell table:style-name="ce49" table:formula="of:=LOOKUP([.A279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81" calcext:value-type="float">
            <text:p>81</text:p>
          </table:table-cell>
          <table:table-cell table:style-name="ce41" office:value-type="string" calcext:value-type="string">
            <text:p><text:a xlink:href="https://doi.org/10.1111/efp.12468" xlink:type="simple">Kaique</text:a></text:p>
          </table:table-cell>
          <table:table-cell table:style-name="ce41" office:value-type="string" calcext:value-type="string">
            <text:p><text:a xlink:href="https://doi.org/10.1111/efp.12468" xlink:type="simple">10.1111/efp.12468</text:a></text:p>
          </table:table-cell>
          <table:table-cell table:style-name="ce41" table:formula="of:=concat(&quot;https://dx.doi.org/&quot;; [.F280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ntial numbering. First research article for 2019.</text:p>
          </table:table-cell>
          <table:table-cell table:style-name="ce49" table:formula="of:=LOOKUP([.A280]; [$'Journal Lookup Tables'.$A$2:.$B$22])" office:value-type="string" office:string-value="BOTH" calcext:value-type="string">
            <text:p>BOTH</text:p>
          </table:table-cell>
          <table:table-cell table:style-name="ce49" table:formula="of:=LOOKUP([.A28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13</text:p>
          </table:table-cell>
          <table:table-cell table:style-name="ce41" table:formula="of:=concat(&quot;https://dx.doi.org/&quot;; [.F28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1]; [$'Journal Lookup Tables'.$A$2:.$B$22])" office:value-type="string" office:string-value="BOTH" calcext:value-type="string">
            <text:p>BOTH</text:p>
          </table:table-cell>
          <table:table-cell table:style-name="ce49" table:formula="of:=LOOKUP([.A28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8-0765-8</text:p>
          </table:table-cell>
          <table:table-cell table:style-name="ce41" table:formula="of:=concat(&quot;https://dx.doi.org/&quot;; [.F28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2]; [$'Journal Lookup Tables'.$A$2:.$B$22])" office:value-type="string" office:string-value="BOTH" calcext:value-type="string">
            <text:p>BOTH</text:p>
          </table:table-cell>
          <table:table-cell table:style-name="ce49" table:formula="of:=LOOKUP([.A28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700-4</text:p>
          </table:table-cell>
          <table:table-cell table:style-name="ce41" table:formula="of:=concat(&quot;https://dx.doi.org/&quot;; [.F28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3]; [$'Journal Lookup Tables'.$A$2:.$B$22])" office:value-type="string" office:string-value="BOTH" calcext:value-type="string">
            <text:p>BOTH</text:p>
          </table:table-cell>
          <table:table-cell table:style-name="ce49" table:formula="of:=LOOKUP([.A28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MEGA</text:p>
          </table:table-cell>
          <table:table-cell table:number-columns-repeated="1007"/>
        </table:table-row>
        <table:table-row table:style-name="ro6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21-00989-9</text:p>
          </table:table-cell>
          <table:table-cell table:style-name="ce41" table:formula="of:=concat(&quot;https://dx.doi.org/&quot;; [.F28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84]; [$'Journal Lookup Tables'.$A$2:.$B$22])" office:value-type="string" office:string-value="BOTH" calcext:value-type="string">
            <text:p>BOTH</text:p>
          </table:table-cell>
          <table:table-cell table:style-name="ce49" table:formula="of:=LOOKUP([.A28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698-7</text:p>
          </table:table-cell>
          <table:table-cell table:style-name="ce41" table:formula="of:=concat(&quot;https://dx.doi.org/&quot;; [.F28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5]; [$'Journal Lookup Tables'.$A$2:.$B$22])" office:value-type="string" office:string-value="BOTH" calcext:value-type="string">
            <text:p>BOTH</text:p>
          </table:table-cell>
          <table:table-cell table:style-name="ce49" table:formula="of:=LOOKUP([.A28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5</text:p>
          </table:table-cell>
          <table:table-cell table:style-name="ce41" table:formula="of:=concat(&quot;https://dx.doi.org/&quot;; [.F28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6]; [$'Journal Lookup Tables'.$A$2:.$B$22])" office:value-type="string" office:string-value="BOTH" calcext:value-type="string">
            <text:p>BOTH</text:p>
          </table:table-cell>
          <table:table-cell table:style-name="ce49" table:formula="of:=LOOKUP([.A28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3</text:p>
          </table:table-cell>
          <table:table-cell table:style-name="ce41" table:formula="of:=concat(&quot;https://dx.doi.org/&quot;; [.F28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7]; [$'Journal Lookup Tables'.$A$2:.$B$22])" office:value-type="string" office:string-value="BOTH" calcext:value-type="string">
            <text:p>BOTH</text:p>
          </table:table-cell>
          <table:table-cell table:style-name="ce49" table:formula="of:=LOOKUP([.A28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66</text:p>
          </table:table-cell>
          <table:table-cell table:style-name="ce41" table:formula="of:=concat(&quot;https://dx.doi.org/&quot;; [.F2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8]; [$'Journal Lookup Tables'.$A$2:.$B$22])" office:value-type="string" office:string-value="BOTH" calcext:value-type="string">
            <text:p>BOTH</text:p>
          </table:table-cell>
          <table:table-cell table:style-name="ce49" table:formula="of:=LOOKUP([.A28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0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9-00390-8</text:p>
          </table:table-cell>
          <table:table-cell table:style-name="ce41" table:formula="of:=concat(&quot;https://dx.doi.org/&quot;; [.F289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article because page 103 was a methods paper</text:p>
          </table:table-cell>
          <table:table-cell table:style-name="ce49" table:formula="of:=LOOKUP([.A289]; [$'Journal Lookup Tables'.$A$2:.$B$22])" office:value-type="string" office:string-value="BOTH" calcext:value-type="string">
            <text:p>BOTH</text:p>
          </table:table-cell>
          <table:table-cell table:style-name="ce49" table:formula="of:=LOOKUP([.A28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8-8</text:p>
          </table:table-cell>
          <table:table-cell table:style-name="ce41" table:formula="of:=concat(&quot;https://dx.doi.org/&quot;; [.F29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0]; [$'Journal Lookup Tables'.$A$2:.$B$22])" office:value-type="string" office:string-value="BOTH" calcext:value-type="string">
            <text:p>BOTH</text:p>
          </table:table-cell>
          <table:table-cell table:style-name="ce49" table:formula="of:=LOOKUP([.A29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9-7</text:p>
          </table:table-cell>
          <table:table-cell table:style-name="ce41" table:formula="of:=concat(&quot;https://dx.doi.org/&quot;; [.F29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1]; [$'Journal Lookup Tables'.$A$2:.$B$22])" office:value-type="string" office:string-value="BOTH" calcext:value-type="string">
            <text:p>BOTH</text:p>
          </table:table-cell>
          <table:table-cell table:style-name="ce49" table:formula="of:=LOOKUP([.A29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,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mpp.12504</text:p>
          </table:table-cell>
          <table:table-cell table:style-name="ce41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2]; [$'Journal Lookup Tables'.$A$2:.$B$22])" office:value-type="string" office:string-value="BOTH" calcext:value-type="string">
            <text:p>BOTH</text:p>
          </table:table-cell>
          <table:table-cell table:style-name="ce49" table:formula="of:=LOOKUP([.A29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<text:a xlink:href="https://doi.org/10.1111/mpp.12739" xlink:type="simple">Kaique</text:a></text:p>
          </table:table-cell>
          <table:table-cell table:style-name="ce41" office:value-type="string" calcext:value-type="string">
            <text:p><text:a xlink:href="https://doi.org/10.1111/mpp.12739" xlink:type="simple">10.1111/mpp.12739</text:a></text:p>
          </table:table-cell>
          <table:table-cell table:style-name="ce41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49" table:formula="of:=LOOKUP([.A293]; [$'Journal Lookup Tables'.$A$2:.$B$22])" office:value-type="string" office:string-value="BOTH" calcext:value-type="string">
            <text:p>BOTH</text:p>
          </table:table-cell>
          <table:table-cell table:style-name="ce49" table:formula="of:=LOOKUP([.A29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<text:a xlink:href="https://doi.org/10.1111/mpp.12878" xlink:type="simple">Kaique</text:a></text:p>
          </table:table-cell>
          <table:table-cell table:style-name="ce41" office:value-type="string" calcext:value-type="string">
            <text:p><text:a xlink:href="https://doi.org/10.1111/mpp.12878" xlink:type="simple">10.1111/mpp.12878</text:a></text:p>
          </table:table-cell>
          <table:table-cell table:style-name="ce41" table:formula="of:=concat(&quot;https://dx.doi.org/&quot;; [.F294])" office:value-type="string" office:string-value="" calcext:value-type="error">
            <text:p>#NAME?</text:p>
          </table:table-cell>
          <table:table-cell table:style-name="ce36" office:value-type="string" calcext:value-type="string">
            <text:p>PP30 is in article already assigned to Emerson, this is the next article</text:p>
          </table:table-cell>
          <table:table-cell table:style-name="ce49" table:formula="of:=LOOKUP([.A294]; [$'Journal Lookup Tables'.$A$2:.$B$22])" office:value-type="string" office:string-value="BOTH" calcext:value-type="string">
            <text:p>BOTH</text:p>
          </table:table-cell>
          <table:table-cell table:style-name="ce49" table:formula="of:=LOOKUP([.A29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41" office:value-type="string" calcext:value-type="string">
            <text:p><text:a xlink:href="https://doi.org/10.1111/mpp.12882" xlink:type="simple">Kaique</text:a></text:p>
          </table:table-cell>
          <table:table-cell table:style-name="ce41" office:value-type="string" calcext:value-type="string">
            <text:p><text:a xlink:href="https://doi.org/10.1111/mpp.12882" xlink:type="simple">10.1111/mpp.12882</text:a></text:p>
          </table:table-cell>
          <table:table-cell table:style-name="ce41" table:formula="of:=concat(&quot;https://dx.doi.org/&quot;; [.F29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5]; [$'Journal Lookup Tables'.$A$2:.$B$22])" office:value-type="string" office:string-value="BOTH" calcext:value-type="string">
            <text:p>BOTH</text:p>
          </table:table-cell>
          <table:table-cell table:style-name="ce49" table:formula="of:=LOOKUP([.A29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BLAST2GO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MPMI-07-17-0164-R</text:p>
          </table:table-cell>
          <table:table-cell table:style-name="ce41" table:formula="of:=concat(&quot;https://dx.doi.org/&quot;; [.F2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6]; [$'Journal Lookup Tables'.$A$2:.$B$22])" office:value-type="float" office:value="1" calcext:value-type="float">
            <text:p>1</text:p>
          </table:table-cell>
          <table:table-cell table:style-name="ce49" table:formula="of:=LOOKUP([.A29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9" calcext:value-type="float">
            <text:p>109</text:p>
          </table:table-cell>
          <table:table-cell table:style-name="ce41" office:value-type="string" calcext:value-type="string">
            <text:p><text:a xlink:href="https://doi.org/10.1094/MPMI-08-20-0227-R" xlink:type="simple">Kaique</text:a></text:p>
          </table:table-cell>
          <table:table-cell table:style-name="ce4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41" table:formula="of:=concat(&quot;https://dx.doi.org/&quot;; [.F29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7]; [$'Journal Lookup Tables'.$A$2:.$B$22])" office:value-type="float" office:value="1" calcext:value-type="float">
            <text:p>1</text:p>
          </table:table-cell>
          <table:table-cell table:style-name="ce49" table:formula="of:=LOOKUP([.A29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27</text:p>
          </table:table-cell>
          <table:table-cell table:style-name="ce41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8]; [$'Journal Lookup Tables'.$A$2:.$B$22])" office:value-type="string" office:string-value="BOTH" calcext:value-type="string">
            <text:p>BOTH</text:p>
          </table:table-cell>
          <table:table-cell table:style-name="ce49" table:formula="of:=LOOKUP([.A29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2</text:p>
          </table:table-cell>
          <table:table-cell table:style-name="ce41" table:formula="of:=concat(&quot;https://dx.doi.org/&quot;; [.F29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9]; [$'Journal Lookup Tables'.$A$2:.$B$22])" office:value-type="string" office:string-value="BOTH" calcext:value-type="string">
            <text:p>BOTH</text:p>
          </table:table-cell>
          <table:table-cell table:style-name="ce49" table:formula="of:=LOOKUP([.A29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rBayes, TreeGraph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4" calcext:value-type="float">
            <text:p>104</text:p>
          </table:table-cell>
          <table:table-cell table:style-name="ce41" office:value-type="string" calcext:value-type="string">
            <text:p><text:a xlink:href="https://doi.org/10.1163/15685411-bja10032" xlink:type="simple">Kaique</text:a></text:p>
          </table:table-cell>
          <table:table-cell table:style-name="ce41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41" table:formula="of:=concat(&quot;https://dx.doi.org/&quot;; [.F30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00]; [$'Journal Lookup Tables'.$A$2:.$B$22])" office:value-type="string" office:string-value="BOTH" calcext:value-type="string">
            <text:p>BOTH</text:p>
          </table:table-cell>
          <table:table-cell table:style-name="ce49" table:formula="of:=LOOKUP([.A30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3</text:p>
          </table:table-cell>
          <table:table-cell table:style-name="ce41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1]; [$'Journal Lookup Tables'.$A$2:.$B$22])" office:value-type="string" office:string-value="BOTH" calcext:value-type="string">
            <text:p>BOTH</text:p>
          </table:table-cell>
          <table:table-cell table:style-name="ce49" table:formula="of:=LOOKUP([.A30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6.12.004</text:p>
          </table:table-cell>
          <table:table-cell table:style-name="ce41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2]; [$'Journal Lookup Tables'.$A$2:.$B$22])" office:value-type="string" office:string-value="BOTH" calcext:value-type="string">
            <text:p>BOTH</text:p>
          </table:table-cell>
          <table:table-cell table:style-name="ce49" table:formula="of:=LOOKUP([.A30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23" calcext:value-type="float">
            <text:p>123</text:p>
          </table:table-cell>
          <table:table-cell table:style-name="ce41" office:value-type="string" calcext:value-type="string">
            <text:p><text:a xlink:href="https://doi.org/10.1016/j.pmpp.2020.101562" xlink:type="simple">Kaique</text:a></text:p>
          </table:table-cell>
          <table:table-cell table:style-name="ce4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41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Third research article for 2021.</text:p>
          </table:table-cell>
          <table:table-cell table:style-name="ce49" table:formula="of:=LOOKUP([.A303]; [$'Journal Lookup Tables'.$A$2:.$B$22])" office:value-type="string" office:string-value="BOTH" calcext:value-type="string">
            <text:p>BOTH</text:p>
          </table:table-cell>
          <table:table-cell table:style-name="ce49" table:formula="of:=LOOKUP([.A30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8.02.002</text:p>
          </table:table-cell>
          <table:table-cell table:style-name="ce41" table:formula="of:=concat(&quot;https://dx.doi.org/&quot;; [.F30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4]; [$'Journal Lookup Tables'.$A$2:.$B$22])" office:value-type="string" office:string-value="BOTH" calcext:value-type="string">
            <text:p>BOTH</text:p>
          </table:table-cell>
          <table:table-cell table:style-name="ce49" table:formula="of:=LOOKUP([.A30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7.11.001</text:p>
          </table:table-cell>
          <table:table-cell table:style-name="ce41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49" table:formula="of:=LOOKUP([.A305]; [$'Journal Lookup Tables'.$A$2:.$B$22])" office:value-type="string" office:string-value="BOTH" calcext:value-type="string">
            <text:p>BOTH</text:p>
          </table:table-cell>
          <table:table-cell table:style-name="ce49" table:formula="of:=LOOKUP([.A30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RING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7-0570-5</text:p>
          </table:table-cell>
          <table:table-cell table:style-name="ce41" table:formula="of:=concat(&quot;https://dx.doi.org/&quot;; [.F30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6]; [$'Journal Lookup Tables'.$A$2:.$B$22])" office:value-type="string" office:string-value="BOTH" calcext:value-type="string">
            <text:p>BOTH</text:p>
          </table:table-cell>
          <table:table-cell table:style-name="ce49" table:formula="of:=LOOKUP([.A30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0-00864-x</text:p>
          </table:table-cell>
          <table:table-cell table:style-name="ce41" table:formula="of:=concat(&quot;https://dx.doi.org/&quot;; [.F307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0.</text:p>
          </table:table-cell>
          <table:table-cell table:style-name="ce49" table:formula="of:=LOOKUP([.A307]; [$'Journal Lookup Tables'.$A$2:.$B$22])" office:value-type="string" office:string-value="BOTH" calcext:value-type="string">
            <text:p>BOTH</text:p>
          </table:table-cell>
          <table:table-cell table:style-name="ce49" table:formula="of:=LOOKUP([.A30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rism Windows</text:p>
          </table:table-cell>
          <table:table-cell table:number-columns-repeated="1007"/>
        </table:table-row>
        <table:table-row table:style-name="ro10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1-00902-2</text:p>
          </table:table-cell>
          <table:table-cell table:style-name="ce41" table:formula="of:=concat(&quot;https://dx.doi.org/&quot;; [.F308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1.</text:p>
          </table:table-cell>
          <table:table-cell table:style-name="ce49" table:formula="of:=LOOKUP([.A308]; [$'Journal Lookup Tables'.$A$2:.$B$22])" office:value-type="string" office:string-value="BOTH" calcext:value-type="string">
            <text:p>BOTH</text:p>
          </table:table-cell>
          <table:table-cell table:style-name="ce49" table:formula="of:=LOOKUP([.A30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D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8-0644-z</text:p>
          </table:table-cell>
          <table:table-cell table:style-name="ce41" table:formula="of:=concat(&quot;https://dx.doi.org/&quot;; [.F30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9]; [$'Journal Lookup Tables'.$A$2:.$B$22])" office:value-type="string" office:string-value="BOTH" calcext:value-type="string">
            <text:p>BOTH</text:p>
          </table:table-cell>
          <table:table-cell table:style-name="ce49" table:formula="of:=LOOKUP([.A30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32" calcext:value-type="float">
            <text:p>132</text:p>
          </table:table-cell>
          <table:table-cell table:style-name="ce41" office:value-type="string" calcext:value-type="string">
            <text:p><text:a xlink:href="https://doi.org/10.36253/phyto-12170" xlink:type="simple">Kaique</text:a></text:p>
          </table:table-cell>
          <table:table-cell table:style-name="ce41" office:value-type="string" calcext:value-type="string">
            <text:p><text:a xlink:href="https://doi.org/10.36253/phyto-12170" xlink:type="simple">10.36253/phyto-12170</text:a></text:p>
          </table:table-cell>
          <table:table-cell table:style-name="ce41" table:formula="of:=concat(&quot;https://dx.doi.org/&quot;; [.F31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0]; [$'Journal Lookup Tables'.$A$2:.$B$22])" office:value-type="float" office:value="1" calcext:value-type="float">
            <text:p>1</text:p>
          </table:table-cell>
          <table:table-cell table:style-name="ce49" table:formula="of:=LOOKUP([.A31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artan'18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<text:a xlink:href="https://doi.org/10.36253/phyto-12207" xlink:type="simple">Kaique</text:a></text:p>
          </table:table-cell>
          <table:table-cell table:style-name="ce41" office:value-type="string" calcext:value-type="string">
            <text:p><text:a xlink:href="https://doi.org/10.36253/phyto-12207" xlink:type="simple">10.36253/phyto-12207</text:a></text:p>
          </table:table-cell>
          <table:table-cell table:style-name="ce41" table:formula="of:=concat(&quot;https://dx.doi.org/&quot;; [.F311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1]; [$'Journal Lookup Tables'.$A$2:.$B$22])" office:value-type="float" office:value="1" calcext:value-type="float">
            <text:p>1</text:p>
          </table:table-cell>
          <table:table-cell table:style-name="ce49" table:formula="of:=LOOKUP([.A31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 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36253/phyto-11821" xlink:type="simple">Kaique</text:a></text:p>
          </table:table-cell>
          <table:table-cell table:style-name="ce41" office:value-type="string" calcext:value-type="string">
            <text:p><text:a xlink:href="https://doi.org/10.36253/phyto-11821" xlink:type="simple">10.36253/phyto-11821</text:a></text:p>
          </table:table-cell>
          <table:table-cell table:style-name="ce41" table:formula="of:=concat(&quot;https://dx.doi.org/&quot;; [.F312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2]; [$'Journal Lookup Tables'.$A$2:.$B$22])" office:value-type="float" office:value="1" calcext:value-type="float">
            <text:p>1</text:p>
          </table:table-cell>
          <table:table-cell table:style-name="ce49" table:formula="of:=LOOKUP([.A312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4-16-0170-R</text:p>
          </table:table-cell>
          <table:table-cell table:style-name="ce41" table:formula="of:=concat(&quot;https://dx.doi.org/&quot;; [.F31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3]; [$'Journal Lookup Tables'.$A$2:.$B$22])" office:value-type="string" office:string-value="BOTH" calcext:value-type="string">
            <text:p>BOTH</text:p>
          </table:table-cell>
          <table:table-cell table:style-name="ce49" table:formula="of:=LOOKUP([.A31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3-17-0091-R</text:p>
          </table:table-cell>
          <table:table-cell table:style-name="ce41" table:formula="of:=concat(&quot;https://dx.doi.org/&quot;; [.F3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4]; [$'Journal Lookup Tables'.$A$2:.$B$22])" office:value-type="string" office:string-value="BOTH" calcext:value-type="string">
            <text:p>BOTH</text:p>
          </table:table-cell>
          <table:table-cell table:style-name="ce49" table:formula="of:=LOOKUP([.A31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94/PHYTO-06-20-0232-FI" xlink:type="simple">Kaique</text:a></text:p>
          </table:table-cell>
          <table:table-cell table:style-name="ce41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41" table:formula="of:=concat(&quot;https://dx.doi.org/&quot;; [.F31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5]; [$'Journal Lookup Tables'.$A$2:.$B$22])" office:value-type="string" office:string-value="BOTH" calcext:value-type="string">
            <text:p>BOTH</text:p>
          </table:table-cell>
          <table:table-cell table:style-name="ce49" table:formula="of:=LOOKUP([.A31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2" calcext:value-type="float">
            <text:p>102</text:p>
          </table:table-cell>
          <table:table-cell table:style-name="ce41" office:value-type="string" calcext:value-type="string">
            <text:p><text:a xlink:href="https://doi.org/10.1094/PDIS-03-19-0484-RE" xlink:type="simple">Kaique</text:a></text:p>
          </table:table-cell>
          <table:table-cell table:style-name="ce41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41" table:formula="of:=concat(&quot;https://dx.doi.org/&quot;; [.F316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6]; [$'Journal Lookup Tables'.$A$2:.$B$22])" office:value-type="string" office:string-value="BOTH" calcext:value-type="string">
            <text:p>BOTH</text:p>
          </table:table-cell>
          <table:table-cell table:style-name="ce49" table:formula="of:=LOOKUP([.A31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MAFFT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2-16-0144-RE</text:p>
          </table:table-cell>
          <table:table-cell table:style-name="ce41" table:formula="of:=concat(&quot;https://dx.doi.org/&quot;; [.F3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7]; [$'Journal Lookup Tables'.$A$2:.$B$22])" office:value-type="string" office:string-value="BOTH" calcext:value-type="string">
            <text:p>BOTH</text:p>
          </table:table-cell>
          <table:table-cell table:style-name="ce49" table:formula="of:=LOOKUP([.A31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QGen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3-16-0332-RE</text:p>
          </table:table-cell>
          <table:table-cell table:style-name="ce41" table:formula="of:=concat(&quot;https://dx.doi.org/&quot;; [.F3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8]; [$'Journal Lookup Tables'.$A$2:.$B$22])" office:value-type="string" office:string-value="BOTH" calcext:value-type="string">
            <text:p>BOTH</text:p>
          </table:table-cell>
          <table:table-cell table:style-name="ce49" table:formula="of:=LOOKUP([.A318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4-16-0527-RE</text:p>
          </table:table-cell>
          <table:table-cell table:style-name="ce41" table:formula="of:=concat(&quot;https://dx.doi.org/&quot;; [.F31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9]; [$'Journal Lookup Tables'.$A$2:.$B$22])" office:value-type="string" office:string-value="BOTH" calcext:value-type="string">
            <text:p>BOTH</text:p>
          </table:table-cell>
          <table:table-cell table:style-name="ce49" table:formula="of:=LOOKUP([.A319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Treeview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1-17-0062-RE</text:p>
          </table:table-cell>
          <table:table-cell table:style-name="ce41" table:formula="of:=concat(&quot;https://dx.doi.org/&quot;; [.F32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rticle</text:p>
          </table:table-cell>
          <table:table-cell table:style-name="ce49" table:formula="of:=LOOKUP([.A320]; [$'Journal Lookup Tables'.$A$2:.$B$22])" office:value-type="string" office:string-value="BOTH" calcext:value-type="string">
            <text:p>BOTH</text:p>
          </table:table-cell>
          <table:table-cell table:style-name="ce49" table:formula="of:=LOOKUP([.A320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1-18-0005-BR</text:p>
          </table:table-cell>
          <table:table-cell table:style-name="ce41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1]; [$'Journal Lookup Tables'.$A$2:.$B$22])" office:value-type="string" office:string-value="BOTH" calcext:value-type="string">
            <text:p>BOTH</text:p>
          </table:table-cell>
          <table:table-cell table:style-name="ce49" table:formula="of:=LOOKUP([.A321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6-17-0034-RS</text:p>
          </table:table-cell>
          <table:table-cell table:style-name="ce41" table:formula="of:=concat(&quot;https://dx.doi.org/&quot;; [.F3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2]; [$'Journal Lookup Tables'.$A$2:.$B$22])" office:value-type="string" office:string-value="BOTH" calcext:value-type="string">
            <text:p>BOTH</text:p>
          </table:table-cell>
          <table:table-cell table:style-name="ce49" table:formula="of:=LOOKUP([.A322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<text:a xlink:href="https://doi.org/10.1094/PHP-11-18-0075-RS" xlink:type="simple">Kaique</text:a></text:p>
          </table:table-cell>
          <table:table-cell table:style-name="ce41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41" table:formula="of:=concat(&quot;https://dx.doi.org/&quot;; [.F323])" office:value-type="string" office:string-value="" calcext:value-type="error">
            <text:p>#NAME?</text:p>
          </table:table-cell>
          <table:table-cell table:style-name="ce36" office:value-type="string" calcext:value-type="string">
            <text:p>Page number was a first report. This is first research article.</text:p>
          </table:table-cell>
          <table:table-cell table:style-name="ce49" table:formula="of:=LOOKUP([.A323]; [$'Journal Lookup Tables'.$A$2:.$B$22])" office:value-type="string" office:string-value="BOTH" calcext:value-type="string">
            <text:p>BOTH</text:p>
          </table:table-cell>
          <table:table-cell table:style-name="ce49" table:formula="of:=LOOKUP([.A32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MEGA</text:p>
          </table:table-cell>
          <table:table-cell table:number-columns-repeated="1007"/>
        </table:table-row>
        <table:table-row table:style-name="ro3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126" calcext:value-type="float">
            <text:p>126</text:p>
          </table:table-cell>
          <table:table-cell table:style-name="ce41" office:value-type="string" calcext:value-type="string">
            <text:p><text:a xlink:href="https://doi.org/10.1094/PHP-11-18-0076-S" xlink:type="simple">Kaique</text:a></text:p>
          </table:table-cell>
          <table:table-cell table:style-name="ce41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41" table:formula="of:=concat(&quot;https://dx.doi.org/&quot;; [.F32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4]; [$'Journal Lookup Tables'.$A$2:.$B$22])" office:value-type="string" office:string-value="BOTH" calcext:value-type="string">
            <text:p>BOTH</text:p>
          </table:table-cell>
          <table:table-cell table:style-name="ce49" table:formula="of:=LOOKUP([.A32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BLASTn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RS-16-0050</text:p>
          </table:table-cell>
          <table:table-cell table:style-name="ce41" table:formula="of:=concat(&quot;https://dx.doi.org/&quot;; [.F32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5]; [$'Journal Lookup Tables'.$A$2:.$B$22])" office:value-type="string" office:string-value="BOTH" calcext:value-type="string">
            <text:p>BOTH</text:p>
          </table:table-cell>
          <table:table-cell table:style-name="ce49" table:formula="of:=LOOKUP([.A32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number-columns-repeated="4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5</text:p>
          </table:table-cell>
          <table:table-cell table:style-name="ce41" table:formula="of:=concat(&quot;https://dx.doi.org/&quot;; [.F3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6]; [$'Journal Lookup Tables'.$A$2:.$B$22])" office:value-type="string" office:string-value="BOTH" calcext:value-type="string">
            <text:p>BOTH</text:p>
          </table:table-cell>
          <table:table-cell table:style-name="ce49" table:formula="of:=LOOKUP([.A32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1</text:p>
          </table:table-cell>
          <table:table-cell table:style-name="ce41" table:formula="of:=concat(&quot;https://dx.doi.org/&quot;; [.F32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327]; [$'Journal Lookup Tables'.$A$2:.$B$22])" office:value-type="string" office:string-value="BOTH" calcext:value-type="string">
            <text:p>BOTH</text:p>
          </table:table-cell>
          <table:table-cell table:style-name="ce49" table:formula="of:=LOOKUP([.A32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ATISTIX, PAS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0</text:p>
          </table:table-cell>
          <table:table-cell table:style-name="ce41" table:formula="of:=concat(&quot;https://dx.doi.org/&quot;; [.F32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8]; [$'Journal Lookup Tables'.$A$2:.$B$22])" office:value-type="string" office:string-value="BOTH" calcext:value-type="string">
            <text:p>BOTH</text:p>
          </table:table-cell>
          <table:table-cell table:style-name="ce49" table:formula="of:=LOOKUP([.A328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<text:a xlink:href="https://doi.org/10.1111/ppa.13105" xlink:type="simple">Kaique</text:a></text:p>
          </table:table-cell>
          <table:table-cell table:style-name="ce41" office:value-type="string" calcext:value-type="string">
            <text:p><text:a xlink:href="https://doi.org/10.1111/ppa.13105" xlink:type="simple">10.1111/ppa.13105</text:a></text:p>
          </table:table-cell>
          <table:table-cell table:style-name="ce41" table:formula="of:=concat(&quot;https://dx.doi.org/&quot;; [.F32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9]; [$'Journal Lookup Tables'.$A$2:.$B$22])" office:value-type="string" office:string-value="BOTH" calcext:value-type="string">
            <text:p>BOTH</text:p>
          </table:table-cell>
          <table:table-cell table:style-name="ce49" table:formula="of:=LOOKUP([.A329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<text:a xlink:href="https://doi.org/10.1111/ppa.13273" xlink:type="simple">Kaique</text:a></text:p>
          </table:table-cell>
          <table:table-cell table:style-name="ce41" office:value-type="string" calcext:value-type="string">
            <text:p><text:a xlink:href="https://doi.org/10.1111/ppa.13273" xlink:type="simple">10.1111/ppa.13273</text:a></text:p>
          </table:table-cell>
          <table:table-cell table:style-name="ce41" table:formula="of:=concat(&quot;https://dx.doi.org/&quot;; [.F33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0]; [$'Journal Lookup Tables'.$A$2:.$B$22])" office:value-type="string" office:string-value="BOTH" calcext:value-type="string">
            <text:p>BOTH</text:p>
          </table:table-cell>
          <table:table-cell table:style-name="ce49" table:formula="of:=LOOKUP([.A330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06</text:p>
          </table:table-cell>
          <table:table-cell table:style-name="ce41" table:formula="of:=concat(&quot;https://dx.doi.org/&quot;; [.F33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1]; [$'Journal Lookup Tables'.$A$2:.$B$22])" office:value-type="string" office:string-value="BOTH" calcext:value-type="string">
            <text:p>BOTH</text:p>
          </table:table-cell>
          <table:table-cell table:style-name="ce49" table:formula="of:=LOOKUP([.A331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4</text:p>
          </table:table-cell>
          <table:table-cell table:style-name="ce41" table:formula="of:=concat(&quot;https://dx.doi.org/&quot;; [.F33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2]; [$'Journal Lookup Tables'.$A$2:.$B$22])" office:value-type="string" office:string-value="BOTH" calcext:value-type="string">
            <text:p>BOTH</text:p>
          </table:table-cell>
          <table:table-cell table:style-name="ce49" table:formula="of:=LOOKUP([.A332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STA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8781/R.MEX.FIT.1710-3</text:p>
          </table:table-cell>
          <table:table-cell table:style-name="ce41" table:formula="of:=concat(&quot;https://dx.doi.org/&quot;; [.F3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3]; [$'Journal Lookup Tables'.$A$2:.$B$22])" office:value-type="float" office:value="1" calcext:value-type="float">
            <text:p>1</text:p>
          </table:table-cell>
          <table:table-cell table:style-name="ce49" table:formula="of:=LOOKUP([.A333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6-0124-2</text:p>
          </table:table-cell>
          <table:table-cell table:style-name="ce41" table:formula="of:=concat(&quot;https://dx.doi.org/&quot;; [.F3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4]; [$'Journal Lookup Tables'.$A$2:.$B$22])" office:value-type="string" office:string-value="BOTH" calcext:value-type="string">
            <text:p>BOTH</text:p>
          </table:table-cell>
          <table:table-cell table:style-name="ce49" table:formula="of:=LOOKUP([.A334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3-8</text:p>
          </table:table-cell>
          <table:table-cell table:style-name="ce41" table:formula="of:=concat(&quot;https://dx.doi.org/&quot;; [.F335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paper was selected. This one is a review</text:p>
          </table:table-cell>
          <table:table-cell table:style-name="ce49" table:formula="of:=LOOKUP([.A335]; [$'Journal Lookup Tables'.$A$2:.$B$22])" office:value-type="string" office:string-value="BOTH" calcext:value-type="string">
            <text:p>BOTH</text:p>
          </table:table-cell>
          <table:table-cell table:style-name="ce49" table:formula="of:=LOOKUP([.A335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GENODIV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6-5</text:p>
          </table:table-cell>
          <table:table-cell table:style-name="ce41" table:formula="of:=concat(&quot;https://dx.doi.org/&quot;; [.F336])" office:value-type="string" office:string-value="" calcext:value-type="error">
            <text:p>#NAME?</text:p>
          </table:table-cell>
          <table:table-cell table:style-name="ce36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49" table:formula="of:=LOOKUP([.A336]; [$'Journal Lookup Tables'.$A$2:.$B$22])" office:value-type="string" office:string-value="BOTH" calcext:value-type="string">
            <text:p>BOTH</text:p>
          </table:table-cell>
          <table:table-cell table:style-name="ce49" table:formula="of:=LOOKUP([.A33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9-00324-w</text:p>
          </table:table-cell>
          <table:table-cell table:style-name="ce41" table:formula="of:=concat(&quot;https://dx.doi.org/&quot;; [.F33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7]; [$'Journal Lookup Tables'.$A$2:.$B$22])" office:value-type="string" office:string-value="BOTH" calcext:value-type="string">
            <text:p>BOTH</text:p>
          </table:table-cell>
          <table:table-cell table:style-name="ce49" table:formula="of:=LOOKUP([.A33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e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8-0931-9</text:p>
          </table:table-cell>
          <table:table-cell table:style-name="ce41" table:formula="of:=concat(&quot;https://dx.doi.org/&quot;; [.F3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8]; [$'Journal Lookup Tables'.$A$2:.$B$22])" office:value-type="float" office:value="1" calcext:value-type="float">
            <text:p>1</text:p>
          </table:table-cell>
          <table:table-cell table:style-name="ce49" table:formula="of:=LOOKUP([.A33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9-1163-3</text:p>
          </table:table-cell>
          <table:table-cell table:style-name="ce41" table:formula="of:=concat(&quot;https://dx.doi.org/&quot;; [.F339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39]; [$'Journal Lookup Tables'.$A$2:.$B$22])" office:value-type="float" office:value="1" calcext:value-type="float">
            <text:p>1</text:p>
          </table:table-cell>
          <table:table-cell table:style-name="ce49" table:formula="of:=LOOKUP([.A33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11-5</text:p>
          </table:table-cell>
          <table:table-cell table:style-name="ce41" table:formula="of:=concat(&quot;https://dx.doi.org/&quot;; [.F34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40]; [$'Journal Lookup Tables'.$A$2:.$B$22])" office:value-type="float" office:value="1" calcext:value-type="float">
            <text:p>1</text:p>
          </table:table-cell>
          <table:table-cell table:style-name="ce49" table:formula="of:=LOOKUP([.A34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35-x</text:p>
          </table:table-cell>
          <table:table-cell table:style-name="ce41" table:formula="of:=concat(&quot;https://dx.doi.org/&quot;; [.F34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92 without going over</text:p>
          </table:table-cell>
          <table:table-cell table:style-name="ce49" table:formula="of:=LOOKUP([.A341]; [$'Journal Lookup Tables'.$A$2:.$B$22])" office:value-type="float" office:value="1" calcext:value-type="float">
            <text:p>1</text:p>
          </table:table-cell>
          <table:table-cell table:style-name="ce49" table:formula="of:=LOOKUP([.A34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42" table:formula="of:=concat(&quot;https://dx.doi.org/&quot;; [.F342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50" table:formula="of:=LOOKUP([.A342]; [$'Journal Lookup Tables'.$A$2:.$B$22])" office:value-type="string" office:string-value="BOTH" calcext:value-type="string">
            <text:p>BOTH</text:p>
          </table:table-cell>
          <table:table-cell table:style-name="ce50" table:formula="of:=LOOKUP([.A34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42" table:formula="of:=concat(&quot;https://dx.doi.org/&quot;; [.F34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3]; [$'Journal Lookup Tables'.$A$2:.$B$22])" office:value-type="string" office:string-value="BOTH" calcext:value-type="string">
            <text:p>BOTH</text:p>
          </table:table-cell>
          <table:table-cell table:style-name="ce50" table:formula="of:=LOOKUP([.A34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antiSMASH, Geneiou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30" table:formula="of:=concat(&quot;https://dx.doi.org/&quot;; [.F344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50" table:formula="of:=LOOKUP([.A344]; [$'Journal Lookup Tables'.$A$2:.$B$22])" office:value-type="string" office:string-value="BOTH" calcext:value-type="string">
            <text:p>BOTH</text:p>
          </table:table-cell>
          <table:table-cell table:style-name="ce50" table:formula="of:=LOOKUP([.A34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rimer Premie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44" table:formula="of:=concat(&quot;https://dx.doi.org/&quot;; [.F34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5]; [$'Journal Lookup Tables'.$A$2:.$B$22])" office:value-type="string" office:string-value="BOTH" calcext:value-type="string">
            <text:p>BOTH</text:p>
          </table:table-cell>
          <table:table-cell table:style-name="ce50" table:formula="of:=LOOKUP([.A345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4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14" draw:text-style-name="P2" svg:width="16.639cm" svg:height="1.507cm" svg:x="21.981cm" svg:y="173.012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44" table:formula="of:=concat(&quot;https://dx.doi.org/&quot;; [.F346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50" table:formula="of:=LOOKUP([.A346]; [$'Journal Lookup Tables'.$A$2:.$B$22])" office:value-type="string" office:string-value="BOTH" calcext:value-type="string">
            <text:p>BOTH</text:p>
          </table:table-cell>
          <table:table-cell table:style-name="ce50" table:formula="of:=LOOKUP([.A346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4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44" table:formula="of:=concat(&quot;https://dx.doi.org/&quot;; [.F3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50" table:formula="of:=LOOKUP([.A347]; [$'Journal Lookup Tables'.$A$2:.$B$22])" office:value-type="string" office:string-value="BOTH" calcext:value-type="string">
            <text:p>BOTH</text:p>
          </table:table-cell>
          <table:table-cell table:style-name="ce50" table:formula="of:=LOOKUP([.A347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iPhyClassifier, MEGA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44" table:formula="of:=concat(&quot;https://dx.doi.org/&quot;; [.F3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50" table:formula="of:=LOOKUP([.A348]; [$'Journal Lookup Tables'.$A$2:.$B$22])" office:value-type="string" office:string-value="BOTH" calcext:value-type="string">
            <text:p>BOTH</text:p>
          </table:table-cell>
          <table:table-cell table:style-name="ce50" table:formula="of:=LOOKUP([.A348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44" table:formula="of:=concat(&quot;https://dx.doi.org/&quot;; [.F34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9]; [$'Journal Lookup Tables'.$A$2:.$B$22])" office:value-type="string" office:string-value="BOTH" calcext:value-type="string">
            <text:p>BOTH</text:p>
          </table:table-cell>
          <table:table-cell table:style-name="ce50" table:formula="of:=LOOKUP([.A349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xcel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44" table:formula="of:=concat(&quot;https://dx.doi.org/&quot;; [.F35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0]; [$'Journal Lookup Tables'.$A$2:.$B$22])" office:value-type="string" office:string-value="BOTH" calcext:value-type="string">
            <text:p>BOTH</text:p>
          </table:table-cell>
          <table:table-cell table:style-name="ce50" table:formula="of:=LOOKUP([.A350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hromas Pro, Genety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44" table:formula="of:=concat(&quot;https://dx.doi.org/&quot;; [.F351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1]; [$'Journal Lookup Tables'.$A$2:.$B$22])" office:value-type="string" office:string-value="BOTH" calcext:value-type="string">
            <text:p>BOTH</text:p>
          </table:table-cell>
          <table:table-cell table:style-name="ce50" table:formula="of:=LOOKUP([.A35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BioEdit , SA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Forest Pathology</text:p>
          </table:table-cell>
          <table:table-cell table:style-name="ce38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4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44" table:formula="of:=concat(&quot;https://dx.doi.org/&quot;; [.F3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50" table:formula="of:=LOOKUP([.A352]; [$'Journal Lookup Tables'.$A$2:.$B$22])" office:value-type="string" office:string-value="BOTH" calcext:value-type="string">
            <text:p>BOTH</text:p>
          </table:table-cell>
          <table:table-cell table:style-name="ce50" table:formula="of:=LOOKUP([.A352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44" table:formula="of:=concat(&quot;https://dx.doi.org/&quot;; [.F35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3]; [$'Journal Lookup Tables'.$A$2:.$B$22])" office:value-type="string" office:string-value="BOTH" calcext:value-type="string">
            <text:p>BOTH</text:p>
          </table:table-cell>
          <table:table-cell table:style-name="ce50" table:formula="of:=LOOKUP([.A35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44" table:formula="of:=concat(&quot;https://dx.doi.org/&quot;; [.F35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4]; [$'Journal Lookup Tables'.$A$2:.$B$22])" office:value-type="string" office:string-value="BOTH" calcext:value-type="string">
            <text:p>BOTH</text:p>
          </table:table-cell>
          <table:table-cell table:style-name="ce50" table:formula="of:=LOOKUP([.A35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hyto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4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44" table:formula="of:=concat(&quot;https://dx.doi.org/&quot;; [.F35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5]; [$'Journal Lookup Tables'.$A$2:.$B$22])" office:value-type="string" office:string-value="BOTH" calcext:value-type="string">
            <text:p>BOTH</text:p>
          </table:table-cell>
          <table:table-cell table:style-name="ce50" table:formula="of:=LOOKUP([.A355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vsp, ntsyspc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44" table:formula="of:=concat(&quot;https://dx.doi.org/&quot;; [.F3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50" table:formula="of:=LOOKUP([.A356]; [$'Journal Lookup Tables'.$A$2:.$B$22])" office:value-type="string" office:string-value="BOTH" calcext:value-type="string">
            <text:p>BOTH</text:p>
          </table:table-cell>
          <table:table-cell table:style-name="ce50" table:formula="of:=LOOKUP([.A356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44" table:formula="of:=concat(&quot;https://dx.doi.org/&quot;; [.F357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7]; [$'Journal Lookup Tables'.$A$2:.$B$22])" office:value-type="string" office:string-value="BOTH" calcext:value-type="string">
            <text:p>BOTH</text:p>
          </table:table-cell>
          <table:table-cell table:style-name="ce50" table:formula="of:=LOOKUP([.A357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4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44" table:formula="of:=concat(&quot;https://dx.doi.org/&quot;; [.F358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50" table:formula="of:=LOOKUP([.A358]; [$'Journal Lookup Tables'.$A$2:.$B$22])" office:value-type="string" office:string-value="BOTH" calcext:value-type="string">
            <text:p>BOTH</text:p>
          </table:table-cell>
          <table:table-cell table:style-name="ce50" table:formula="of:=LOOKUP([.A358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axML, BEAST , Figtree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4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44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9]; [$'Journal Lookup Tables'.$A$2:.$B$22])" office:value-type="string" office:string-value="BOTH" calcext:value-type="string">
            <text:p>BOTH</text:p>
          </table:table-cell>
          <table:table-cell table:style-name="ce50" table:formula="of:=LOOKUP([.A359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owerMarker, Darwin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42" office:value-type="string" calcext:value-type="string">
            <text:p><text:a xlink:href="https://doi.org/10.1094/MPMI-06-20-0164-R" xlink:type="simple">Nik</text:a>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44" table:formula="of:=concat(&quot;https://dx.doi.org/&quot;; [.F36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0]; [$'Journal Lookup Tables'.$A$2:.$B$22])" office:value-type="float" office:value="1" calcext:value-type="float">
            <text:p>1</text:p>
          </table:table-cell>
          <table:table-cell table:style-name="ce50" table:formula="of:=LOOKUP([.A360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44" table:formula="of:=concat(&quot;https://dx.doi.org/&quot;; [.F36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50" table:formula="of:=LOOKUP([.A361]; [$'Journal Lookup Tables'.$A$2:.$B$22])" office:value-type="string" office:string-value="BOTH" calcext:value-type="string">
            <text:p>BOTH</text:p>
          </table:table-cell>
          <table:table-cell table:style-name="ce50" table:formula="of:=LOOKUP([.A36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44" table:formula="of:=concat(&quot;https://dx.doi.org/&quot;; [.F36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50" table:formula="of:=LOOKUP([.A362]; [$'Journal Lookup Tables'.$A$2:.$B$22])" office:value-type="string" office:string-value="BOTH" calcext:value-type="string">
            <text:p>BOTH</text:p>
          </table:table-cell>
          <table:table-cell table:style-name="ce50" table:formula="of:=LOOKUP([.A36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lCompar, PERMTEST, R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Physiological and Molecular Plant Pathology</text:p>
          </table:table-cell>
          <table:table-cell table:style-name="ce38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42" office:value-type="string" calcext:value-type="string">
            <text:p><text:a xlink:href="https://doi.org/10.1016/j.pmpp.2020.101587" xlink:type="simple">Nik</text:a>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44" table:formula="of:=concat(&quot;https://dx.doi.org/&quot;; [.F36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50" table:formula="of:=LOOKUP([.A363]; [$'Journal Lookup Tables'.$A$2:.$B$22])" office:value-type="string" office:string-value="BOTH" calcext:value-type="string">
            <text:p>BOTH</text:p>
          </table:table-cell>
          <table:table-cell table:style-name="ce50" table:formula="of:=LOOKUP([.A36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42" table:formula="of:=concat(&quot;https://dx.doi.org/&quot;; [.F36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4]; [$'Journal Lookup Tables'.$A$2:.$B$22])" office:value-type="string" office:string-value="BOTH" calcext:value-type="string">
            <text:p>BOTH</text:p>
          </table:table-cell>
          <table:table-cell table:style-name="ce50" table:formula="of:=LOOKUP([.A364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4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30" table:formula="of:=concat(&quot;https://dx.doi.org/&quot;; [.F365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50" table:formula="of:=LOOKUP([.A365]; [$'Journal Lookup Tables'.$A$2:.$B$22])" office:value-type="string" office:string-value="BOTH" calcext:value-type="string">
            <text:p>BOTH</text:p>
          </table:table-cell>
          <table:table-cell table:style-name="ce50" table:formula="of:=LOOKUP([.A365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4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30" table:formula="of:=concat(&quot;https://dx.doi.org/&quot;; [.F366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6]; [$'Journal Lookup Tables'.$A$2:.$B$22])" office:value-type="string" office:string-value="BOTH" calcext:value-type="string">
            <text:p>BOTH</text:p>
          </table:table-cell>
          <table:table-cell table:style-name="ce50" table:formula="of:=LOOKUP([.A366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30" table:formula="of:=concat(&quot;https://dx.doi.org/&quot;; [.F36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50" table:formula="of:=LOOKUP([.A367]; [$'Journal Lookup Tables'.$A$2:.$B$22])" office:value-type="string" office:string-value="BOTH" calcext:value-type="string">
            <text:p>BOTH</text:p>
          </table:table-cell>
          <table:table-cell table:style-name="ce50" table:formula="of:=LOOKUP([.A367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4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30" table:formula="of:=concat(&quot;https://dx.doi.org/&quot;; [.F368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8]; [$'Journal Lookup Tables'.$A$2:.$B$22])" office:value-type="string" office:string-value="BOTH" calcext:value-type="string">
            <text:p>BOTH</text:p>
          </table:table-cell>
          <table:table-cell table:style-name="ce50" table:formula="of:=LOOKUP([.A368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JMP Pro</text:p>
          </table:table-cell>
          <table:table-cell table:number-columns-repeated="1007"/>
        </table:table-row>
        <table:table-row table:style-name="ro3">
          <table:table-cell table:style-name="ce13" office:value-type="string" calcext:value-type="string">
            <text:p>Revista Mexicana de Fitopatología</text:p>
          </table:table-cell>
          <table:table-cell table:style-name="ce38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16.639cm" svg:height="1.508cm" svg:x="21.981cm" svg:y="184.478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30" table:formula="of:=concat(&quot;https://dx.doi.org/&quot;; [.F369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50" table:formula="of:=LOOKUP([.A369]; [$'Journal Lookup Tables'.$A$2:.$B$22])" office:value-type="float" office:value="1" calcext:value-type="float">
            <text:p>1</text:p>
          </table:table-cell>
          <table:table-cell table:style-name="ce50" table:formula="of:=LOOKUP([.A369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38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42" table:formula="of:=concat(&quot;https://dx.doi.org/&quot;; [.F37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70]; [$'Journal Lookup Tables'.$A$2:.$B$22])" office:value-type="string" office:string-value="BOTH" calcext:value-type="string">
            <text:p>BOTH</text:p>
          </table:table-cell>
          <table:table-cell table:style-name="ce50" table:formula="of:=LOOKUP([.A370]; [$'Journal Lookup Tables'.$F$2:.$G$22])" office:value-type="float" office:value="3" calcext:value-type="float">
            <text:p>3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38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42" table:formula="of:=concat(&quot;https://dx.doi.org/&quot;; [.F371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50" table:formula="of:=LOOKUP([.A371]; [$'Journal Lookup Tables'.$A$2:.$B$22])" office:value-type="float" office:value="1" calcext:value-type="float">
            <text:p>1</text:p>
          </table:table-cell>
          <table:table-cell table:style-name="ce50" table:formula="of:=LOOKUP([.A371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2-0157-z</text:p>
          </table:table-cell>
          <table:table-cell table:style-name="ce43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2]; [$'Journal Lookup Tables'.$A$2:.$B$22])" office:value-type="string" office:string-value="BOTH" calcext:value-type="string">
            <text:p>BOTH</text:p>
          </table:table-cell>
          <table:table-cell table:style-name="ce51" table:formula="of:=LOOKUP([.A37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3-0240-0</text:p>
          </table:table-cell>
          <table:table-cell table:style-name="ce43" table:formula="of:=concat(&quot;https://dx.doi.org/&quot;; [.F373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3]; [$'Journal Lookup Tables'.$A$2:.$B$22])" office:value-type="string" office:string-value="BOTH" calcext:value-type="string">
            <text:p>BOTH</text:p>
          </table:table-cell>
          <table:table-cell table:style-name="ce51" table:formula="of:=LOOKUP([.A37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2.659679</text:p>
          </table:table-cell>
          <table:table-cell table:style-name="ce43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DNAMAN costs $789</text:p>
            <text:p/>
          </table:table-cell>
          <table:table-cell table:style-name="ce51" table:formula="of:=LOOKUP([.A374]; [$'Journal Lookup Tables'.$A$2:.$B$22])" office:value-type="string" office:string-value="BOTH" calcext:value-type="string">
            <text:p>BOTH</text:p>
          </table:table-cell>
          <table:table-cell table:style-name="ce51" table:formula="of:=LOOKUP([.A37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14" draw:text-style-name="P2" svg:width="24.23cm" svg:height="1.507cm" svg:x="55.723cm" svg:y="187.024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080/07060661.2018.1561518" xlink:type="simple">Zach</text:a></text:p>
          </table:table-cell>
          <table:table-cell table:style-name="ce43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43" table:formula="of:=concat(&quot;https://dx.doi.org/&quot;; [.F37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5]; [$'Journal Lookup Tables'.$A$2:.$B$22])" office:value-type="string" office:string-value="BOTH" calcext:value-type="string">
            <text:p>BOTH</text:p>
          </table:table-cell>
          <table:table-cell table:style-name="ce51" table:formula="of:=LOOKUP([.A37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29" calcext:value-type="float">
            <text:p>129</text:p>
          </table:table-cell>
          <table:table-cell table:style-name="ce43" office:value-type="string" calcext:value-type="string">
            <text:p><text:a xlink:href="https://doi.org/10.1080/07060661.2019.1632934" xlink:type="simple">Zach</text:a></text:p>
          </table:table-cell>
          <table:table-cell table:style-name="ce43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43" table:formula="of:=concat(&quot;https://dx.doi.org/&quot;; [.F376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6]; [$'Journal Lookup Tables'.$A$2:.$B$22])" office:value-type="string" office:string-value="BOTH" calcext:value-type="string">
            <text:p>BOTH</text:p>
          </table:table-cell>
          <table:table-cell table:style-name="ce51" table:formula="of:=LOOKUP([.A37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3.868370</text:p>
          </table:table-cell>
          <table:table-cell table:style-name="ce43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77]; [$'Journal Lookup Tables'.$A$2:.$B$22])" office:value-type="string" office:string-value="BOTH" calcext:value-type="string">
            <text:p>BOTH</text:p>
          </table:table-cell>
          <table:table-cell table:style-name="ce51" table:formula="of:=LOOKUP([.A37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office:annotation draw:style-name="gr5" draw:text-style-name="P2" svg:width="25.162cm" svg:height="1.508cm" svg:x="49.842cm" svg:y="188.584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ImageJ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string" calcext:value-type="string">
            <text:p><text:a xlink:href="https://doi.org/10.1016/j.cropro.2019.104947" xlink:type="simple">Zach</text:a></text:p>
          </table:table-cell>
          <table:table-cell table:style-name="ce43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43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article of 2020</text:p>
          </table:table-cell>
          <table:table-cell table:style-name="ce51" table:formula="of:=LOOKUP([.A378]; [$'Journal Lookup Tables'.$A$2:.$B$22])" office:value-type="string" office:string-value="BOTH" calcext:value-type="string">
            <text:p>BOTH</text:p>
          </table:table-cell>
          <table:table-cell table:style-name="ce51" table:formula="of:=LOOKUP([.A37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, JMP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5" calcext:value-type="float">
            <text:p>135</text:p>
          </table:table-cell>
          <table:table-cell table:style-name="ce43" office:value-type="string" calcext:value-type="string">
            <text:p><text:a xlink:href="https://doi.org/10.1016/j.cropro.2020.105317" xlink:type="simple">Zach</text:a></text:p>
          </table:table-cell>
          <table:table-cell table:style-name="ce43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43" table:formula="of:=concat(&quot;https://dx.doi.org/&quot;; [.F37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ifth article of 2021</text:p>
          </table:table-cell>
          <table:table-cell table:style-name="ce51" table:formula="of:=LOOKUP([.A379]; [$'Journal Lookup Tables'.$A$2:.$B$22])" office:value-type="string" office:string-value="BOTH" calcext:value-type="string">
            <text:p>BOTH</text:p>
          </table:table-cell>
          <table:table-cell table:style-name="ce51" table:formula="of:=LOOKUP([.A37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cropro.2011.09.010</text:p>
          </table:table-cell>
          <table:table-cell table:style-name="ce43" table:formula="of:=concat(&quot;https://dx.doi.org/&quot;; [.F38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80]; [$'Journal Lookup Tables'.$A$2:.$B$22])" office:value-type="string" office:string-value="BOTH" calcext:value-type="string">
            <text:p>BOTH</text:p>
          </table:table-cell>
          <table:table-cell table:style-name="ce51" table:formula="of:=LOOKUP([.A38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1" calcext:value-type="float">
            <text:p>31</text:p>
          </table:table-cell>
          <table:table-cell table:style-name="ce43" office:value-type="string" calcext:value-type="string">
            <text:p><text:a xlink:href="https://doi.org/10.1016/j.cropro.2018.09.001" xlink:type="simple">Zach</text:a></text:p>
          </table:table-cell>
          <table:table-cell table:style-name="ce43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43" table:formula="of:=concat(&quot;https://dx.doi.org/&quot;; [.F38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1]; [$'Journal Lookup Tables'.$A$2:.$B$22])" office:value-type="string" office:string-value="BOTH" calcext:value-type="string">
            <text:p>BOTH</text:p>
          </table:table-cell>
          <table:table-cell table:style-name="ce51" table:formula="of:=LOOKUP([.A38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P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3-0315-3</text:p>
          </table:table-cell>
          <table:table-cell table:style-name="ce43" table:formula="of:=concat(&quot;https://dx.doi.org/&quot;; [.F38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2]; [$'Journal Lookup Tables'.$A$2:.$B$22])" office:value-type="string" office:string-value="BOTH" calcext:value-type="string">
            <text:p>BOTH</text:p>
          </table:table-cell>
          <table:table-cell table:style-name="ce51" table:formula="of:=LOOKUP([.A38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8-1546-0</text:p>
          </table:table-cell>
          <table:table-cell table:style-name="ce43" table:formula="of:=concat(&quot;https://dx.doi.org/&quot;; [.F38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3]; [$'Journal Lookup Tables'.$A$2:.$B$22])" office:value-type="string" office:string-value="BOTH" calcext:value-type="string">
            <text:p>BOTH</text:p>
          </table:table-cell>
          <table:table-cell table:style-name="ce51" table:formula="of:=LOOKUP([.A38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2-0069-3</text:p>
          </table:table-cell>
          <table:table-cell table:style-name="ce43" table:formula="of:=concat(&quot;https://dx.doi.org/&quot;; [.F38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4]; [$'Journal Lookup Tables'.$A$2:.$B$22])" office:value-type="string" office:string-value="BOTH" calcext:value-type="string">
            <text:p>BOTH</text:p>
          </table:table-cell>
          <table:table-cell table:style-name="ce51" table:formula="of:=LOOKUP([.A38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2" calcext:value-type="float">
            <text:p>82</text:p>
          </table:table-cell>
          <table:table-cell table:style-name="ce43" office:value-type="string" calcext:value-type="string">
            <text:p><text:a xlink:href="https://doi.org/10.1111/efp.12574" xlink:type="simple">Zach</text:a></text:p>
          </table:table-cell>
          <table:table-cell table:style-name="ce43" office:value-type="string" calcext:value-type="string">
            <text:p><text:a xlink:href="https://doi.org/10.1111/efp.12574" xlink:type="simple">10.1111/efp.12574</text:a></text:p>
          </table:table-cell>
          <table:table-cell table:style-name="ce43" table:formula="of:=concat(&quot;https://dx.doi.org/&quot;; [.F385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rd article of 2020</text:p>
          </table:table-cell>
          <table:table-cell table:style-name="ce51" table:formula="of:=LOOKUP([.A385]; [$'Journal Lookup Tables'.$A$2:.$B$22])" office:value-type="string" office:string-value="BOTH" calcext:value-type="string">
            <text:p>BOTH</text:p>
          </table:table-cell>
          <table:table-cell table:style-name="ce51" table:formula="of:=LOOKUP([.A38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efp.12263</text:p>
          </table:table-cell>
          <table:table-cell table:style-name="ce43" table:formula="of:=concat(&quot;https://dx.doi.org/&quot;; [.F38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86]; [$'Journal Lookup Tables'.$A$2:.$B$22])" office:value-type="string" office:string-value="BOTH" calcext:value-type="string">
            <text:p>BOTH</text:p>
          </table:table-cell>
          <table:table-cell table:style-name="ce51" table:formula="of:=LOOKUP([.A38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193.029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405-7</text:p>
          </table:table-cell>
          <table:table-cell table:style-name="ce43" table:formula="of:=concat(&quot;https://dx.doi.org/&quot;; [.F3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7]; [$'Journal Lookup Tables'.$A$2:.$B$22])" office:value-type="string" office:string-value="BOTH" calcext:value-type="string">
            <text:p>BOTH</text:p>
          </table:table-cell>
          <table:table-cell table:style-name="ce51" table:formula="of:=LOOKUP([.A38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91-1</text:p>
          </table:table-cell>
          <table:table-cell table:style-name="ce43" table:formula="of:=concat(&quot;https://dx.doi.org/&quot;; [.F388])" office:value-type="string" office:string-value="" calcext:value-type="error">
            <text:p>#NAME?</text:p>
          </table:table-cell>
          <table:table-cell table:style-name="ce37" office:value-type="string" calcext:value-type="string">
            <text:p>Random page number exact duplicate of last, next sequential article selected</text:p>
          </table:table-cell>
          <table:table-cell table:style-name="ce51" table:formula="of:=LOOKUP([.A388]; [$'Journal Lookup Tables'.$A$2:.$B$22])" office:value-type="string" office:string-value="BOTH" calcext:value-type="string">
            <text:p>BOTH</text:p>
          </table:table-cell>
          <table:table-cell table:style-name="ce51" table:formula="of:=LOOKUP([.A38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162cm" svg:height="1.508cm" svg:x="49.842cm" svg:y="194.003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EGA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8-0814-3</text:p>
          </table:table-cell>
          <table:table-cell table:style-name="ce43" table:formula="of:=concat(&quot;https://dx.doi.org/&quot;; [.F38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9]; [$'Journal Lookup Tables'.$A$2:.$B$22])" office:value-type="string" office:string-value="BOTH" calcext:value-type="string">
            <text:p>BOTH</text:p>
          </table:table-cell>
          <table:table-cell table:style-name="ce51" table:formula="of:=LOOKUP([.A38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SCLE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21-00981-3</text:p>
          </table:table-cell>
          <table:table-cell table:style-name="ce43" table:formula="of:=concat(&quot;https://dx.doi.org/&quot;; [.F39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0]; [$'Journal Lookup Tables'.$A$2:.$B$22])" office:value-type="string" office:string-value="BOTH" calcext:value-type="string">
            <text:p>BOTH</text:p>
          </table:table-cell>
          <table:table-cell table:style-name="ce51" table:formula="of:=LOOKUP([.A39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364-z</text:p>
          </table:table-cell>
          <table:table-cell table:style-name="ce43" table:formula="of:=concat(&quot;https://dx.doi.org/&quot;; [.F39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1]; [$'Journal Lookup Tables'.$A$2:.$B$22])" office:value-type="string" office:string-value="BOTH" calcext:value-type="string">
            <text:p>BOTH</text:p>
          </table:table-cell>
          <table:table-cell table:style-name="ce51" table:formula="of:=LOOKUP([.A39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80-4</text:p>
          </table:table-cell>
          <table:table-cell table:style-name="ce43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2]; [$'Journal Lookup Tables'.$A$2:.$B$22])" office:value-type="string" office:string-value="BOTH" calcext:value-type="string">
            <text:p>BOTH</text:p>
          </table:table-cell>
          <table:table-cell table:style-name="ce51" table:formula="of:=LOOKUP([.A39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5" draw:text-style-name="P2" svg:width="24.23cm" svg:height="1.508cm" svg:x="55.723cm" svg:y="195.95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6-0656-9</text:p>
          </table:table-cell>
          <table:table-cell table:style-name="ce43" table:formula="of:=concat(&quot;https://dx.doi.org/&quot;; [.F3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3]; [$'Journal Lookup Tables'.$A$2:.$B$22])" office:value-type="string" office:string-value="BOTH" calcext:value-type="string">
            <text:p>BOTH</text:p>
          </table:table-cell>
          <table:table-cell table:style-name="ce51" table:formula="of:=LOOKUP([.A39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628cm" svg:height="1.508cm" svg:x="46.901cm" svg:y="196.437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ph.12031</text:p>
          </table:table-cell>
          <table:table-cell table:style-name="ce43" table:formula="of:=concat(&quot;https://dx.doi.org/&quot;; [.F3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4]; [$'Journal Lookup Tables'.$A$2:.$B$22])" office:value-type="string" office:string-value="BOTH" calcext:value-type="string">
            <text:p>BOTH</text:p>
          </table:table-cell>
          <table:table-cell table:style-name="ce51" table:formula="of:=LOOKUP([.A394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196.924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196.924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GeneMapper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8" calcext:value-type="float">
            <text:p>78</text:p>
          </table:table-cell>
          <table:table-cell table:style-name="ce43" office:value-type="string" calcext:value-type="string">
            <text:p><text:a xlink:href="https://doi.org/10.1111/jph.12774" xlink:type="simple">Zach</text:a></text:p>
          </table:table-cell>
          <table:table-cell table:style-name="ce43" office:value-type="string" calcext:value-type="string">
            <text:p><text:a xlink:href="https://doi.org/10.1111/jph.12774" xlink:type="simple">10.1111/jph.12774</text:a></text:p>
          </table:table-cell>
          <table:table-cell table:style-name="ce43" table:formula="of:=concat(&quot;https://dx.doi.org/&quot;; [.F39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5]; [$'Journal Lookup Tables'.$A$2:.$B$22])" office:value-type="string" office:string-value="BOTH" calcext:value-type="string">
            <text:p>BOTH</text:p>
          </table:table-cell>
          <table:table-cell table:style-name="ce51" table:formula="of:=LOOKUP([.A395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fa.2012.003</text:p>
          </table:table-cell>
          <table:table-cell table:style-name="ce43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96]; [$'Journal Lookup Tables'.$A$2:.$B$22])" office:value-type="string" office:string-value="BOTH" calcext:value-type="string">
            <text:p>BOTH</text:p>
          </table:table-cell>
          <table:table-cell table:style-name="ce51" table:formula="of:=LOOKUP([.A396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7.913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5i1.028</text:p>
          </table:table-cell>
          <table:table-cell table:style-name="ce43" table:formula="of:=concat(&quot;https://dx.doi.org/&quot;; [.F39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7]; [$'Journal Lookup Tables'.$A$2:.$B$22])" office:value-type="string" office:string-value="BOTH" calcext:value-type="string">
            <text:p>BOTH</text:p>
          </table:table-cell>
          <table:table-cell table:style-name="ce51" table:formula="of:=LOOKUP([.A397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8.4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8i1.030</text:p>
          </table:table-cell>
          <table:table-cell table:style-name="ce43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8]; [$'Journal Lookup Tables'.$A$2:.$B$22])" office:value-type="string" office:string-value="BOTH" calcext:value-type="string">
            <text:p>BOTH</text:p>
          </table:table-cell>
          <table:table-cell table:style-name="ce51" table:formula="of:=LOOKUP([.A39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6" draw:text-style-name="P2" svg:width="25.162cm" svg:height="1.56cm" svg:x="49.842cm" svg:y="198.888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.1364-3703.2012.00836.x</text:p>
          </table:table-cell>
          <table:table-cell table:style-name="ce43" table:formula="of:=concat(&quot;https://dx.doi.org/&quot;; [.F3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9]; [$'Journal Lookup Tables'.$A$2:.$B$22])" office:value-type="string" office:string-value="BOTH" calcext:value-type="string">
            <text:p>BOTH</text:p>
          </table:table-cell>
          <table:table-cell table:style-name="ce51" table:formula="of:=LOOKUP([.A39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3" draw:text-style-name="P2" svg:width="25.162cm" svg:height="1.561cm" svg:x="49.842cm" svg:y="199.374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26" draw:text-style-name="P2" svg:width="16.639cm" svg:height="3.783cm" svg:x="21.981cm" svg:y="199.861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43" table:formula="of:=concat(&quot;https://dx.doi.org/&quot;; [.F40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pathogen profile, next sequential article selected</text:p>
          </table:table-cell>
          <table:table-cell table:style-name="ce51" table:formula="of:=LOOKUP([.A400]; [$'Journal Lookup Tables'.$A$2:.$B$22])" office:value-type="string" office:string-value="BOTH" calcext:value-type="string">
            <text:p>BOTH</text:p>
          </table:table-cell>
          <table:table-cell table:style-name="ce51" table:formula="of:=LOOKUP([.A40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5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43" office:value-type="string" calcext:value-type="string">
            <office:annotation draw:style-name="gr27" draw:text-style-name="P2" svg:width="16.639cm" svg:height="11.509cm" svg:x="21.981cm" svg:y="200.401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43" table:formula="of:=concat(&quot;https://dx.doi.org/&quot;; [.F401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01]; [$'Journal Lookup Tables'.$A$2:.$B$22])" office:value-type="string" office:string-value="BOTH" calcext:value-type="string">
            <text:p>BOTH</text:p>
          </table:table-cell>
          <table:table-cell table:style-name="ce51" table:formula="of:=LOOKUP([.A40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200.401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1" calcext:value-type="float">
            <office:annotation draw:style-name="gr28" draw:text-style-name="P2" svg:width="25.162cm" svg:height="3.175cm" svg:x="49.842cm" svg:y="200.401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0.401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064</text:p>
          </table:table-cell>
          <table:table-cell table:style-name="ce43" table:formula="of:=concat(&quot;https://dx.doi.org/&quot;; [.F40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2]; [$'Journal Lookup Tables'.$A$2:.$B$22])" office:value-type="string" office:string-value="BOTH" calcext:value-type="string">
            <text:p>BOTH</text:p>
          </table:table-cell>
          <table:table-cell table:style-name="ce51" table:formula="of:=LOOKUP([.A40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200.956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AS, R, GenePix Pro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267</text:p>
          </table:table-cell>
          <table:table-cell table:style-name="ce43" table:formula="of:=concat(&quot;https://dx.doi.org/&quot;; [.F40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3]; [$'Journal Lookup Tables'.$A$2:.$B$22])" office:value-type="string" office:string-value="BOTH" calcext:value-type="string">
            <text:p>BOTH</text:p>
          </table:table-cell>
          <table:table-cell table:style-name="ce51" table:formula="of:=LOOKUP([.A40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14" draw:text-style-name="P2" svg:width="25.628cm" svg:height="1.507cm" svg:x="46.901cm" svg:y="201.444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1" calcext:value-type="float">
            <office:annotation draw:style-name="gr14" draw:text-style-name="P2" svg:width="25.162cm" svg:height="1.507cm" svg:x="49.842cm" svg:y="201.444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PDQuest, MASCO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167</text:p>
          </table:table-cell>
          <table:table-cell table:style-name="ce43" table:formula="of:=concat(&quot;https://dx.doi.org/&quot;; [.F4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4]; [$'Journal Lookup Tables'.$A$2:.$B$22])" office:value-type="string" office:string-value="BOTH" calcext:value-type="string">
            <text:p>BOTH</text:p>
          </table:table-cell>
          <table:table-cell table:style-name="ce51" table:formula="of:=LOOKUP([.A40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5" draw:text-style-name="P2" svg:width="25.162cm" svg:height="1.508cm" svg:x="49.842cm" svg:y="201.93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1.93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92" calcext:value-type="float">
            <text:p>92</text:p>
          </table:table-cell>
          <table:table-cell table:style-name="ce43" office:value-type="string" calcext:value-type="string">
            <text:p><text:a xlink:href="https://doi.org/10.1111/mpp.12883" xlink:type="simple">Zach</text:a></text:p>
          </table:table-cell>
          <table:table-cell table:style-name="ce43" office:value-type="string" calcext:value-type="string">
            <text:p><text:a xlink:href="https://doi.org/10.1111/mpp.12883" xlink:type="simple">10.1111/mpp.12883</text:a></text:p>
          </table:table-cell>
          <table:table-cell table:style-name="ce43" table:formula="of:=concat(&quot;https://dx.doi.org/&quot;; [.F405])" office:value-type="string" office:string-value="" calcext:value-type="error">
            <text:p>#NAME?</text:p>
          </table:table-cell>
          <table:table-cell table:style-name="ce37" office:value-type="string" calcext:value-type="string">
            <text:p>Page 92 article falls within range of another article previously selected, this is the next article</text:p>
          </table:table-cell>
          <table:table-cell table:style-name="ce51" table:formula="of:=LOOKUP([.A405]; [$'Journal Lookup Tables'.$A$2:.$B$22])" office:value-type="string" office:string-value="BOTH" calcext:value-type="string">
            <text:p>BOTH</text:p>
          </table:table-cell>
          <table:table-cell table:style-name="ce51" table:formula="of:=LOOKUP([.A40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318</text:p>
          </table:table-cell>
          <table:table-cell table:style-name="ce43" table:formula="of:=concat(&quot;https://dx.doi.org/&quot;; [.F40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6]; [$'Journal Lookup Tables'.$A$2:.$B$22])" office:value-type="string" office:string-value="BOTH" calcext:value-type="string">
            <text:p>BOTH</text:p>
          </table:table-cell>
          <table:table-cell table:style-name="ce51" table:formula="of:=LOOKUP([.A40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628cm" svg:height="1.508cm" svg:x="46.901cm" svg:y="202.919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office:annotation draw:style-name="gr5" draw:text-style-name="P2" svg:width="25.162cm" svg:height="1.508cm" svg:x="49.842cm" svg:y="202.919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2.919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sgRNA Designer, BLASTN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111/mpp.12737" xlink:type="simple">Zach</text:a></text:p>
          </table:table-cell>
          <table:table-cell table:style-name="ce43" office:value-type="string" calcext:value-type="string">
            <text:p><text:a xlink:href="https://doi.org/10.1111/mpp.12737" xlink:type="simple">10.1111/mpp.12737</text:a></text:p>
          </table:table-cell>
          <table:table-cell table:style-name="ce43" table:formula="of:=concat(&quot;https://dx.doi.org/&quot;; [.F40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7]; [$'Journal Lookup Tables'.$A$2:.$B$22])" office:value-type="string" office:string-value="BOTH" calcext:value-type="string">
            <text:p>BOTH</text:p>
          </table:table-cell>
          <table:table-cell table:style-name="ce51" table:formula="of:=LOOKUP([.A40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6" calcext:value-type="float">
            <text:p>16</text:p>
          </table:table-cell>
          <table:table-cell table:style-name="ce43" office:value-type="string" calcext:value-type="string">
            <text:p><text:a xlink:href="https://doi.org/10.1111/mpp.12874" xlink:type="simple">Zach</text:a></text:p>
          </table:table-cell>
          <table:table-cell table:style-name="ce43" office:value-type="string" calcext:value-type="string">
            <text:p><text:a xlink:href="https://doi.org/10.1111/mpp.12874" xlink:type="simple">10.1111/mpp.12874</text:a></text:p>
          </table:table-cell>
          <table:table-cell table:style-name="ce43" table:formula="of:=concat(&quot;https://dx.doi.org/&quot;; [.F408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8]; [$'Journal Lookup Tables'.$A$2:.$B$22])" office:value-type="string" office:string-value="BOTH" calcext:value-type="string">
            <text:p>BOTH</text:p>
          </table:table-cell>
          <table:table-cell table:style-name="ce51" table:formula="of:=LOOKUP([.A40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3-15-0047-r</text:p>
          </table:table-cell>
          <table:table-cell table:style-name="ce43" table:formula="of:=concat(&quot;https://dx.doi.org/&quot;; [.F40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9]; [$'Journal Lookup Tables'.$A$2:.$B$22])" office:value-type="float" office:value="1" calcext:value-type="float">
            <text:p>1</text:p>
          </table:table-cell>
          <table:table-cell table:style-name="ce51" table:formula="of:=LOOKUP([.A40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25.162cm" svg:height="1.508cm" svg:x="49.842cm" svg:y="204.412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5-12-0121-fi</text:p>
          </table:table-cell>
          <table:table-cell table:style-name="ce43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10]; [$'Journal Lookup Tables'.$A$2:.$B$22])" office:value-type="float" office:value="1" calcext:value-type="float">
            <text:p>1</text:p>
          </table:table-cell>
          <table:table-cell table:style-name="ce51" table:formula="of:=LOOKUP([.A41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office:annotation draw:style-name="gr5" draw:text-style-name="P2" svg:width="25.628cm" svg:height="1.508cm" svg:x="46.901cm" svg:y="204.898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204.898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24.23cm" svg:height="1.508cm" svg:x="55.723cm" svg:y="204.898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4.898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7-15-0153-r</text:p>
          </table:table-cell>
          <table:table-cell table:style-name="ce43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1]; [$'Journal Lookup Tables'.$A$2:.$B$22])" office:value-type="float" office:value="1" calcext:value-type="float">
            <text:p>1</text:p>
          </table:table-cell>
          <table:table-cell table:style-name="ce51" table:formula="of:=LOOKUP([.A41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lstat2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93" calcext:value-type="float">
            <text:p>93</text:p>
          </table:table-cell>
          <table:table-cell table:style-name="ce43" office:value-type="string" calcext:value-type="string">
            <text:p><text:a xlink:href="https://doi.org/10.1163/15685411-bja10031" xlink:type="simple">Zach</text:a></text:p>
          </table:table-cell>
          <table:table-cell table:style-name="ce43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43" table:formula="of:=concat(&quot;https://dx.doi.org/&quot;; [.F41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12]; [$'Journal Lookup Tables'.$A$2:.$B$22])" office:value-type="string" office:string-value="BOTH" calcext:value-type="string">
            <text:p>BOTH</text:p>
          </table:table-cell>
          <table:table-cell table:style-name="ce51" table:formula="of:=LOOKUP([.A41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2.03.002</text:p>
          </table:table-cell>
          <table:table-cell table:style-name="ce43" table:formula="of:=concat(&quot;https://dx.doi.org/&quot;; [.F413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does not exist, selected second article from July 2012</text:p>
          </table:table-cell>
          <table:table-cell table:style-name="ce51" table:formula="of:=LOOKUP([.A413]; [$'Journal Lookup Tables'.$A$2:.$B$22])" office:value-type="string" office:string-value="BOTH" calcext:value-type="string">
            <text:p>BOTH</text:p>
          </table:table-cell>
          <table:table-cell table:style-name="ce51" table:formula="of:=LOOKUP([.A41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5</text:p>
          </table:table-cell>
          <table:table-cell table:style-name="ce43" table:formula="of:=concat(&quot;https://dx.doi.org/&quot;; [.F414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44, first article of second issue for 2014 selected</text:p>
          </table:table-cell>
          <table:table-cell table:style-name="ce51" table:formula="of:=LOOKUP([.A414]; [$'Journal Lookup Tables'.$A$2:.$B$22])" office:value-type="string" office:string-value="BOTH" calcext:value-type="string">
            <text:p>BOTH</text:p>
          </table:table-cell>
          <table:table-cell table:style-name="ce51" table:formula="of:=LOOKUP([.A41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6.862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4</text:p>
          </table:table-cell>
          <table:table-cell table:style-name="ce43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1, second to last article of first issue for 2014 selected</text:p>
          </table:table-cell>
          <table:table-cell table:style-name="ce51" table:formula="of:=LOOKUP([.A415]; [$'Journal Lookup Tables'.$A$2:.$B$22])" office:value-type="string" office:string-value="BOTH" calcext:value-type="string">
            <text:p>BOTH</text:p>
          </table:table-cell>
          <table:table-cell table:style-name="ce51" table:formula="of:=LOOKUP([.A41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7.348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5.12.005</text:p>
          </table:table-cell>
          <table:table-cell table:style-name="ce43" table:formula="of:=concat(&quot;https://dx.doi.org/&quot;; [.F41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416]; [$'Journal Lookup Tables'.$A$2:.$B$22])" office:value-type="string" office:string-value="BOTH" calcext:value-type="string">
            <text:p>BOTH</text:p>
          </table:table-cell>
          <table:table-cell table:style-name="ce51" table:formula="of:=LOOKUP([.A41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207.835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PLAC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20.101584</text:p>
          </table:table-cell>
          <table:table-cell table:style-name="ce43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research article of 2021</text:p>
          </table:table-cell>
          <table:table-cell table:style-name="ce51" table:formula="of:=LOOKUP([.A417]; [$'Journal Lookup Tables'.$A$2:.$B$22])" office:value-type="string" office:string-value="BOTH" calcext:value-type="string">
            <text:p>BOTH</text:p>
          </table:table-cell>
          <table:table-cell table:style-name="ce51" table:formula="of:=LOOKUP([.A41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2-y</text:p>
          </table:table-cell>
          <table:table-cell table:style-name="ce43" table:formula="of:=concat(&quot;https://dx.doi.org/&quot;; [.F4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8]; [$'Journal Lookup Tables'.$A$2:.$B$22])" office:value-type="string" office:string-value="BOTH" calcext:value-type="string">
            <text:p>BOTH</text:p>
          </table:table-cell>
          <table:table-cell table:style-name="ce51" table:formula="of:=LOOKUP([.A41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1-z</text:p>
          </table:table-cell>
          <table:table-cell table:style-name="ce43" table:formula="of:=concat(&quot;https://dx.doi.org/&quot;; [.F4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9]; [$'Journal Lookup Tables'.$A$2:.$B$22])" office:value-type="string" office:string-value="BOTH" calcext:value-type="string">
            <text:p>BOTH</text:p>
          </table:table-cell>
          <table:table-cell table:style-name="ce51" table:formula="of:=LOOKUP([.A41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4" draw:text-style-name="P2" svg:width="9.899cm" svg:height="1.507cm" svg:x="72.529cm" svg:y="209.297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5-0497-7</text:p>
          </table:table-cell>
          <table:table-cell table:style-name="ce43" table:formula="of:=concat(&quot;https://dx.doi.org/&quot;; [.F42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evious article that was plant pathology</text:p>
          </table:table-cell>
          <table:table-cell table:style-name="ce51" table:formula="of:=LOOKUP([.A420]; [$'Journal Lookup Tables'.$A$2:.$B$22])" office:value-type="string" office:string-value="BOTH" calcext:value-type="string">
            <text:p>BOTH</text:p>
          </table:table-cell>
          <table:table-cell table:style-name="ce51" table:formula="of:=LOOKUP([.A42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24.23cm" svg:height="1.508cm" svg:x="55.723cm" svg:y="209.783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office:annotation draw:style-name="gr29" draw:text-style-name="P2" svg:width="9.899cm" svg:height="14.421cm" svg:x="72.529cm" svg:y="209.716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9-00715-4</text:p>
          </table:table-cell>
          <table:table-cell table:style-name="ce43" table:formula="of:=concat(&quot;https://dx.doi.org/&quot;; [.F42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1]; [$'Journal Lookup Tables'.$A$2:.$B$22])" office:value-type="string" office:string-value="BOTH" calcext:value-type="string">
            <text:p>BOTH</text:p>
          </table:table-cell>
          <table:table-cell table:style-name="ce51" table:formula="of:=LOOKUP([.A42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ioedit, MEGA, WAS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5" draw:text-style-name="P2" svg:width="16.639cm" svg:height="1.508cm" svg:x="21.981cm" svg:y="210.756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51" table:formula="of:=LOOKUP([.A422]; [$'Journal Lookup Tables'.$A$2:.$B$22])" office:value-type="float" office:value="1" calcext:value-type="float">
            <text:p>1</text:p>
          </table:table-cell>
          <table:table-cell table:style-name="ce51" table:formula="of:=LOOKUP([.A42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-11143</text:p>
          </table:table-cell>
          <table:table-cell table:style-name="ce43" table:formula="of:=concat(&quot;https://dx.doi.org/&quot;; [.F42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3]; [$'Journal Lookup Tables'.$A$2:.$B$22])" office:value-type="float" office:value="1" calcext:value-type="float">
            <text:p>1</text:p>
          </table:table-cell>
          <table:table-cell table:style-name="ce51" table:formula="of:=LOOKUP([.A42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pathol_Mediterr-11776</text:p>
          </table:table-cell>
          <table:table-cell table:style-name="ce43" table:formula="of:=concat(&quot;https://dx.doi.org/&quot;; [.F4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4]; [$'Journal Lookup Tables'.$A$2:.$B$22])" office:value-type="float" office:value="1" calcext:value-type="float">
            <text:p>1</text:p>
          </table:table-cell>
          <table:table-cell table:style-name="ce51" table:formula="of:=LOOKUP([.A42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1.73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s://doi.org/10.36253/phyto-11616" xlink:type="simple">Zach</text:a></text:p>
          </table:table-cell>
          <table:table-cell table:style-name="ce43" office:value-type="string" calcext:value-type="string">
            <text:p><text:a xlink:href="https://doi.org/10.36253/phyto-11616" xlink:type="simple">10.36253/phyto-11616</text:a></text:p>
          </table:table-cell>
          <table:table-cell table:style-name="ce43" table:formula="of:=concat(&quot;https://dx.doi.org/&quot;; [.F425])" office:value-type="string" office:string-value="" calcext:value-type="error">
            <text:p>#NAME?</text:p>
          </table:table-cell>
          <table:table-cell table:style-name="ce37" office:value-type="string" calcext:value-type="string">
            <text:p>Closest article to page 1</text:p>
          </table:table-cell>
          <table:table-cell table:style-name="ce51" table:formula="of:=LOOKUP([.A425]; [$'Journal Lookup Tables'.$A$2:.$B$22])" office:value-type="float" office:value="1" calcext:value-type="float">
            <text:p>1</text:p>
          </table:table-cell>
          <table:table-cell table:style-name="ce51" table:formula="of:=LOOKUP([.A42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ALEX, DARwin, STRUCTURE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<text:a xlink:href="https://doi.org/10.36253/phyto-11840" xlink:type="simple">Zach</text:a></text:p>
          </table:table-cell>
          <table:table-cell table:style-name="ce43" office:value-type="string" calcext:value-type="string">
            <text:p><text:a xlink:href="https://doi.org/10.36253/phyto-11976" xlink:type="simple">10.36253/phyto-11976</text:a></text:p>
          </table:table-cell>
          <table:table-cell table:style-name="ce43" table:formula="of:=concat(&quot;https://dx.doi.org/&quot;; [.F426])" office:value-type="string" office:string-value="" calcext:value-type="error">
            <text:p>#NAME?</text:p>
          </table:table-cell>
          <table:table-cell table:style-name="ce37" office:value-type="string" calcext:value-type="string">
            <text:p>Fourth article as PP5 is included in the first article for 2021</text:p>
          </table:table-cell>
          <table:table-cell table:style-name="ce51" table:formula="of:=LOOKUP([.A426]; [$'Journal Lookup Tables'.$A$2:.$B$22])" office:value-type="float" office:value="1" calcext:value-type="float">
            <text:p>1</text:p>
          </table:table-cell>
          <table:table-cell table:style-name="ce51" table:formula="of:=LOOKUP([.A42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4-0044-r</text:p>
          </table:table-cell>
          <table:table-cell table:style-name="ce43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7]; [$'Journal Lookup Tables'.$A$2:.$B$22])" office:value-type="string" office:string-value="BOTH" calcext:value-type="string">
            <text:p>BOTH</text:p>
          </table:table-cell>
          <table:table-cell table:style-name="ce51" table:formula="of:=LOOKUP([.A42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4" draw:text-style-name="P2" svg:width="9.899cm" svg:height="1.507cm" svg:x="72.529cm" svg:y="213.223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3-0032-r</text:p>
          </table:table-cell>
          <table:table-cell table:style-name="ce43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8]; [$'Journal Lookup Tables'.$A$2:.$B$22])" office:value-type="string" office:string-value="BOTH" calcext:value-type="string">
            <text:p>BOTH</text:p>
          </table:table-cell>
          <table:table-cell table:style-name="ce51" table:formula="of:=LOOKUP([.A42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7" draw:text-style-name="P2" svg:width="9.899cm" svg:height="1.781cm" svg:x="72.529cm" svg:y="213.573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string" calcext:value-type="string">
            <text:p><text:a xlink:href="https://doi.org/10.1094/PHYTO-05-18-0152-R" xlink:type="simple">Zach</text:a></text:p>
          </table:table-cell>
          <table:table-cell table:style-name="ce43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43" table:formula="of:=concat(&quot;https://dx.doi.org/&quot;; [.F42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9]; [$'Journal Lookup Tables'.$A$2:.$B$22])" office:value-type="string" office:string-value="BOTH" calcext:value-type="string">
            <text:p>BOTH</text:p>
          </table:table-cell>
          <table:table-cell table:style-name="ce51" table:formula="of:=LOOKUP([.A42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32" calcext:value-type="float">
            <text:p>132</text:p>
          </table:table-cell>
          <table:table-cell table:style-name="ce43" office:value-type="string" calcext:value-type="string">
            <text:p><text:a xlink:href="https://doi.org/10.1094/PHYTO-05-19-0183-FI" xlink:type="simple">Zach</text:a></text:p>
          </table:table-cell>
          <table:table-cell table:style-name="ce43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43" table:formula="of:=concat(&quot;https://dx.doi.org/&quot;; [.F43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0]; [$'Journal Lookup Tables'.$A$2:.$B$22])" office:value-type="string" office:string-value="BOTH" calcext:value-type="string">
            <text:p>BOTH</text:p>
          </table:table-cell>
          <table:table-cell table:style-name="ce51" table:formula="of:=LOOKUP([.A43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rcGIS, Excel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12-11-0349</text:p>
          </table:table-cell>
          <table:table-cell table:style-name="ce43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1]; [$'Journal Lookup Tables'.$A$2:.$B$22])" office:value-type="string" office:string-value="BOTH" calcext:value-type="string">
            <text:p>BOTH</text:p>
          </table:table-cell>
          <table:table-cell table:style-name="ce51" table:formula="of:=LOOKUP([.A43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24.23cm" svg:height="1.508cm" svg:x="55.723cm" svg:y="215.201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3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string" calcext:value-type="string">
            <text:p><text:a xlink:href="https://doi.org/10.1094/PHYTO-06-18-0186-R" xlink:type="simple">Zach</text:a></text:p>
          </table:table-cell>
          <table:table-cell table:style-name="ce43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43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article w/ PP13 is review. This is the next article</text:p>
          </table:table-cell>
          <table:table-cell table:style-name="ce51" table:formula="of:=LOOKUP([.A432]; [$'Journal Lookup Tables'.$A$2:.$B$22])" office:value-type="string" office:string-value="BOTH" calcext:value-type="string">
            <text:p>BOTH</text:p>
          </table:table-cell>
          <table:table-cell table:style-name="ce51" table:formula="of:=LOOKUP([.A432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4-13-0449-re</text:p>
          </table:table-cell>
          <table:table-cell table:style-name="ce43" table:formula="of:=concat(&quot;https://dx.doi.org/&quot;; [.F43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3]; [$'Journal Lookup Tables'.$A$2:.$B$22])" office:value-type="string" office:string-value="BOTH" calcext:value-type="string">
            <text:p>BOTH</text:p>
          </table:table-cell>
          <table:table-cell table:style-name="ce51" table:formula="of:=LOOKUP([.A433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43" office:value-type="string" calcext:value-type="string">
            <text:p><text:a xlink:href="https://doi.org/10.1094/PDIS-01-19-0178-RE" xlink:type="simple">Zach</text:a></text:p>
          </table:table-cell>
          <table:table-cell table:style-name="ce43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43" table:formula="of:=concat(&quot;https://dx.doi.org/&quot;; [.F434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4]; [$'Journal Lookup Tables'.$A$2:.$B$22])" office:value-type="string" office:string-value="BOTH" calcext:value-type="string">
            <text:p>BOTH</text:p>
          </table:table-cell>
          <table:table-cell table:style-name="ce51" table:formula="of:=LOOKUP([.A434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5-13-0492-re</text:p>
          </table:table-cell>
          <table:table-cell table:style-name="ce43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5]; [$'Journal Lookup Tables'.$A$2:.$B$22])" office:value-type="string" office:string-value="BOTH" calcext:value-type="string">
            <text:p>BOTH</text:p>
          </table:table-cell>
          <table:table-cell table:style-name="ce51" table:formula="of:=LOOKUP([.A435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3-0823-01-rs</text:p>
          </table:table-cell>
          <table:table-cell table:style-name="ce43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6]; [$'Journal Lookup Tables'.$A$2:.$B$22])" office:value-type="string" office:string-value="BOTH" calcext:value-type="string">
            <text:p>BOTH</text:p>
          </table:table-cell>
          <table:table-cell table:style-name="ce51" table:formula="of:=LOOKUP([.A436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SSE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2-0402-01-rs</text:p>
          </table:table-cell>
          <table:table-cell table:style-name="ce43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7]; [$'Journal Lookup Tables'.$A$2:.$B$22])" office:value-type="string" office:string-value="BOTH" calcext:value-type="string">
            <text:p>BOTH</text:p>
          </table:table-cell>
          <table:table-cell table:style-name="ce51" table:formula="of:=LOOKUP([.A43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8.154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rs-15-0044</text:p>
          </table:table-cell>
          <table:table-cell table:style-name="ce43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8]; [$'Journal Lookup Tables'.$A$2:.$B$22])" office:value-type="string" office:string-value="BOTH" calcext:value-type="string">
            <text:p>BOTH</text:p>
          </table:table-cell>
          <table:table-cell table:style-name="ce51" table:formula="of:=LOOKUP([.A43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ppa.12385</text:p>
          </table:table-cell>
          <table:table-cell table:style-name="ce43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9]; [$'Journal Lookup Tables'.$A$2:.$B$22])" office:value-type="string" office:string-value="BOTH" calcext:value-type="string">
            <text:p>BOTH</text:p>
          </table:table-cell>
          <table:table-cell table:style-name="ce51" table:formula="of:=LOOKUP([.A439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string" calcext:value-type="string">
            <text:p><text:a xlink:href="https://doi.org/10.1111/ppa.13106" xlink:type="simple">Zach</text:a></text:p>
          </table:table-cell>
          <table:table-cell table:style-name="ce43" office:value-type="string" calcext:value-type="string">
            <text:p><text:a xlink:href="https://doi.org/10.1111/ppa.13106" xlink:type="simple">10.1111/ppa.13106</text:a></text:p>
          </table:table-cell>
          <table:table-cell table:style-name="ce43" table:formula="of:=concat(&quot;https://dx.doi.org/&quot;; [.F44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0]; [$'Journal Lookup Tables'.$A$2:.$B$22])" office:value-type="string" office:string-value="BOTH" calcext:value-type="string">
            <text:p>BOTH</text:p>
          </table:table-cell>
          <table:table-cell table:style-name="ce51" table:formula="of:=LOOKUP([.A440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PLU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Vol3312015/NotasFitop/1407_1_2015.pdf</text:p>
          </table:table-cell>
          <table:table-cell table:style-name="ce51" table:formula="of:=LOOKUP([.A441]; [$'Journal Lookup Tables'.$A$2:.$B$22])" office:value-type="float" office:value="1" calcext:value-type="float">
            <text:p>1</text:p>
          </table:table-cell>
          <table:table-cell table:style-name="ce51" table:formula="of:=LOOKUP([.A441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20.117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8781/R.MEX.FIT.1910-5</text:p>
          </table:table-cell>
          <table:table-cell table:style-name="ce43" table:formula="of:=concat(&quot;https://dx.doi.org/&quot;; [.F44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2]; [$'Journal Lookup Tables'.$A$2:.$B$22])" office:value-type="float" office:value="1" calcext:value-type="float">
            <text:p>1</text:p>
          </table:table-cell>
          <table:table-cell table:style-name="ce51" table:formula="of:=LOOKUP([.A44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1" calcext:value-type="float">
            <text:p>131</text:p>
          </table:table-cell>
          <table:table-cell table:style-name="ce43" office:value-type="string" calcext:value-type="string">
            <text:p><text:a xlink:href="https://doi.org/10.18781/R.MEX.FIT.2101-5" xlink:type="simple">Zach</text:a></text:p>
          </table:table-cell>
          <table:table-cell table:style-name="ce43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43" table:formula="of:=concat(&quot;https://dx.doi.org/&quot;; [.F44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research article after PP 131</text:p>
          </table:table-cell>
          <table:table-cell table:style-name="ce51" table:formula="of:=LOOKUP([.A443]; [$'Journal Lookup Tables'.$A$2:.$B$22])" office:value-type="float" office:value="1" calcext:value-type="float">
            <text:p>1</text:p>
          </table:table-cell>
          <table:table-cell table:style-name="ce51" table:formula="of:=LOOKUP([.A44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4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DocumentosVolumenes/Escrito_30_1_2.pdf</text:p>
          </table:table-cell>
          <table:table-cell table:style-name="ce51" table:formula="of:=LOOKUP([.A444]; [$'Journal Lookup Tables'.$A$2:.$B$22])" office:value-type="float" office:value="1" calcext:value-type="float">
            <text:p>1</text:p>
          </table:table-cell>
          <table:table-cell table:style-name="ce51" table:formula="of:=LOOKUP([.A44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21.594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30" draw:text-style-name="P2" svg:width="16.639cm" svg:height="5.953cm" svg:x="21.981cm" svg:y="222.08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43" table:formula="of:=concat(&quot;https://dx.doi.org/&quot;; [.F44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2. Selected first article in Dec. 2015</text:p>
          </table:table-cell>
          <table:table-cell table:style-name="ce51" table:formula="of:=LOOKUP([.A445]; [$'Journal Lookup Tables'.$A$2:.$B$22])" office:value-type="string" office:string-value="BOTH" calcext:value-type="string">
            <text:p>BOTH</text:p>
          </table:table-cell>
          <table:table-cell table:style-name="ce51" table:formula="of:=LOOKUP([.A445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15-0052-6</text:p>
          </table:table-cell>
          <table:table-cell table:style-name="ce43" table:formula="of:=concat(&quot;https://dx.doi.org/&quot;; [.F4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second article in Dec. 2015</text:p>
          </table:table-cell>
          <table:table-cell table:style-name="ce51" table:formula="of:=LOOKUP([.A446]; [$'Journal Lookup Tables'.$A$2:.$B$22])" office:value-type="string" office:string-value="BOTH" calcext:value-type="string">
            <text:p>BOTH</text:p>
          </table:table-cell>
          <table:table-cell table:style-name="ce51" table:formula="of:=LOOKUP([.A446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20-00410-4</text:p>
          </table:table-cell>
          <table:table-cell table:style-name="ce43" table:formula="of:=concat(&quot;https://dx.doi.org/&quot;; [.F44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7]; [$'Journal Lookup Tables'.$A$2:.$B$22])" office:value-type="string" office:string-value="BOTH" calcext:value-type="string">
            <text:p>BOTH</text:p>
          </table:table-cell>
          <table:table-cell table:style-name="ce51" table:formula="of:=LOOKUP([.A447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, BLAST, Primer3Plu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0-01303-3</text:p>
          </table:table-cell>
          <table:table-cell table:style-name="ce43" table:formula="of:=concat(&quot;https://dx.doi.org/&quot;; [.F44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51" table:formula="of:=LOOKUP([.A448]; [$'Journal Lookup Tables'.$A$2:.$B$22])" office:value-type="float" office:value="1" calcext:value-type="float">
            <text:p>1</text:p>
          </table:table-cell>
          <table:table-cell table:style-name="ce51" table:formula="of:=LOOKUP([.A44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ltiplate RQ softwa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1-01601-4</text:p>
          </table:table-cell>
          <table:table-cell table:style-name="ce43" table:formula="of:=concat(&quot;https://dx.doi.org/&quot;; [.F44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01. No software mentioned, but there were plots.</text:p>
          </table:table-cell>
          <table:table-cell table:style-name="ce51" table:formula="of:=LOOKUP([.A449]; [$'Journal Lookup Tables'.$A$2:.$B$22])" office:value-type="float" office:value="1" calcext:value-type="float">
            <text:p>1</text:p>
          </table:table-cell>
          <table:table-cell table:style-name="ce51" table:formula="of:=LOOKUP([.A44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19-1215-8</text:p>
          </table:table-cell>
          <table:table-cell table:style-name="ce43" table:formula="of:=concat(&quot;https://dx.doi.org/&quot;; [.F450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10</text:p>
          </table:table-cell>
          <table:table-cell table:style-name="ce51" table:formula="of:=LOOKUP([.A450]; [$'Journal Lookup Tables'.$A$2:.$B$22])" office:value-type="float" office:value="1" calcext:value-type="float">
            <text:p>1</text:p>
          </table:table-cell>
          <table:table-cell table:style-name="ce51" table:formula="of:=LOOKUP([.A45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Stylet+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1743-422x-11-19</text:p>
          </table:table-cell>
          <table:table-cell table:style-name="ce43" table:formula="of:=concat(&quot;https://dx.doi.org/&quot;; [.F45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4 in Plant Viruses section</text:p>
          </table:table-cell>
          <table:table-cell table:style-name="ce51" table:formula="of:=LOOKUP([.A451]; [$'Journal Lookup Tables'.$A$2:.$B$22])" office:value-type="float" office:value="1" calcext:value-type="float">
            <text:p>1</text:p>
          </table:table-cell>
          <table:table-cell table:style-name="ce51" table:formula="of:=LOOKUP([.A45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hotoshop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1">
          <table:table-cell table:style-name="ce54" office:value-type="string" calcext:value-type="string">
            <text:p>Journal</text:p>
          </table:table-cell>
          <table:table-cell table:style-name="ce56" office:value-type="string" calcext:value-type="string">
            <text:p>open</text:p>
          </table:table-cell>
          <table:table-cell table:style-name="ce56" table:number-columns-repeated="3"/>
          <table:table-cell table:style-name="ce54" office:value-type="string" calcext:value-type="string">
            <text:p>Journal</text:p>
          </table:table-cell>
          <table:table-cell table:style-name="ce59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5" office:value-type="string" calcext:value-type="string">
            <text:p>Journal of General Plant Pathology</text:p>
          </table:table-cell>
          <table:table-cell table:style-name="ce58" office:value-type="string" calcext:value-type="string">
            <text:p>BOTH</text:p>
          </table:table-cell>
          <table:table-cell table:style-name="ce55" table:number-columns-repeated="3"/>
          <table:table-cell table:style-name="ce55" office:value-type="string" calcext:value-type="string">
            <text:p>Journal of General Plant Pathology</text:p>
          </table:table-cell>
          <table:table-cell table:style-name="ce61" office:value-type="float" office:value="2" calcext:value-type="float">
            <text:p>2</text:p>
          </table:table-cell>
          <table:table-cell table:style-name="ce55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60" office:value-type="float" office:value="2.5" calcext:value-type="float">
            <office:annotation draw:style-name="gr7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60" office:value-type="float" office:value="0" calcext:value-type="float">
            <office:annotation draw:style-name="gr7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6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6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60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57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57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57"/>
          <table:table-cell table:number-columns-repeated="4"/>
          <table:table-cell table:style-name="ce60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1">
          <table:table-cell table:style-name="ce54" office:value-type="string" calcext:value-type="string">
            <text:p>journal</text:p>
          </table:table-cell>
          <table:table-cell table:style-name="ce54" office:value-type="string" calcext:value-type="string">
            <text:p>IF_2year</text:p>
          </table:table-cell>
          <table:table-cell table:style-name="ce54" office:value-type="string" calcext:value-type="string">
            <text:p>IF_5year</text:p>
          </table:table-cell>
          <table:table-cell table:style-name="ce54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62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Revista Mexicana de Fitopatología</text:p>
          </table:table-cell>
          <table:table-cell table:number-columns-repeated="2" table:style-name="ce57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24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2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ALEX, Excel, DARwin, Structure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, Gelcompar II, PERMTEST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S, POPGENE, SPSS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ALEX, DARwin, STRUCTUR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, GelCompar II, PERMTEST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ALEX, DARWIN, STRUCTURE</text:p>
          </table:table-cell>
        </table:table-row>
        <table:table-row table:style-name="ro12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UCTURE, GENALEX <text:s/>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S, SPSS, NTSYS, POPGENE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S, SPSS, Popgene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5:15:20.281222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5-17T15:16:37.018951388</dc:date>
    <meta:editing-duration>PT1M16S</meta:editing-duration>
    <meta:editing-cycles>1</meta:editing-cycles>
    <meta:document-statistic meta:table-count="6" meta:cell-count="14491" meta:object-count="0"/>
  </office:meta>
</office:document-meta>
</file>